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39.21mm"/>
    </style:style>
    <style:style style:name="co11" style:family="table-column">
      <style:table-column-properties fo:break-before="auto" style:column-width="34.57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28.31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34.11mm"/>
    </style:style>
    <style:style style:name="co16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16.9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8.68mm"/>
    </style:style>
    <style:style style:name="co21" style:family="table-column">
      <style:table-column-properties fo:break-before="auto" style:column-width="23.78mm"/>
    </style:style>
    <style:style style:name="co22" style:family="table-column">
      <style:table-column-properties fo:break-before="auto" style:column-width="24.85mm"/>
    </style:style>
    <style:style style:name="co23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3"/>
    <style:style style:name="ce10" style:family="table-cell" style:parent-style-name="Default" style:data-style-name="N113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>
      <style:map style:condition="cell-content()&lt;=1" style:apply-style-name="Bad_20_performance" style:base-cell-address="'Face Manager'.I7"/>
    </style:style>
    <style:style style:name="ce15" style:family="table-cell" style:parent-style-name="Default">
      <style:map style:condition="cell-content()&gt;=0.95" style:apply-style-name="Bad_20_performance" style:base-cell-address="'Face Manager'.M7"/>
    </style:style>
    <style:style style:name="ce16" style:family="table-cell" style:parent-style-name="Default">
      <style:map style:condition="cell-content()&lt;=1" style:apply-style-name="Bad_20_performance" style:base-cell-address="'Face Manager'.O7"/>
    </style:style>
    <style:style style:name="ce17" style:family="table-cell" style:parent-style-name="Default">
      <style:map style:condition="cell-content()&gt;=0.95" style:apply-style-name="Bad_20_performance" style:base-cell-address="'Face Manager'.S7"/>
    </style:style>
  </office:automatic-styles>
  <office:body>
    <office:spreadsheet>
      <table:calculation-settings table:automatic-find-labels="false"/>
      <table:table table:name="Motion Dete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Sheet</text:p>
          </table:table-cell>
          <table:table-cell table:style-name="ce7" office:value-type="string" calcext:value-type="string">
            <text:p>'manager-benchmark-results-x86_64-gtx1080'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Stride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seline read performance</text:p>
          </table:table-cell>
          <table:table-cell table:number-columns-repeated="4"/>
          <table:table-cell table:style-name="ce1" office:value-type="string" calcext:value-type="string">
            <text:p># files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# frames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number-columns-repeated="2"/>
          <table:table-cell table:style-name="ce1" office:value-type="string" calcext:value-type="string">
            <text:p>Start row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5]+1))" office:value-type="string" office:string-value="emptyroom1.mp4" calcext:value-type="string">
            <text:p>emptyroom1.mp4</text:p>
          </table:table-cell>
          <table:table-cell table:style-name="ce2" table:formula="of:=INDIRECT([.$G$1]&amp;&quot;.E&quot;&amp;([.$G5]+1))" office:value-type="float" office:value="284" calcext:value-type="float">
            <text:p>284</text:p>
          </table:table-cell>
          <table:table-cell table:style-name="ce5" table:formula="of:=INDIRECT([.$G$1]&amp;&quot;.F&quot;&amp;([.$G5]+1))" office:value-type="float" office:value="519.091" calcext:value-type="float">
            <text:p>519.091</text:p>
          </table:table-cell>
          <table:table-cell table:formula="of:=1/[.C5]" office:value-type="float" office:value="0.0019264444962444" calcext:value-type="float">
            <text:p>0.00192644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6]+1))" office:value-type="string" office:string-value="emptyroom2.mp4" calcext:value-type="string">
            <text:p>emptyroom2.mp4</text:p>
          </table:table-cell>
          <table:table-cell table:style-name="ce2" table:formula="of:=INDIRECT([.$G$1]&amp;&quot;.E&quot;&amp;([.$G6]+1))" office:value-type="float" office:value="284" calcext:value-type="float">
            <text:p>284</text:p>
          </table:table-cell>
          <table:table-cell table:style-name="ce5" table:formula="of:=INDIRECT([.$G$1]&amp;&quot;.F&quot;&amp;([.$G6]+1))" office:value-type="float" office:value="520.254" calcext:value-type="float">
            <text:p>520.254</text:p>
          </table:table-cell>
          <table:table-cell table:formula="of:=1/[.C6]" office:value-type="float" office:value="0.0019221380325764" calcext:value-type="float">
            <text:p>0.001922138</text:p>
          </table:table-cell>
          <table:table-cell table:number-columns-repeated="2"/>
          <table:table-cell table:formula="of:=[.G5]+[.$G$2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7]+1))" office:value-type="string" office:string-value="lightingchange1.mp4" calcext:value-type="string">
            <text:p>lightingchange1.mp4</text:p>
          </table:table-cell>
          <table:table-cell table:style-name="ce2" table:formula="of:=INDIRECT([.$G$1]&amp;&quot;.E&quot;&amp;([.$G7]+1))" office:value-type="float" office:value="284" calcext:value-type="float">
            <text:p>284</text:p>
          </table:table-cell>
          <table:table-cell table:style-name="ce5" table:formula="of:=INDIRECT([.$G$1]&amp;&quot;.F&quot;&amp;([.$G7]+1))" office:value-type="float" office:value="518.064" calcext:value-type="float">
            <text:p>518.064</text:p>
          </table:table-cell>
          <table:table-cell table:formula="of:=1/[.C7]" office:value-type="float" office:value="0.00193026344235461" calcext:value-type="float">
            <text:p>0.0019302634</text:p>
          </table:table-cell>
          <table:table-cell table:number-columns-repeated="2"/>
          <table:table-cell table:formula="of:=[.G6]+[.$G$2]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8]+1))" office:value-type="string" office:string-value="lightingchange2.mp4" calcext:value-type="string">
            <text:p>lightingchange2.mp4</text:p>
          </table:table-cell>
          <table:table-cell table:style-name="ce2" table:formula="of:=INDIRECT([.$G$1]&amp;&quot;.E&quot;&amp;([.$G8]+1))" office:value-type="float" office:value="284" calcext:value-type="float">
            <text:p>284</text:p>
          </table:table-cell>
          <table:table-cell table:style-name="ce5" table:formula="of:=INDIRECT([.$G$1]&amp;&quot;.F&quot;&amp;([.$G8]+1))" office:value-type="float" office:value="519.065" calcext:value-type="float">
            <text:p>519.065</text:p>
          </table:table-cell>
          <table:table-cell table:formula="of:=1/[.C8]" office:value-type="float" office:value="0.00192654099197596" calcext:value-type="float">
            <text:p>0.001926541</text:p>
          </table:table-cell>
          <table:table-cell table:number-columns-repeated="2"/>
          <table:table-cell table:formula="of:=[.G7]+[.$G$2]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9]+1))" office:value-type="string" office:string-value="movinghuman1.mp4" calcext:value-type="string">
            <text:p>movinghuman1.mp4</text:p>
          </table:table-cell>
          <table:table-cell table:style-name="ce2" table:formula="of:=INDIRECT([.$G$1]&amp;&quot;.E&quot;&amp;([.$G9]+1))" office:value-type="float" office:value="285" calcext:value-type="float">
            <text:p>285</text:p>
          </table:table-cell>
          <table:table-cell table:style-name="ce5" table:formula="of:=INDIRECT([.$G$1]&amp;&quot;.F&quot;&amp;([.$G9]+1))" office:value-type="float" office:value="525.972" calcext:value-type="float">
            <text:p>525.972</text:p>
          </table:table-cell>
          <table:table-cell table:formula="of:=1/[.C9]" office:value-type="float" office:value="0.00190124189120333" calcext:value-type="float">
            <text:p>0.0019012419</text:p>
          </table:table-cell>
          <table:table-cell table:number-columns-repeated="2"/>
          <table:table-cell table:formula="of:=[.G8]+[.$G$2]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0]+1))" office:value-type="string" office:string-value="movinghuman2.mp4" calcext:value-type="string">
            <text:p>movinghuman2.mp4</text:p>
          </table:table-cell>
          <table:table-cell table:style-name="ce2" table:formula="of:=INDIRECT([.$G$1]&amp;&quot;.E&quot;&amp;([.$G10]+1))" office:value-type="float" office:value="285" calcext:value-type="float">
            <text:p>285</text:p>
          </table:table-cell>
          <table:table-cell table:style-name="ce5" table:formula="of:=INDIRECT([.$G$1]&amp;&quot;.F&quot;&amp;([.$G10]+1))" office:value-type="float" office:value="526.65" calcext:value-type="float">
            <text:p>526.65</text:p>
          </table:table-cell>
          <table:table-cell table:formula="of:=1/[.C10]" office:value-type="float" office:value="0.00189879426564132" calcext:value-type="float">
            <text:p>0.0018987943</text:p>
          </table:table-cell>
          <table:table-cell table:number-columns-repeated="2"/>
          <table:table-cell table:formula="of:=[.G9]+[.$G$2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1]+1))" office:value-type="string" office:string-value="movinghuman4.mp4" calcext:value-type="string">
            <text:p>movinghuman4.mp4</text:p>
          </table:table-cell>
          <table:table-cell table:style-name="ce2" table:formula="of:=INDIRECT([.$G$1]&amp;&quot;.E&quot;&amp;([.$G11]+1))" office:value-type="float" office:value="285" calcext:value-type="float">
            <text:p>285</text:p>
          </table:table-cell>
          <table:table-cell table:style-name="ce5" table:formula="of:=INDIRECT([.$G$1]&amp;&quot;.F&quot;&amp;([.$G11]+1))" office:value-type="float" office:value="531.885" calcext:value-type="float">
            <text:p>531.885</text:p>
          </table:table-cell>
          <table:table-cell table:formula="of:=1/[.C11]" office:value-type="float" office:value="0.0018801056619382" calcext:value-type="float">
            <text:p>0.0018801057</text:p>
          </table:table-cell>
          <table:table-cell table:number-columns-repeated="2"/>
          <table:table-cell table:formula="of:=[.G10]+[.$G$2]"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2]+1))" office:value-type="string" office:string-value="stillhuman1.mp4" calcext:value-type="string">
            <text:p>stillhuman1.mp4</text:p>
          </table:table-cell>
          <table:table-cell table:style-name="ce2" table:formula="of:=INDIRECT([.$G$1]&amp;&quot;.E&quot;&amp;([.$G12]+1))" office:value-type="float" office:value="284" calcext:value-type="float">
            <text:p>284</text:p>
          </table:table-cell>
          <table:table-cell table:style-name="ce5" table:formula="of:=INDIRECT([.$G$1]&amp;&quot;.F&quot;&amp;([.$G12]+1))" office:value-type="float" office:value="502.96" calcext:value-type="float">
            <text:p>502.96</text:p>
          </table:table-cell>
          <table:table-cell table:formula="of:=1/[.C12]" office:value-type="float" office:value="0.00198822968029267" calcext:value-type="float">
            <text:p>0.0019882297</text:p>
          </table:table-cell>
          <table:table-cell table:number-columns-repeated="2"/>
          <table:table-cell table:formula="of:=[.G11]+[.$G$2]"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3]+1))" office:value-type="string" office:string-value="street1.mp4" calcext:value-type="string">
            <text:p>street1.mp4</text:p>
          </table:table-cell>
          <table:table-cell table:style-name="ce2" table:formula="of:=INDIRECT([.$G$1]&amp;&quot;.E&quot;&amp;([.$G13]+1))" office:value-type="float" office:value="288" calcext:value-type="float">
            <text:p>288</text:p>
          </table:table-cell>
          <table:table-cell table:style-name="ce5" table:formula="of:=INDIRECT([.$G$1]&amp;&quot;.F&quot;&amp;([.$G13]+1))" office:value-type="float" office:value="473.018" calcext:value-type="float">
            <text:p>473.018</text:p>
          </table:table-cell>
          <table:table-cell table:formula="of:=1/[.C13]" office:value-type="float" office:value="0.00211408445344575" calcext:value-type="float">
            <text:p>0.0021140845</text:p>
          </table:table-cell>
          <table:table-cell table:number-columns-repeated="2"/>
          <table:table-cell table:formula="of:=[.G12]+[.$G$2]"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4]+1))" office:value-type="string" office:string-value="street2.mp4" calcext:value-type="string">
            <text:p>street2.mp4</text:p>
          </table:table-cell>
          <table:table-cell table:style-name="ce2" table:formula="of:=INDIRECT([.$G$1]&amp;&quot;.E&quot;&amp;([.$G14]+1))" office:value-type="float" office:value="288" calcext:value-type="float">
            <text:p>288</text:p>
          </table:table-cell>
          <table:table-cell table:style-name="ce5" table:formula="of:=INDIRECT([.$G$1]&amp;&quot;.F&quot;&amp;([.$G14]+1))" office:value-type="float" office:value="510.291" calcext:value-type="float">
            <text:p>510.291</text:p>
          </table:table-cell>
          <table:table-cell table:formula="of:=1/[.C14]" office:value-type="float" office:value="0.00195966615127447" calcext:value-type="float">
            <text:p>0.0019596662</text:p>
          </table:table-cell>
          <table:table-cell table:number-columns-repeated="2"/>
          <table:table-cell table:formula="of:=[.G13]+[.$G$2]"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5]+1))" office:value-type="string" office:string-value="street3.mp4" calcext:value-type="string">
            <text:p>street3.mp4</text:p>
          </table:table-cell>
          <table:table-cell table:style-name="ce2" table:formula="of:=INDIRECT([.$G$1]&amp;&quot;.E&quot;&amp;([.$G15]+1))" office:value-type="float" office:value="288" calcext:value-type="float">
            <text:p>288</text:p>
          </table:table-cell>
          <table:table-cell table:style-name="ce5" table:formula="of:=INDIRECT([.$G$1]&amp;&quot;.F&quot;&amp;([.$G15]+1))" office:value-type="float" office:value="481.156" calcext:value-type="float">
            <text:p>481.156</text:p>
          </table:table-cell>
          <table:table-cell table:formula="of:=1/[.C15]" office:value-type="float" office:value="0.0020783280266691" calcext:value-type="float">
            <text:p>0.002078328</text:p>
          </table:table-cell>
          <table:table-cell table:number-columns-repeated="2"/>
          <table:table-cell table:formula="of:=[.G14]+[.$G$2]"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6]+1))" office:value-type="string" office:string-value="street5.mp4" calcext:value-type="string">
            <text:p>street5.mp4</text:p>
          </table:table-cell>
          <table:table-cell table:style-name="ce2" table:formula="of:=INDIRECT([.$G$1]&amp;&quot;.E&quot;&amp;([.$G16]+1))" office:value-type="float" office:value="288" calcext:value-type="float">
            <text:p>288</text:p>
          </table:table-cell>
          <table:table-cell table:style-name="ce5" table:formula="of:=INDIRECT([.$G$1]&amp;&quot;.F&quot;&amp;([.$G16]+1))" office:value-type="float" office:value="488.032" calcext:value-type="float">
            <text:p>488.032</text:p>
          </table:table-cell>
          <table:table-cell table:formula="of:=1/[.C16]" office:value-type="float" office:value="0.00204904596419907" calcext:value-type="float">
            <text:p>0.002049046</text:p>
          </table:table-cell>
          <table:table-cell table:number-columns-repeated="2"/>
          <table:table-cell table:formula="of:=[.G15]+[.$G$2]"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7]+1))" office:value-type="string" office:string-value="multi-face.mov" calcext:value-type="string">
            <text:p>multi-face.mov</text:p>
          </table:table-cell>
          <table:table-cell table:style-name="ce2" table:formula="of:=INDIRECT([.$G$1]&amp;&quot;.E&quot;&amp;([.$G17]+1))" office:value-type="float" office:value="910" calcext:value-type="float">
            <text:p>910</text:p>
          </table:table-cell>
          <table:table-cell table:style-name="ce5" table:formula="of:=INDIRECT([.$G$1]&amp;&quot;.F&quot;&amp;([.$G17]+1))" office:value-type="float" office:value="318.242" calcext:value-type="float">
            <text:p>318.242</text:p>
          </table:table-cell>
          <table:table-cell table:formula="of:=1/[.C17]" office:value-type="float" office:value="0.00314226280629207" calcext:value-type="float">
            <text:p>0.0031422628</text:p>
          </table:table-cell>
          <table:table-cell table:number-columns-repeated="2"/>
          <table:table-cell table:formula="of:=[.G16]+[.$G$2]" office:value-type="float" office:value="434" calcext:value-type="float">
            <text:p>434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CONTOUR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2"/>
          <table:table-cell table:style-name="ce1" office:value-type="string" calcext:value-type="string">
            <text:p>Method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Sensitivity</text:p>
          </table:table-cell>
        </table:table-row>
        <table:table-row table:style-name="ro1">
          <table:table-cell table:formula="of:=INDIRECT([.$G$1]&amp;&quot;.A&quot;&amp;([.$G5]+[.$B$20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20]))" office:value-type="float" office:value="66.6825" calcext:value-type="float">
            <text:p>66.6825</text:p>
          </table:table-cell>
          <table:table-cell table:formula="of:=1/[.C22]" office:value-type="float" office:value="0.0149964383458928" calcext:value-type="float">
            <text:p>0.0149964383</text:p>
          </table:table-cell>
          <table:table-cell table:formula="of:=[.D22]-[.D5]" office:value-type="float" office:value="0.0130699938496485" calcext:value-type="float">
            <text:p>0.0130699938</text:p>
          </table:table-cell>
          <table:table-cell table:formula="of:=INDIRECT([.$G$1]&amp;&quot;.G&quot;&amp;([.$G5]+[.$B$20])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CONTOURS</text:p>
          </table:table-cell>
          <table:table-cell table:style-name="ce9" table:formula="of:=[.E36]" office:value-type="float" office:value="0.013657188652149" calcext:value-type="float">
            <text:p>0.0137</text:p>
          </table:table-cell>
          <table:table-cell table:style-name="ce11" table:formula="of:=[.F36]" office:value-type="float" office:value="81.6923076923077" calcext:value-type="float">
            <text:p>82</text:p>
          </table:table-cell>
        </table:table-row>
        <table:table-row table:style-name="ro1">
          <table:table-cell table:formula="of:=INDIRECT([.$G$1]&amp;&quot;.A&quot;&amp;([.$G6]+[.$B$20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20]))" office:value-type="float" office:value="66.2573" calcext:value-type="float">
            <text:p>66.2573</text:p>
          </table:table-cell>
          <table:table-cell table:formula="of:=1/[.C23]" office:value-type="float" office:value="0.0150926765805428" calcext:value-type="float">
            <text:p>0.0150926766</text:p>
          </table:table-cell>
          <table:table-cell table:formula="of:=[.D23]-[.D6]" office:value-type="float" office:value="0.0131705385479664" calcext:value-type="float">
            <text:p>0.0131705385</text:p>
          </table:table-cell>
          <table:table-cell table:formula="of:=INDIRECT([.$G$1]&amp;&quot;.G&quot;&amp;([.$G6]+[.$B$20])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MSE</text:p>
          </table:table-cell>
          <table:table-cell table:style-name="ce10" table:formula="of:=[.E55]" office:value-type="float" office:value="0.0106853741508992" calcext:value-type="float">
            <text:p>0.0107</text:p>
          </table:table-cell>
          <table:table-cell table:style-name="ce12" table:formula="of:=[.F55]" office:value-type="float" office:value="88.3846153846154" calcext:value-type="float">
            <text:p>88</text:p>
          </table:table-cell>
        </table:table-row>
        <table:table-row table:style-name="ro1">
          <table:table-cell table:formula="of:=INDIRECT([.$G$1]&amp;&quot;.A&quot;&amp;([.$G7]+[.$B$20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20]))" office:value-type="float" office:value="66.5152" calcext:value-type="float">
            <text:p>66.5152</text:p>
          </table:table-cell>
          <table:table-cell table:formula="of:=1/[.C24]" office:value-type="float" office:value="0.015034157606081" calcext:value-type="float">
            <text:p>0.0150341576</text:p>
          </table:table-cell>
          <table:table-cell table:formula="of:=[.D24]-[.D7]" office:value-type="float" office:value="0.0131038941637264" calcext:value-type="float">
            <text:p>0.0131038942</text:p>
          </table:table-cell>
          <table:table-cell table:formula="of:=INDIRECT([.$G$1]&amp;&quot;.G&quot;&amp;([.$G7]+[.$B$20])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MSE_WITH_BLUR</text:p>
          </table:table-cell>
          <table:table-cell table:style-name="ce9" table:formula="of:=[.E74]" office:value-type="float" office:value="0.0120664490158029" calcext:value-type="float">
            <text:p>0.0121</text:p>
          </table:table-cell>
          <table:table-cell table:style-name="ce11" table:formula="of:=[.F74]" office:value-type="float" office:value="72" calcext:value-type="float">
            <text:p>72</text:p>
          </table:table-cell>
        </table:table-row>
        <table:table-row table:style-name="ro1">
          <table:table-cell table:formula="of:=INDIRECT([.$G$1]&amp;&quot;.A&quot;&amp;([.$G8]+[.$B$20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20]))" office:value-type="float" office:value="66.1832" calcext:value-type="float">
            <text:p>66.1832</text:p>
          </table:table-cell>
          <table:table-cell table:formula="of:=1/[.C25]" office:value-type="float" office:value="0.0151095746352549" calcext:value-type="float">
            <text:p>0.0151095746</text:p>
          </table:table-cell>
          <table:table-cell table:formula="of:=[.D25]-[.D8]" office:value-type="float" office:value="0.0131830336432789" calcext:value-type="float">
            <text:p>0.0131830336</text:p>
          </table:table-cell>
          <table:table-cell table:formula="of:=INDIRECT([.$G$1]&amp;&quot;.G&quot;&amp;([.$G8]+[.$B$20])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DIFF</text:p>
          </table:table-cell>
          <table:table-cell table:style-name="ce9" table:formula="of:=[.E93]" office:value-type="float" office:value="0.0107246611533485" calcext:value-type="float">
            <text:p>0.0107</text:p>
          </table:table-cell>
          <table:table-cell table:style-name="ce11" table:formula="of:=[.F93]" office:value-type="float" office:value="72.6923076923077" calcext:value-type="float">
            <text:p>73</text:p>
          </table:table-cell>
        </table:table-row>
        <table:table-row table:style-name="ro1">
          <table:table-cell table:formula="of:=INDIRECT([.$G$1]&amp;&quot;.A&quot;&amp;([.$G9]+[.$B$20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20]))" office:value-type="float" office:value="65.6214" calcext:value-type="float">
            <text:p>65.6214</text:p>
          </table:table-cell>
          <table:table-cell table:formula="of:=1/[.C26]" office:value-type="float" office:value="0.0152389312023212" calcext:value-type="float">
            <text:p>0.0152389312</text:p>
          </table:table-cell>
          <table:table-cell table:formula="of:=[.D26]-[.D9]" office:value-type="float" office:value="0.0133376893111179" calcext:value-type="float">
            <text:p>0.0133376893</text:p>
          </table:table-cell>
          <table:table-cell table:formula="of:=INDIRECT([.$G$1]&amp;&quot;.G&quot;&amp;([.$G9]+[.$B$20]))" office:value-type="float" office:value="222" calcext:value-type="float">
            <text:p>222</text:p>
          </table:table-cell>
          <table:table-cell table:number-columns-repeated="2"/>
          <table:table-cell table:style-name="ce8" office:value-type="string" calcext:value-type="string">
            <text:p>DIFF_WITH_BLUR</text:p>
          </table:table-cell>
          <table:table-cell table:style-name="ce9" table:formula="of:=[.E112]" office:value-type="float" office:value="0.0132423493280423" calcext:value-type="float">
            <text:p>0.0132</text:p>
          </table:table-cell>
          <table:table-cell table:style-name="ce11" table:formula="of:=[.F112]" office:value-type="float" office:value="60.8461538461538" calcext:value-type="float">
            <text:p>61</text:p>
          </table:table-cell>
        </table:table-row>
        <table:table-row table:style-name="ro1">
          <table:table-cell table:formula="of:=INDIRECT([.$G$1]&amp;&quot;.A&quot;&amp;([.$G10]+[.$B$20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20]))" office:value-type="float" office:value="66.2504" calcext:value-type="float">
            <text:p>66.2504</text:p>
          </table:table-cell>
          <table:table-cell table:formula="of:=1/[.C27]" office:value-type="float" office:value="0.0150942484875563" calcext:value-type="float">
            <text:p>0.0150942485</text:p>
          </table:table-cell>
          <table:table-cell table:formula="of:=[.D27]-[.D10]" office:value-type="float" office:value="0.013195454221915" calcext:value-type="float">
            <text:p>0.0131954542</text:p>
          </table:table-cell>
          <table:table-cell table:formula="of:=INDIRECT([.$G$1]&amp;&quot;.G&quot;&amp;([.$G10]+[.$B$20])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20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20]))" office:value-type="float" office:value="66.1273" calcext:value-type="float">
            <text:p>66.1273</text:p>
          </table:table-cell>
          <table:table-cell table:formula="of:=1/[.C28]" office:value-type="float" office:value="0.0151223473512452" calcext:value-type="float">
            <text:p>0.0151223474</text:p>
          </table:table-cell>
          <table:table-cell table:formula="of:=[.D28]-[.D11]" office:value-type="float" office:value="0.013242241689307" calcext:value-type="float">
            <text:p>0.0132422417</text:p>
          </table:table-cell>
          <table:table-cell table:formula="of:=INDIRECT([.$G$1]&amp;&quot;.G&quot;&amp;([.$G11]+[.$B$20]))" office:value-type="float" office:value="150" calcext:value-type="float">
            <text:p>150</text:p>
          </table:table-cell>
          <table:table-cell table:number-columns-repeated="2"/>
          <table:table-cell table:style-name="ce1" office:value-type="string" calcext:value-type="string">
            <text:p>Min</text:p>
          </table:table-cell>
          <table:table-cell table:style-name="ce10" table:formula="of:=MIN([.J22:.J26])" office:value-type="float" office:value="0.0106853741508992" calcext:value-type="float">
            <text:p>0.0107</text:p>
          </table:table-cell>
          <table:table-cell table:style-name="ce12" table:formula="of:=MIN([.K22:.K26])" office:value-type="float" office:value="60.8461538461538" calcext:value-type="float">
            <text:p>61</text:p>
          </table:table-cell>
        </table:table-row>
        <table:table-row table:style-name="ro1">
          <table:table-cell table:formula="of:=INDIRECT([.$G$1]&amp;&quot;.A&quot;&amp;([.$G12]+[.$B$20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20]))" office:value-type="float" office:value="66.6454" calcext:value-type="float">
            <text:p>66.6454</text:p>
          </table:table-cell>
          <table:table-cell table:formula="of:=1/[.C29]" office:value-type="float" office:value="0.0150047865269021" calcext:value-type="float">
            <text:p>0.0150047865</text:p>
          </table:table-cell>
          <table:table-cell table:formula="of:=[.D29]-[.D12]" office:value-type="float" office:value="0.0130165568466094" calcext:value-type="float">
            <text:p>0.0130165568</text:p>
          </table:table-cell>
          <table:table-cell table:formula="of:=INDIRECT([.$G$1]&amp;&quot;.G&quot;&amp;([.$G12]+[.$B$20]))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Max</text:p>
          </table:table-cell>
          <table:table-cell table:style-name="ce10" table:formula="of:=MAX([.J22:.J26])" office:value-type="float" office:value="0.013657188652149" calcext:value-type="float">
            <text:p>0.0137</text:p>
          </table:table-cell>
          <table:table-cell table:style-name="ce12" table:formula="of:=MAX([.K22:.K26])" office:value-type="float" office:value="88.3846153846154" calcext:value-type="float">
            <text:p>88</text:p>
          </table:table-cell>
        </table:table-row>
        <table:table-row table:style-name="ro1">
          <table:table-cell table:formula="of:=INDIRECT([.$G$1]&amp;&quot;.A&quot;&amp;([.$G13]+[.$B$20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20]))" office:value-type="float" office:value="65.9374" calcext:value-type="float">
            <text:p>65.9374</text:p>
          </table:table-cell>
          <table:table-cell table:formula="of:=1/[.C30]" office:value-type="float" office:value="0.0151658997776679" calcext:value-type="float">
            <text:p>0.0151658998</text:p>
          </table:table-cell>
          <table:table-cell table:formula="of:=[.D30]-[.D13]" office:value-type="float" office:value="0.0130518153242222" calcext:value-type="float">
            <text:p>0.0130518153</text:p>
          </table:table-cell>
          <table:table-cell table:formula="of:=INDIRECT([.$G$1]&amp;&quot;.G&quot;&amp;([.$G13]+[.$B$20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20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20]))" office:value-type="float" office:value="66.0963" calcext:value-type="float">
            <text:p>66.0963</text:p>
          </table:table-cell>
          <table:table-cell table:formula="of:=1/[.C31]" office:value-type="float" office:value="0.0151294399232635" calcext:value-type="float">
            <text:p>0.0151294399</text:p>
          </table:table-cell>
          <table:table-cell table:formula="of:=[.D31]-[.D14]" office:value-type="float" office:value="0.013169773771989" calcext:value-type="float">
            <text:p>0.0131697738</text:p>
          </table:table-cell>
          <table:table-cell table:formula="of:=INDIRECT([.$G$1]&amp;&quot;.G&quot;&amp;([.$G14]+[.$B$20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20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20]))" office:value-type="float" office:value="65.9746" calcext:value-type="float">
            <text:p>65.9746</text:p>
          </table:table-cell>
          <table:table-cell table:formula="of:=1/[.C32]" office:value-type="float" office:value="0.0151573484340943" calcext:value-type="float">
            <text:p>0.0151573484</text:p>
          </table:table-cell>
          <table:table-cell table:formula="of:=[.D32]-[.D15]" office:value-type="float" office:value="0.0130790204074252" calcext:value-type="float">
            <text:p>0.0130790204</text:p>
          </table:table-cell>
          <table:table-cell table:formula="of:=INDIRECT([.$G$1]&amp;&quot;.G&quot;&amp;([.$G15]+[.$B$20])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20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20]))" office:value-type="float" office:value="65.8772" calcext:value-type="float">
            <text:p>65.8772</text:p>
          </table:table-cell>
          <table:table-cell table:formula="of:=1/[.C33]" office:value-type="float" office:value="0.0151797587025557" calcext:value-type="float">
            <text:p>0.0151797587</text:p>
          </table:table-cell>
          <table:table-cell table:formula="of:=[.D33]-[.D16]" office:value-type="float" office:value="0.0131307127383566" calcext:value-type="float">
            <text:p>0.0131307127</text:p>
          </table:table-cell>
          <table:table-cell table:formula="of:=INDIRECT([.$G$1]&amp;&quot;.G&quot;&amp;([.$G16]+[.$B$20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20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20]))" office:value-type="float" office:value="43.6015" calcext:value-type="float">
            <text:p>43.6015</text:p>
          </table:table-cell>
          <table:table-cell table:formula="of:=1/[.C34]" office:value-type="float" office:value="0.0229349907686662" calcext:value-type="float">
            <text:p>0.0229349908</text:p>
          </table:table-cell>
          <table:table-cell table:formula="of:=[.D34]-[.D17]" office:value-type="float" office:value="0.0197927279623741" calcext:value-type="float">
            <text:p>0.019792728</text:p>
          </table:table-cell>
          <table:table-cell table:formula="of:=INDIRECT([.$G$1]&amp;&quot;.G&quot;&amp;([.$G17]+[.$B$20]))"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22:.E34])/[.$G$3]" office:value-type="float" office:value="0.013657188652149" calcext:value-type="float">
            <text:p>0.0136571887</text:p>
          </table:table-cell>
          <table:table-cell table:style-name="ce6" table:formula="of:=SUM([.F22:.F34])/[.$G$3]" office:value-type="float" office:value="81.6923076923077" calcext:value-type="float">
            <text:p>8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MS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5"/>
        </table:table-row>
        <table:table-row table:style-name="ro1">
          <table:table-cell table:formula="of:=INDIRECT([.$G$1]&amp;&quot;.A&quot;&amp;([.$G5]+[.$B$39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39]))" office:value-type="float" office:value="82.876" calcext:value-type="float">
            <text:p>82.876</text:p>
          </table:table-cell>
          <table:table-cell table:formula="of:=1/[.C41]" office:value-type="float" office:value="0.0120662194121338" calcext:value-type="float">
            <text:p>0.0120662194</text:p>
          </table:table-cell>
          <table:table-cell table:formula="of:=[.D41]-[.D5]" office:value-type="float" office:value="0.0101397749158894" calcext:value-type="float">
            <text:p>0.0101397749</text:p>
          </table:table-cell>
          <table:table-cell table:formula="of:=INDIRECT([.$G$1]&amp;&quot;.G&quot;&amp;([.$G5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6]+[.$B$39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39]))" office:value-type="float" office:value="82.7591" calcext:value-type="float">
            <text:p>82.7591</text:p>
          </table:table-cell>
          <table:table-cell table:formula="of:=1/[.C42]" office:value-type="float" office:value="0.0120832633510998" calcext:value-type="float">
            <text:p>0.0120832634</text:p>
          </table:table-cell>
          <table:table-cell table:formula="of:=[.D42]-[.D6]" office:value-type="float" office:value="0.0101611253185234" calcext:value-type="float">
            <text:p>0.0101611253</text:p>
          </table:table-cell>
          <table:table-cell table:formula="of:=INDIRECT([.$G$1]&amp;&quot;.G&quot;&amp;([.$G6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7]+[.$B$39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39]))" office:value-type="float" office:value="82.8733" calcext:value-type="float">
            <text:p>82.8733</text:p>
          </table:table-cell>
          <table:table-cell table:formula="of:=1/[.C43]" office:value-type="float" office:value="0.0120666125277985" calcext:value-type="float">
            <text:p>0.0120666125</text:p>
          </table:table-cell>
          <table:table-cell table:formula="of:=[.D43]-[.D7]" office:value-type="float" office:value="0.0101363490854438" calcext:value-type="float">
            <text:p>0.0101363491</text:p>
          </table:table-cell>
          <table:table-cell table:formula="of:=INDIRECT([.$G$1]&amp;&quot;.G&quot;&amp;([.$G7]+[.$B$39]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INDIRECT([.$G$1]&amp;&quot;.A&quot;&amp;([.$G8]+[.$B$39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39]))" office:value-type="float" office:value="82.7209" calcext:value-type="float">
            <text:p>82.7209</text:p>
          </table:table-cell>
          <table:table-cell table:formula="of:=1/[.C44]" office:value-type="float" office:value="0.0120888433273816" calcext:value-type="float">
            <text:p>0.0120888433</text:p>
          </table:table-cell>
          <table:table-cell table:formula="of:=[.D44]-[.D8]" office:value-type="float" office:value="0.0101623023354056" calcext:value-type="float">
            <text:p>0.0101623023</text:p>
          </table:table-cell>
          <table:table-cell table:formula="of:=INDIRECT([.$G$1]&amp;&quot;.G&quot;&amp;([.$G8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9]+[.$B$39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39]))" office:value-type="float" office:value="82.9893" calcext:value-type="float">
            <text:p>82.9893</text:p>
          </table:table-cell>
          <table:table-cell table:formula="of:=1/[.C45]" office:value-type="float" office:value="0.0120497461720969" calcext:value-type="float">
            <text:p>0.0120497462</text:p>
          </table:table-cell>
          <table:table-cell table:formula="of:=[.D45]-[.D9]" office:value-type="float" office:value="0.0101485042808936" calcext:value-type="float">
            <text:p>0.0101485043</text:p>
          </table:table-cell>
          <table:table-cell table:formula="of:=INDIRECT([.$G$1]&amp;&quot;.G&quot;&amp;([.$G9]+[.$B$39]))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table:formula="of:=INDIRECT([.$G$1]&amp;&quot;.A&quot;&amp;([.$G10]+[.$B$39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39]))" office:value-type="float" office:value="82.3969" calcext:value-type="float">
            <text:p>82.3969</text:p>
          </table:table-cell>
          <table:table-cell table:formula="of:=1/[.C46]" office:value-type="float" office:value="0.012136378917168" calcext:value-type="float">
            <text:p>0.0121363789</text:p>
          </table:table-cell>
          <table:table-cell table:formula="of:=[.D46]-[.D10]" office:value-type="float" office:value="0.0102375846515267" calcext:value-type="float">
            <text:p>0.0102375847</text:p>
          </table:table-cell>
          <table:table-cell table:formula="of:=INDIRECT([.$G$1]&amp;&quot;.G&quot;&amp;([.$G10]+[.$B$39])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39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39]))" office:value-type="float" office:value="82.6137" calcext:value-type="float">
            <text:p>82.6137</text:p>
          </table:table-cell>
          <table:table-cell table:formula="of:=1/[.C47]" office:value-type="float" office:value="0.0121045298782163" calcext:value-type="float">
            <text:p>0.0121045299</text:p>
          </table:table-cell>
          <table:table-cell table:formula="of:=[.D47]-[.D11]" office:value-type="float" office:value="0.0102244242162781" calcext:value-type="float">
            <text:p>0.0102244242</text:p>
          </table:table-cell>
          <table:table-cell table:formula="of:=INDIRECT([.$G$1]&amp;&quot;.G&quot;&amp;([.$G11]+[.$B$39]))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table:formula="of:=INDIRECT([.$G$1]&amp;&quot;.A&quot;&amp;([.$G12]+[.$B$39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39]))" office:value-type="float" office:value="82.6513" calcext:value-type="float">
            <text:p>82.6513</text:p>
          </table:table-cell>
          <table:table-cell table:formula="of:=1/[.C48]" office:value-type="float" office:value="0.0120990232458534" calcext:value-type="float">
            <text:p>0.0120990232</text:p>
          </table:table-cell>
          <table:table-cell table:formula="of:=[.D48]-[.D12]" office:value-type="float" office:value="0.0101107935655607" calcext:value-type="float">
            <text:p>0.0101107936</text:p>
          </table:table-cell>
          <table:table-cell table:formula="of:=INDIRECT([.$G$1]&amp;&quot;.G&quot;&amp;([.$G12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3]+[.$B$39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39]))" office:value-type="float" office:value="81.854" calcext:value-type="float">
            <text:p>81.854</text:p>
          </table:table-cell>
          <table:table-cell table:formula="of:=1/[.C49]" office:value-type="float" office:value="0.0122168739462946" calcext:value-type="float">
            <text:p>0.0122168739</text:p>
          </table:table-cell>
          <table:table-cell table:formula="of:=[.D49]-[.D13]" office:value-type="float" office:value="0.0101027894928489" calcext:value-type="float">
            <text:p>0.0101027895</text:p>
          </table:table-cell>
          <table:table-cell table:formula="of:=INDIRECT([.$G$1]&amp;&quot;.G&quot;&amp;([.$G13]+[.$B$39]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39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39]))" office:value-type="float" office:value="82.2763" calcext:value-type="float">
            <text:p>82.2763</text:p>
          </table:table-cell>
          <table:table-cell table:formula="of:=1/[.C50]" office:value-type="float" office:value="0.0121541683328006" calcext:value-type="float">
            <text:p>0.0121541683</text:p>
          </table:table-cell>
          <table:table-cell table:formula="of:=[.D50]-[.D14]" office:value-type="float" office:value="0.0101945021815261" calcext:value-type="float">
            <text:p>0.0101945022</text:p>
          </table:table-cell>
          <table:table-cell table:formula="of:=INDIRECT([.$G$1]&amp;&quot;.G&quot;&amp;([.$G14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39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39]))" office:value-type="float" office:value="81.809" calcext:value-type="float">
            <text:p>81.809</text:p>
          </table:table-cell>
          <table:table-cell table:formula="of:=1/[.C51]" office:value-type="float" office:value="0.0122235939811023" calcext:value-type="float">
            <text:p>0.012223594</text:p>
          </table:table-cell>
          <table:table-cell table:formula="of:=[.D51]-[.D15]" office:value-type="float" office:value="0.0101452659544332" calcext:value-type="float">
            <text:p>0.010145266</text:p>
          </table:table-cell>
          <table:table-cell table:formula="of:=INDIRECT([.$G$1]&amp;&quot;.G&quot;&amp;([.$G15]+[.$B$39])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39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39]))" office:value-type="float" office:value="82.0203" calcext:value-type="float">
            <text:p>82.0203</text:p>
          </table:table-cell>
          <table:table-cell table:formula="of:=1/[.C52]" office:value-type="float" office:value="0.0121921036621422" calcext:value-type="float">
            <text:p>0.0121921037</text:p>
          </table:table-cell>
          <table:table-cell table:formula="of:=[.D52]-[.D16]" office:value-type="float" office:value="0.0101430576979431" calcext:value-type="float">
            <text:p>0.0101430577</text:p>
          </table:table-cell>
          <table:table-cell table:formula="of:=INDIRECT([.$G$1]&amp;&quot;.G&quot;&amp;([.$G16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39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39]))" office:value-type="float" office:value="49.6385" calcext:value-type="float">
            <text:p>49.6385</text:p>
          </table:table-cell>
          <table:table-cell table:formula="of:=1/[.C53]" office:value-type="float" office:value="0.0201456530717084" calcext:value-type="float">
            <text:p>0.0201456531</text:p>
          </table:table-cell>
          <table:table-cell table:formula="of:=[.D53]-[.D17]" office:value-type="float" office:value="0.0170033902654164" calcext:value-type="float">
            <text:p>0.0170033903</text:p>
          </table:table-cell>
          <table:table-cell table:formula="of:=INDIRECT([.$G$1]&amp;&quot;.G&quot;&amp;([.$G17]+[.$B$39]))"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41:.E53])/[.$G$3]" office:value-type="float" office:value="0.0106853741508992" calcext:value-type="float">
            <text:p>0.0106853742</text:p>
          </table:table-cell>
          <table:table-cell table:style-name="ce6" table:formula="of:=SUM([.F41:.F53])/[.$G$3]" office:value-type="float" office:value="88.3846153846154" calcext:value-type="float">
            <text:p>88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MSE_WITH_BLUR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5"/>
        </table:table-row>
        <table:table-row table:style-name="ro1">
          <table:table-cell table:formula="of:=INDIRECT([.$G$1]&amp;&quot;.A&quot;&amp;([.$G5]+[.$B$58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58]))" office:value-type="float" office:value="75.1415" calcext:value-type="float">
            <text:p>75.1415</text:p>
          </table:table-cell>
          <table:table-cell table:formula="of:=1/[.C60]" office:value-type="float" office:value="0.0133082251485531" calcext:value-type="float">
            <text:p>0.0133082251</text:p>
          </table:table-cell>
          <table:table-cell table:formula="of:=[.D60]-[.D5]" office:value-type="float" office:value="0.0113817806523087" calcext:value-type="float">
            <text:p>0.0113817807</text:p>
          </table:table-cell>
          <table:table-cell table:formula="of:=INDIRECT([.$G$1]&amp;&quot;.G&quot;&amp;([.$G5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6]+[.$B$58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58]))" office:value-type="float" office:value="74.2908" calcext:value-type="float">
            <text:p>74.2908</text:p>
          </table:table-cell>
          <table:table-cell table:formula="of:=1/[.C61]" office:value-type="float" office:value="0.013460616926995" calcext:value-type="float">
            <text:p>0.0134606169</text:p>
          </table:table-cell>
          <table:table-cell table:formula="of:=[.D61]-[.D6]" office:value-type="float" office:value="0.0115384788944186" calcext:value-type="float">
            <text:p>0.0115384789</text:p>
          </table:table-cell>
          <table:table-cell table:formula="of:=INDIRECT([.$G$1]&amp;&quot;.G&quot;&amp;([.$G6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7]+[.$B$58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58]))" office:value-type="float" office:value="74.4475" calcext:value-type="float">
            <text:p>74.4475</text:p>
          </table:table-cell>
          <table:table-cell table:formula="of:=1/[.C62]" office:value-type="float" office:value="0.0134322844957856" calcext:value-type="float">
            <text:p>0.0134322845</text:p>
          </table:table-cell>
          <table:table-cell table:formula="of:=[.D62]-[.D7]" office:value-type="float" office:value="0.011502021053431" calcext:value-type="float">
            <text:p>0.0115020211</text:p>
          </table:table-cell>
          <table:table-cell table:formula="of:=INDIRECT([.$G$1]&amp;&quot;.G&quot;&amp;([.$G7]+[.$B$58]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INDIRECT([.$G$1]&amp;&quot;.A&quot;&amp;([.$G8]+[.$B$58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58]))" office:value-type="float" office:value="74.0774" calcext:value-type="float">
            <text:p>74.0774</text:p>
          </table:table-cell>
          <table:table-cell table:formula="of:=1/[.C63]" office:value-type="float" office:value="0.0134993938772149" calcext:value-type="float">
            <text:p>0.0134993939</text:p>
          </table:table-cell>
          <table:table-cell table:formula="of:=[.D63]-[.D8]" office:value-type="float" office:value="0.011572852885239" calcext:value-type="float">
            <text:p>0.0115728529</text:p>
          </table:table-cell>
          <table:table-cell table:formula="of:=INDIRECT([.$G$1]&amp;&quot;.G&quot;&amp;([.$G8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9]+[.$B$58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58]))" office:value-type="float" office:value="75.2755" calcext:value-type="float">
            <text:p>75.2755</text:p>
          </table:table-cell>
          <table:table-cell table:formula="of:=1/[.C64]" office:value-type="float" office:value="0.0132845348088023" calcext:value-type="float">
            <text:p>0.0132845348</text:p>
          </table:table-cell>
          <table:table-cell table:formula="of:=[.D64]-[.D9]" office:value-type="float" office:value="0.011383292917599" calcext:value-type="float">
            <text:p>0.0113832929</text:p>
          </table:table-cell>
          <table:table-cell table:formula="of:=INDIRECT([.$G$1]&amp;&quot;.G&quot;&amp;([.$G9]+[.$B$58]))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table:formula="of:=INDIRECT([.$G$1]&amp;&quot;.A&quot;&amp;([.$G10]+[.$B$58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58]))" office:value-type="float" office:value="73.9004" calcext:value-type="float">
            <text:p>73.9004</text:p>
          </table:table-cell>
          <table:table-cell table:formula="of:=1/[.C65]" office:value-type="float" office:value="0.0135317264859189" calcext:value-type="float">
            <text:p>0.0135317265</text:p>
          </table:table-cell>
          <table:table-cell table:formula="of:=[.D65]-[.D10]" office:value-type="float" office:value="0.0116329322202776" calcext:value-type="float">
            <text:p>0.0116329322</text:p>
          </table:table-cell>
          <table:table-cell table:formula="of:=INDIRECT([.$G$1]&amp;&quot;.G&quot;&amp;([.$G10]+[.$B$58])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58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58]))" office:value-type="float" office:value="73.6774" calcext:value-type="float">
            <text:p>73.6774</text:p>
          </table:table-cell>
          <table:table-cell table:formula="of:=1/[.C66]" office:value-type="float" office:value="0.0135726830751357" calcext:value-type="float">
            <text:p>0.0135726831</text:p>
          </table:table-cell>
          <table:table-cell table:formula="of:=[.D66]-[.D11]" office:value-type="float" office:value="0.0116925774131975" calcext:value-type="float">
            <text:p>0.0116925774</text:p>
          </table:table-cell>
          <table:table-cell table:formula="of:=INDIRECT([.$G$1]&amp;&quot;.G&quot;&amp;([.$G11]+[.$B$58])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formula="of:=INDIRECT([.$G$1]&amp;&quot;.A&quot;&amp;([.$G12]+[.$B$58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58]))" office:value-type="float" office:value="74.1724" calcext:value-type="float">
            <text:p>74.1724</text:p>
          </table:table-cell>
          <table:table-cell table:formula="of:=1/[.C67]" office:value-type="float" office:value="0.0134821038553424" calcext:value-type="float">
            <text:p>0.0134821039</text:p>
          </table:table-cell>
          <table:table-cell table:formula="of:=[.D67]-[.D12]" office:value-type="float" office:value="0.0114938741750498" calcext:value-type="float">
            <text:p>0.0114938742</text:p>
          </table:table-cell>
          <table:table-cell table:formula="of:=INDIRECT([.$G$1]&amp;&quot;.G&quot;&amp;([.$G12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3]+[.$B$58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58]))" office:value-type="float" office:value="73.558" calcext:value-type="float">
            <text:p>73.558</text:p>
          </table:table-cell>
          <table:table-cell table:formula="of:=1/[.C68]" office:value-type="float" office:value="0.013594714375051" calcext:value-type="float">
            <text:p>0.0135947144</text:p>
          </table:table-cell>
          <table:table-cell table:formula="of:=[.D68]-[.D13]" office:value-type="float" office:value="0.0114806299216052" calcext:value-type="float">
            <text:p>0.0114806299</text:p>
          </table:table-cell>
          <table:table-cell table:formula="of:=INDIRECT([.$G$1]&amp;&quot;.G&quot;&amp;([.$G13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58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58]))" office:value-type="float" office:value="73.4495" calcext:value-type="float">
            <text:p>73.4495</text:p>
          </table:table-cell>
          <table:table-cell table:formula="of:=1/[.C69]" office:value-type="float" office:value="0.0136147965609024" calcext:value-type="float">
            <text:p>0.0136147966</text:p>
          </table:table-cell>
          <table:table-cell table:formula="of:=[.D69]-[.D14]" office:value-type="float" office:value="0.0116551304096279" calcext:value-type="float">
            <text:p>0.0116551304</text:p>
          </table:table-cell>
          <table:table-cell table:formula="of:=INDIRECT([.$G$1]&amp;&quot;.G&quot;&amp;([.$G14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58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58]))" office:value-type="float" office:value="73.6166" calcext:value-type="float">
            <text:p>73.6166</text:p>
          </table:table-cell>
          <table:table-cell table:formula="of:=1/[.C70]" office:value-type="float" office:value="0.013583892763317" calcext:value-type="float">
            <text:p>0.0135838928</text:p>
          </table:table-cell>
          <table:table-cell table:formula="of:=[.D70]-[.D15]" office:value-type="float" office:value="0.0115055647366479" calcext:value-type="float">
            <text:p>0.0115055647</text:p>
          </table:table-cell>
          <table:table-cell table:formula="of:=INDIRECT([.$G$1]&amp;&quot;.G&quot;&amp;([.$G15]+[.$B$58])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58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58]))" office:value-type="float" office:value="73.3761" calcext:value-type="float">
            <text:p>73.3761</text:p>
          </table:table-cell>
          <table:table-cell table:formula="of:=1/[.C71]" office:value-type="float" office:value="0.0136284157920631" calcext:value-type="float">
            <text:p>0.0136284158</text:p>
          </table:table-cell>
          <table:table-cell table:formula="of:=[.D71]-[.D16]" office:value-type="float" office:value="0.011579369827864" calcext:value-type="float">
            <text:p>0.0115793698</text:p>
          </table:table-cell>
          <table:table-cell table:formula="of:=INDIRECT([.$G$1]&amp;&quot;.G&quot;&amp;([.$G16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58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58]))" office:value-type="float" office:value="46.3229" calcext:value-type="float">
            <text:p>46.3229</text:p>
          </table:table-cell>
          <table:table-cell table:formula="of:=1/[.C72]" office:value-type="float" office:value="0.0215875949044641" calcext:value-type="float">
            <text:p>0.0215875949</text:p>
          </table:table-cell>
          <table:table-cell table:formula="of:=[.D72]-[.D17]" office:value-type="float" office:value="0.018445332098172" calcext:value-type="float">
            <text:p>0.0184453321</text:p>
          </table:table-cell>
          <table:table-cell table:formula="of:=INDIRECT([.$G$1]&amp;&quot;.G&quot;&amp;([.$G17]+[.$B$58]))"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60:.E72])/[.$G$3]" office:value-type="float" office:value="0.0120664490158029" calcext:value-type="float">
            <text:p>0.012066449</text:p>
          </table:table-cell>
          <table:table-cell table:style-name="ce6" table:formula="of:=SUM([.F60:.F72])/[.$G$3]" office:value-type="float" office:value="72" calcext:value-type="float">
            <text:p>7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DIFF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5"/>
        </table:table-row>
        <table:table-row table:style-name="ro1">
          <table:table-cell table:formula="of:=INDIRECT([.$G$1]&amp;&quot;.A&quot;&amp;([.$G5]+[.$B$77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77]))" office:value-type="float" office:value="82.0201" calcext:value-type="float">
            <text:p>82.0201</text:p>
          </table:table-cell>
          <table:table-cell table:formula="of:=1/[.C79]" office:value-type="float" office:value="0.012192133391693" calcext:value-type="float">
            <text:p>0.0121921334</text:p>
          </table:table-cell>
          <table:table-cell table:formula="of:=[.D79]-[.D5]" office:value-type="float" office:value="0.0102656888954486" calcext:value-type="float">
            <text:p>0.0102656889</text:p>
          </table:table-cell>
          <table:table-cell table:formula="of:=INDIRECT([.$G$1]&amp;&quot;.G&quot;&amp;([.$G5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6]+[.$B$77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77]))" office:value-type="float" office:value="82.9243" calcext:value-type="float">
            <text:p>82.9243</text:p>
          </table:table-cell>
          <table:table-cell table:formula="of:=1/[.C80]" office:value-type="float" office:value="0.0120591913347475" calcext:value-type="float">
            <text:p>0.0120591913</text:p>
          </table:table-cell>
          <table:table-cell table:formula="of:=[.D80]-[.D6]" office:value-type="float" office:value="0.0101370533021711" calcext:value-type="float">
            <text:p>0.0101370533</text:p>
          </table:table-cell>
          <table:table-cell table:formula="of:=INDIRECT([.$G$1]&amp;&quot;.G&quot;&amp;([.$G6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7]+[.$B$77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77]))" office:value-type="float" office:value="82.3637" calcext:value-type="float">
            <text:p>82.3637</text:p>
          </table:table-cell>
          <table:table-cell table:formula="of:=1/[.C81]" office:value-type="float" office:value="0.0121412709725279" calcext:value-type="float">
            <text:p>0.012141271</text:p>
          </table:table-cell>
          <table:table-cell table:formula="of:=[.D81]-[.D7]" office:value-type="float" office:value="0.0102110075301733" calcext:value-type="float">
            <text:p>0.0102110075</text:p>
          </table:table-cell>
          <table:table-cell table:formula="of:=INDIRECT([.$G$1]&amp;&quot;.G&quot;&amp;([.$G7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8]+[.$B$77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77]))" office:value-type="float" office:value="82.3559" calcext:value-type="float">
            <text:p>82.3559</text:p>
          </table:table-cell>
          <table:table-cell table:formula="of:=1/[.C82]" office:value-type="float" office:value="0.0121424208830211" calcext:value-type="float">
            <text:p>0.0121424209</text:p>
          </table:table-cell>
          <table:table-cell table:formula="of:=[.D82]-[.D8]" office:value-type="float" office:value="0.0102158798910452" calcext:value-type="float">
            <text:p>0.0102158799</text:p>
          </table:table-cell>
          <table:table-cell table:formula="of:=INDIRECT([.$G$1]&amp;&quot;.G&quot;&amp;([.$G8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9]+[.$B$77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77]))" office:value-type="float" office:value="82.3775" calcext:value-type="float">
            <text:p>82.3775</text:p>
          </table:table-cell>
          <table:table-cell table:formula="of:=1/[.C83]" office:value-type="float" office:value="0.0121392370489515" calcext:value-type="float">
            <text:p>0.012139237</text:p>
          </table:table-cell>
          <table:table-cell table:formula="of:=[.D83]-[.D9]" office:value-type="float" office:value="0.0102379951577481" calcext:value-type="float">
            <text:p>0.0102379952</text:p>
          </table:table-cell>
          <table:table-cell table:formula="of:=INDIRECT([.$G$1]&amp;&quot;.G&quot;&amp;([.$G9]+[.$B$77]))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table:formula="of:=INDIRECT([.$G$1]&amp;&quot;.A&quot;&amp;([.$G10]+[.$B$77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77]))" office:value-type="float" office:value="82.553" calcext:value-type="float">
            <text:p>82.553</text:p>
          </table:table-cell>
          <table:table-cell table:formula="of:=1/[.C84]" office:value-type="float" office:value="0.0121134301600184" calcext:value-type="float">
            <text:p>0.0121134302</text:p>
          </table:table-cell>
          <table:table-cell table:formula="of:=[.D84]-[.D10]" office:value-type="float" office:value="0.0102146358943771" calcext:value-type="float">
            <text:p>0.0102146359</text:p>
          </table:table-cell>
          <table:table-cell table:formula="of:=INDIRECT([.$G$1]&amp;&quot;.G&quot;&amp;([.$G10]+[.$B$77])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77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77]))" office:value-type="float" office:value="82.2458" calcext:value-type="float">
            <text:p>82.2458</text:p>
          </table:table-cell>
          <table:table-cell table:formula="of:=1/[.C85]" office:value-type="float" office:value="0.0121586755797864" calcext:value-type="float">
            <text:p>0.0121586756</text:p>
          </table:table-cell>
          <table:table-cell table:formula="of:=[.D85]-[.D11]" office:value-type="float" office:value="0.0102785699178482" calcext:value-type="float">
            <text:p>0.0102785699</text:p>
          </table:table-cell>
          <table:table-cell table:formula="of:=INDIRECT([.$G$1]&amp;&quot;.G&quot;&amp;([.$G11]+[.$B$77])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formula="of:=INDIRECT([.$G$1]&amp;&quot;.A&quot;&amp;([.$G12]+[.$B$77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77]))" office:value-type="float" office:value="82.6922" calcext:value-type="float">
            <text:p>82.6922</text:p>
          </table:table-cell>
          <table:table-cell table:formula="of:=1/[.C86]" office:value-type="float" office:value="0.012093039004888" calcext:value-type="float">
            <text:p>0.012093039</text:p>
          </table:table-cell>
          <table:table-cell table:formula="of:=[.D86]-[.D12]" office:value-type="float" office:value="0.0101048093245953" calcext:value-type="float">
            <text:p>0.0101048093</text:p>
          </table:table-cell>
          <table:table-cell table:formula="of:=INDIRECT([.$G$1]&amp;&quot;.G&quot;&amp;([.$G12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3]+[.$B$77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77]))" office:value-type="float" office:value="81.938" calcext:value-type="float">
            <text:p>81.938</text:p>
          </table:table-cell>
          <table:table-cell table:formula="of:=1/[.C87]" office:value-type="float" office:value="0.0122043496302082" calcext:value-type="float">
            <text:p>0.0122043496</text:p>
          </table:table-cell>
          <table:table-cell table:formula="of:=[.D87]-[.D13]" office:value-type="float" office:value="0.0100902651767625" calcext:value-type="float">
            <text:p>0.0100902652</text:p>
          </table:table-cell>
          <table:table-cell table:formula="of:=INDIRECT([.$G$1]&amp;&quot;.G&quot;&amp;([.$G13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77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77]))" office:value-type="float" office:value="81.7191" calcext:value-type="float">
            <text:p>81.7191</text:p>
          </table:table-cell>
          <table:table-cell table:formula="of:=1/[.C88]" office:value-type="float" office:value="0.0122370412792113" calcext:value-type="float">
            <text:p>0.0122370413</text:p>
          </table:table-cell>
          <table:table-cell table:formula="of:=[.D88]-[.D14]" office:value-type="float" office:value="0.0102773751279369" calcext:value-type="float">
            <text:p>0.0102773751</text:p>
          </table:table-cell>
          <table:table-cell table:formula="of:=INDIRECT([.$G$1]&amp;&quot;.G&quot;&amp;([.$G14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77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77]))" office:value-type="float" office:value="81.9127" calcext:value-type="float">
            <text:p>81.9127</text:p>
          </table:table-cell>
          <table:table-cell table:formula="of:=1/[.C89]" office:value-type="float" office:value="0.0122081191317097" calcext:value-type="float">
            <text:p>0.0122081191</text:p>
          </table:table-cell>
          <table:table-cell table:formula="of:=[.D89]-[.D15]" office:value-type="float" office:value="0.0101297911050406" calcext:value-type="float">
            <text:p>0.0101297911</text:p>
          </table:table-cell>
          <table:table-cell table:formula="of:=INDIRECT([.$G$1]&amp;&quot;.G&quot;&amp;([.$G15]+[.$B$77])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77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77]))" office:value-type="float" office:value="81.9261" calcext:value-type="float">
            <text:p>81.9261</text:p>
          </table:table-cell>
          <table:table-cell table:formula="of:=1/[.C90]" office:value-type="float" office:value="0.0122061223468467" calcext:value-type="float">
            <text:p>0.0122061223</text:p>
          </table:table-cell>
          <table:table-cell table:formula="of:=[.D90]-[.D16]" office:value-type="float" office:value="0.0101570763826477" calcext:value-type="float">
            <text:p>0.0101570764</text:p>
          </table:table-cell>
          <table:table-cell table:formula="of:=INDIRECT([.$G$1]&amp;&quot;.G&quot;&amp;([.$G16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77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77]))" office:value-type="float" office:value="49.4005" calcext:value-type="float">
            <text:p>49.4005</text:p>
          </table:table-cell>
          <table:table-cell table:formula="of:=1/[.C91]" office:value-type="float" office:value="0.0202427100940274" calcext:value-type="float">
            <text:p>0.0202427101</text:p>
          </table:table-cell>
          <table:table-cell table:formula="of:=[.D91]-[.D17]" office:value-type="float" office:value="0.0171004472877353" calcext:value-type="float">
            <text:p>0.0171004473</text:p>
          </table:table-cell>
          <table:table-cell table:formula="of:=INDIRECT([.$G$1]&amp;&quot;.G&quot;&amp;([.$G17]+[.$B$77]))"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79:.E91])/[.$G$3]" office:value-type="float" office:value="0.0107246611533485" calcext:value-type="float">
            <text:p>0.0107246612</text:p>
          </table:table-cell>
          <table:table-cell table:style-name="ce6" table:formula="of:=SUM([.F79:.F91])/[.$G$3]" office:value-type="float" office:value="72.6923076923077" calcext:value-type="float">
            <text:p>73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DIFF_WITH_BLUR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5"/>
        </table:table-row>
        <table:table-row table:style-name="ro1">
          <table:table-cell table:formula="of:=INDIRECT([.$G$1]&amp;&quot;.A&quot;&amp;([.$G5]+[.$B$96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96]))" office:value-type="float" office:value="68.3918" calcext:value-type="float">
            <text:p>68.3918</text:p>
          </table:table-cell>
          <table:table-cell table:formula="of:=1/[.C98]" office:value-type="float" office:value="0.0146216359271141" calcext:value-type="float">
            <text:p>0.0146216359</text:p>
          </table:table-cell>
          <table:table-cell table:formula="of:=[.D98]-[.D5]" office:value-type="float" office:value="0.0126951914308697" calcext:value-type="float">
            <text:p>0.0126951914</text:p>
          </table:table-cell>
          <table:table-cell table:formula="of:=INDIRECT([.$G$1]&amp;&quot;.G&quot;&amp;([.$G5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6]+[.$B$96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96]))" office:value-type="float" office:value="68.3468" calcext:value-type="float">
            <text:p>68.3468</text:p>
          </table:table-cell>
          <table:table-cell table:formula="of:=1/[.C99]" office:value-type="float" office:value="0.0146312629120895" calcext:value-type="float">
            <text:p>0.0146312629</text:p>
          </table:table-cell>
          <table:table-cell table:formula="of:=[.D99]-[.D6]" office:value-type="float" office:value="0.0127091248795131" calcext:value-type="float">
            <text:p>0.0127091249</text:p>
          </table:table-cell>
          <table:table-cell table:formula="of:=INDIRECT([.$G$1]&amp;&quot;.G&quot;&amp;([.$G6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7]+[.$B$96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96]))" office:value-type="float" office:value="67.8168" calcext:value-type="float">
            <text:p>67.8168</text:p>
          </table:table-cell>
          <table:table-cell table:formula="of:=1/[.C100]" office:value-type="float" office:value="0.014745608757712" calcext:value-type="float">
            <text:p>0.0147456088</text:p>
          </table:table-cell>
          <table:table-cell table:formula="of:=[.D100]-[.D7]" office:value-type="float" office:value="0.0128153453153573" calcext:value-type="float">
            <text:p>0.0128153453</text:p>
          </table:table-cell>
          <table:table-cell table:formula="of:=INDIRECT([.$G$1]&amp;&quot;.G&quot;&amp;([.$G7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8]+[.$B$96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96]))" office:value-type="float" office:value="68.2236" calcext:value-type="float">
            <text:p>68.2236</text:p>
          </table:table-cell>
          <table:table-cell table:formula="of:=1/[.C101]" office:value-type="float" office:value="0.0146576844376433" calcext:value-type="float">
            <text:p>0.0146576844</text:p>
          </table:table-cell>
          <table:table-cell table:formula="of:=[.D101]-[.D8]" office:value-type="float" office:value="0.0127311434456673" calcext:value-type="float">
            <text:p>0.0127311434</text:p>
          </table:table-cell>
          <table:table-cell table:formula="of:=INDIRECT([.$G$1]&amp;&quot;.G&quot;&amp;([.$G8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9]+[.$B$96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96]))" office:value-type="float" office:value="67.3515" calcext:value-type="float">
            <text:p>67.3515</text:p>
          </table:table-cell>
          <table:table-cell table:formula="of:=1/[.C102]" office:value-type="float" office:value="0.0148474792692071" calcext:value-type="float">
            <text:p>0.0148474793</text:p>
          </table:table-cell>
          <table:table-cell table:formula="of:=[.D102]-[.D9]" office:value-type="float" office:value="0.0129462373780037" calcext:value-type="float">
            <text:p>0.0129462374</text:p>
          </table:table-cell>
          <table:table-cell table:formula="of:=INDIRECT([.$G$1]&amp;&quot;.G&quot;&amp;([.$G9]+[.$B$96])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table:formula="of:=INDIRECT([.$G$1]&amp;&quot;.A&quot;&amp;([.$G10]+[.$B$96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96]))" office:value-type="float" office:value="68.8898" calcext:value-type="float">
            <text:p>68.8898</text:p>
          </table:table-cell>
          <table:table-cell table:formula="of:=1/[.C103]" office:value-type="float" office:value="0.0145159370472842" calcext:value-type="float">
            <text:p>0.014515937</text:p>
          </table:table-cell>
          <table:table-cell table:formula="of:=[.D103]-[.D10]" office:value-type="float" office:value="0.0126171427816429" calcext:value-type="float">
            <text:p>0.0126171428</text:p>
          </table:table-cell>
          <table:table-cell table:formula="of:=INDIRECT([.$G$1]&amp;&quot;.G&quot;&amp;([.$G10]+[.$B$96]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96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96]))" office:value-type="float" office:value="67.7663" calcext:value-type="float">
            <text:p>67.7663</text:p>
          </table:table-cell>
          <table:table-cell table:formula="of:=1/[.C104]" office:value-type="float" office:value="0.0147565973057405" calcext:value-type="float">
            <text:p>0.0147565973</text:p>
          </table:table-cell>
          <table:table-cell table:formula="of:=[.D104]-[.D11]" office:value-type="float" office:value="0.0128764916438023" calcext:value-type="float">
            <text:p>0.0128764916</text:p>
          </table:table-cell>
          <table:table-cell table:formula="of:=INDIRECT([.$G$1]&amp;&quot;.G&quot;&amp;([.$G11]+[.$B$96])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formula="of:=INDIRECT([.$G$1]&amp;&quot;.A&quot;&amp;([.$G12]+[.$B$96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96]))" office:value-type="float" office:value="67.7734" calcext:value-type="float">
            <text:p>67.7734</text:p>
          </table:table-cell>
          <table:table-cell table:formula="of:=1/[.C105]" office:value-type="float" office:value="0.014755051391844" calcext:value-type="float">
            <text:p>0.0147550514</text:p>
          </table:table-cell>
          <table:table-cell table:formula="of:=[.D105]-[.D12]" office:value-type="float" office:value="0.0127668217115513" calcext:value-type="float">
            <text:p>0.0127668217</text:p>
          </table:table-cell>
          <table:table-cell table:formula="of:=INDIRECT([.$G$1]&amp;&quot;.G&quot;&amp;([.$G12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3]+[.$B$96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96]))" office:value-type="float" office:value="67.5614" calcext:value-type="float">
            <text:p>67.5614</text:p>
          </table:table-cell>
          <table:table-cell table:formula="of:=1/[.C106]" office:value-type="float" office:value="0.0148013510673254" calcext:value-type="float">
            <text:p>0.0148013511</text:p>
          </table:table-cell>
          <table:table-cell table:formula="of:=[.D106]-[.D13]" office:value-type="float" office:value="0.0126872666138797" calcext:value-type="float">
            <text:p>0.0126872666</text:p>
          </table:table-cell>
          <table:table-cell table:formula="of:=INDIRECT([.$G$1]&amp;&quot;.G&quot;&amp;([.$G13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96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96]))" office:value-type="float" office:value="68.6902" calcext:value-type="float">
            <text:p>68.6902</text:p>
          </table:table-cell>
          <table:table-cell table:formula="of:=1/[.C107]" office:value-type="float" office:value="0.0145581174607149" calcext:value-type="float">
            <text:p>0.0145581175</text:p>
          </table:table-cell>
          <table:table-cell table:formula="of:=[.D107]-[.D14]" office:value-type="float" office:value="0.0125984513094405" calcext:value-type="float">
            <text:p>0.0125984513</text:p>
          </table:table-cell>
          <table:table-cell table:formula="of:=INDIRECT([.$G$1]&amp;&quot;.G&quot;&amp;([.$G14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96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96]))" office:value-type="float" office:value="67.5651" calcext:value-type="float">
            <text:p>67.5651</text:p>
          </table:table-cell>
          <table:table-cell table:formula="of:=1/[.C108]" office:value-type="float" office:value="0.0148005405157396" calcext:value-type="float">
            <text:p>0.0148005405</text:p>
          </table:table-cell>
          <table:table-cell table:formula="of:=[.D108]-[.D15]" office:value-type="float" office:value="0.0127222124890705" calcext:value-type="float">
            <text:p>0.0127222125</text:p>
          </table:table-cell>
          <table:table-cell table:formula="of:=INDIRECT([.$G$1]&amp;&quot;.G&quot;&amp;([.$G15]+[.$B$96])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96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96]))" office:value-type="float" office:value="67.9858" calcext:value-type="float">
            <text:p>67.9858</text:p>
          </table:table-cell>
          <table:table-cell table:formula="of:=1/[.C109]" office:value-type="float" office:value="0.0147089539286145" calcext:value-type="float">
            <text:p>0.0147089539</text:p>
          </table:table-cell>
          <table:table-cell table:formula="of:=[.D109]-[.D16]" office:value-type="float" office:value="0.0126599079644154" calcext:value-type="float">
            <text:p>0.012659908</text:p>
          </table:table-cell>
          <table:table-cell table:formula="of:=INDIRECT([.$G$1]&amp;&quot;.G&quot;&amp;([.$G16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96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96]))" office:value-type="float" office:value="44.5088" calcext:value-type="float">
            <text:p>44.5088</text:p>
          </table:table-cell>
          <table:table-cell table:formula="of:=1/[.C110]" office:value-type="float" office:value="0.0224674671076282" calcext:value-type="float">
            <text:p>0.0224674671</text:p>
          </table:table-cell>
          <table:table-cell table:formula="of:=[.D110]-[.D17]" office:value-type="float" office:value="0.0193252043013361" calcext:value-type="float">
            <text:p>0.0193252043</text:p>
          </table:table-cell>
          <table:table-cell table:formula="of:=INDIRECT([.$G$1]&amp;&quot;.G&quot;&amp;([.$G17]+[.$B$96]))" office:value-type="float" office:value="490" calcext:value-type="float">
            <text:p>49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98:.E110])/[.$G$3]" office:value-type="float" office:value="0.0132423493280423" calcext:value-type="float">
            <text:p>0.0132423493</text:p>
          </table:table-cell>
          <table:table-cell table:style-name="ce6" table:formula="of:=SUM([.F98:.F110])/[.$G$3]" office:value-type="float" office:value="60.8461538461538" calcext:value-type="float">
            <text:p>61</text:p>
          </table:table-cell>
          <table:table-cell table:number-columns-repeated="5"/>
        </table:table-row>
        <table:table-row table:style-name="ro1" table:number-rows-repeated="10484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ce Manager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7" table:default-cell-style-name="ce14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default-cell-style-name="ce16"/>
        <table:table-column table:style-name="co7" table:default-cell-style-name="Default"/>
        <table:table-column table:style-name="co13" table:default-cell-style-name="Default"/>
        <table:table-column table:style-name="co7" table:default-cell-style-name="Default"/>
        <table:table-column table:style-name="co7" table:default-cell-style-name="ce17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Face manager vs naive</text:p>
          </table:table-cell>
          <table:table-cell/>
          <table:table-cell table:style-name="ce3" table:number-columns-repeated="2"/>
          <table:table-cell/>
          <table:table-cell table:style-name="ce1" office:value-type="string" calcext:value-type="string">
            <text:p>Sheet</text:p>
          </table:table-cell>
          <table:table-cell table:style-name="ce1"/>
          <table:table-cell table:style-name="ce7" office:value-type="string" calcext:value-type="string">
            <text:p>'manager-benchmark-results-x86_64-gtx1080'</text:p>
          </table:table-cell>
          <table:table-cell table:style-name="ce7"/>
          <table:table-cell table:number-columns-repeated="3"/>
          <table:table-cell table:style-name="Default"/>
          <table:table-cell office:value-type="string" calcext:value-type="string">
            <text:p>Detect cost</text:p>
          </table:table-cell>
          <table:table-cell table:style-name="Default" office:value-type="float" office:value="0.1812475986" calcext:value-type="float">
            <text:p>0.1812475986</text:p>
          </table:table-cell>
          <table:table-cell/>
          <table:table-cell office:value-type="string" calcext:value-type="string">
            <text:p>Landmarks</text:p>
          </table:table-cell>
          <table:table-cell office:value-type="float" office:value="0.000844107" calcext:value-type="float">
            <text:p>0.000844107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1" office:value-type="string" calcext:value-type="string">
            <text:p>Stride</text:p>
          </table:table-cell>
          <table:table-cell table:style-name="ce1"/>
          <table:table-cell table:style-name="ce7" office:value-type="float" office:value="36" calcext:value-type="float">
            <text:p>36</text:p>
          </table:table-cell>
          <table:table-cell table:style-name="ce7"/>
          <table:table-cell table:number-columns-repeated="3"/>
          <table:table-cell table:style-name="Default"/>
          <table:table-cell office:value-type="string" calcext:value-type="string">
            <text:p>Extract cost</text:p>
          </table:table-cell>
          <table:table-cell table:style-name="Default" table:formula="of:=[.R1]+[.R2]" office:value-type="float" office:value="0.0029281596" calcext:value-type="float">
            <text:p>0.0029281596</text:p>
          </table:table-cell>
          <table:table-cell/>
          <table:table-cell office:value-type="string" calcext:value-type="string">
            <text:p>Face chip</text:p>
          </table:table-cell>
          <table:table-cell office:value-type="float" office:value="0.0020840526" calcext:value-type="float">
            <text:p>0.0020840526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1"/>
          <table:table-cell/>
          <table:table-cell table:style-name="ce3" table:number-columns-repeated="2"/>
          <table:table-cell/>
          <table:table-cell table:style-name="ce1" office:value-type="string" calcext:value-type="string">
            <text:p># files</text:p>
          </table:table-cell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7"/>
          <table:table-cell table:number-columns-repeated="3"/>
          <table:table-cell table:style-name="Default"/>
          <table:table-cell office:value-type="string" calcext:value-type="string">
            <text:p>Descriptor cost</text:p>
          </table:table-cell>
          <table:table-cell table:style-name="Default" office:value-type="float" office:value="0.0022692426" calcext:value-type="float">
            <text:p>0.0022692426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  <table:table-cell table:style-name="Default" table:formula="of:=[.O2]+[.O3]" office:value-type="float" office:value="0.0051974022" calcext:value-type="float">
            <text:p>0.0051974022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Naive</text:p>
          </table:table-cell>
          <table:table-cell table:style-name="ce1" table:number-columns-repeated="3"/>
          <table:table-cell table:style-name="ce1" office:value-type="string" calcext:value-type="string">
            <text:p>Manager 5</text:p>
          </table:table-cell>
          <table:table-cell table:style-name="ce1" table:number-columns-repeated="5"/>
          <table:table-cell table:style-name="ce1" office:value-type="string" calcext:value-type="string">
            <text:p>Manager 10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Motion</text:p>
          </table:table-cell>
          <table:table-cell table:style-name="ce1" office:value-type="string" calcext:value-type="string">
            <text:p><text:s/>#motion frames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Face detect</text:p>
          </table:table-cell>
          <table:table-cell table:style-name="ce1" office:value-type="string" calcext:value-type="string">
            <text:p>Face descriptor</text:p>
          </table:table-cell>
          <table:table-cell table:style-name="ce1" office:value-type="string" calcext:value-type="string">
            <text:p>Work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Faster?</text:p>
          </table:table-cell>
          <table:table-cell table:style-name="ce1" office:value-type="string" calcext:value-type="string">
            <text:p>Face detect</text:p>
          </table:table-cell>
          <table:table-cell table:style-name="ce1" office:value-type="string" calcext:value-type="string">
            <text:p>Face descriptor</text:p>
          </table:table-cell>
          <table:table-cell table:style-name="ce1" office:value-type="string" calcext:value-type="string">
            <text:p>Work</text:p>
          </table:table-cell>
          <table:table-cell table:style-name="ce1" office:value-type="string" calcext:value-type="string">
            <text:p>Less work?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Faster?</text:p>
          </table:table-cell>
          <table:table-cell table:style-name="ce1" office:value-type="string" calcext:value-type="string">
            <text:p>Face detect</text:p>
          </table:table-cell>
          <table:table-cell table:style-name="ce1" office:value-type="string" calcext:value-type="string">
            <text:p>Face descriptor</text:p>
          </table:table-cell>
          <table:table-cell table:style-name="ce1" office:value-type="string" calcext:value-type="string">
            <text:p>Work</text:p>
          </table:table-cell>
          <table:table-cell table:style-name="ce1" office:value-type="string" calcext:value-type="string">
            <text:p>Less work?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float" office:value="284" calcext:value-type="float">
            <text:p>284</text:p>
          </table:table-cell>
          <table:table-cell office:value-type="float" office:value="7.01531" calcext:value-type="float">
            <text:p>7.01531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formula="of:=[.$E7]*[.$O$1] + [.$F7]*[.$O$4]" office:value-type="float" office:value="51.4743180024" calcext:value-type="float">
            <text:p>51.4743180024</text:p>
          </table:table-cell>
          <table:table-cell office:value-type="float" office:value="33.6688" calcext:value-type="float">
            <text:p>33.6688</text:p>
          </table:table-cell>
          <table:table-cell table:formula="of:=[.H7]/[.$D7]" office:value-type="float" office:value="4.79933174727845" calcext:value-type="float">
            <text:p>4.799331747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J7]*[.$O$1] + [.K7]*[.$O$4]" office:value-type="float" office:value="10.1498655216" calcext:value-type="float">
            <text:p>10.1498655216</text:p>
          </table:table-cell>
          <table:table-cell table:formula="of:=[.L7]/[.$G7]" office:value-type="float" office:value="0.197183098591549" calcext:value-type="float">
            <text:p>0.1971830986</text:p>
          </table:table-cell>
          <table:table-cell office:value-type="float" office:value="59.7824" calcext:value-type="float">
            <text:p>59.7824</text:p>
          </table:table-cell>
          <table:table-cell table:formula="of:=[.N7]/[.$D7]" office:value-type="float" office:value="8.5217046716396" calcext:value-type="float">
            <text:p>8.52170467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7]*[.$O$1] + [.Q7]*[.$O$4]" office:value-type="float" office:value="5.0749327608" calcext:value-type="float">
            <text:p>5.0749327608</text:p>
          </table:table-cell>
          <table:table-cell table:formula="of:=[.R7]/[.$G7]" office:value-type="float" office:value="0.0985915492957746" calcext:value-type="float">
            <text:p>0.09859154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3.8634" calcext:value-type="float">
            <text:p>13.8634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$E8]*[.$O$1] + [.$F8]*[.$O$4]" office:value-type="float" office:value="25.7371590012" calcext:value-type="float">
            <text:p>25.7371590012</text:p>
          </table:table-cell>
          <table:table-cell office:value-type="float" office:value="59.4284" calcext:value-type="float">
            <text:p>59.4284</text:p>
          </table:table-cell>
          <table:table-cell table:formula="of:=[.H8]/[.$D8]" office:value-type="float" office:value="4.28671177344663" calcext:value-type="float">
            <text:p>4.28671177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8]*[.$O$1] + [.K8]*[.$O$4]" office:value-type="float" office:value="5.0749327608" calcext:value-type="float">
            <text:p>5.0749327608</text:p>
          </table:table-cell>
          <table:table-cell table:formula="of:=[.L8]/[.$G8]" office:value-type="float" office:value="0.197183098591549" calcext:value-type="float">
            <text:p>0.1971830986</text:p>
          </table:table-cell>
          <table:table-cell office:value-type="float" office:value="59.5855" calcext:value-type="float">
            <text:p>59.5855</text:p>
          </table:table-cell>
          <table:table-cell table:formula="of:=[.N8]/[.$D8]" office:value-type="float" office:value="4.29804376992657" calcext:value-type="float">
            <text:p>4.298043769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8]*[.$O$1] + [.Q8]*[.$O$4]" office:value-type="float" office:value="5.0749327608" calcext:value-type="float">
            <text:p>5.0749327608</text:p>
          </table:table-cell>
          <table:table-cell table:formula="of:=[.R8]/[.$G8]" office:value-type="float" office:value="0.197183098591549" calcext:value-type="float">
            <text:p>0.19718309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59.6348" calcext:value-type="float">
            <text:p>59.634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$E9]*[.$O$1] + [.$F9]*[.$O$4]" office:value-type="float" office:value="5.0749327608" calcext:value-type="float">
            <text:p>5.0749327608</text:p>
          </table:table-cell>
          <table:table-cell office:value-type="float" office:value="59.8089" calcext:value-type="float">
            <text:p>59.8089</text:p>
          </table:table-cell>
          <table:table-cell table:formula="of:=[.H9]/[.$D9]" office:value-type="float" office:value="1.00291943630229" calcext:value-type="float">
            <text:p>1.00291943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9]*[.$O$1] + [.K9]*[.$O$4]" office:value-type="float" office:value="5.0749327608" calcext:value-type="float">
            <text:p>5.0749327608</text:p>
          </table:table-cell>
          <table:table-cell table:formula="of:=[.L9]/[.$G9]" office:value-type="float" office:value="1" calcext:value-type="float">
            <text:p>1</text:p>
          </table:table-cell>
          <table:table-cell office:value-type="float" office:value="59.5474" calcext:value-type="float">
            <text:p>59.5474</text:p>
          </table:table-cell>
          <table:table-cell table:formula="of:=[.N9]/[.$D9]" office:value-type="float" office:value="0.998534412792531" calcext:value-type="float">
            <text:p>0.998534412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9]*[.$O$1] + [.Q9]*[.$O$4]" office:value-type="float" office:value="5.0749327608" calcext:value-type="float">
            <text:p>5.0749327608</text:p>
          </table:table-cell>
          <table:table-cell table:formula="of:=[.R9]/[.$G9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float" office:value="284" calcext:value-type="float">
            <text:p>284</text:p>
          </table:table-cell>
          <table:table-cell office:value-type="float" office:value="7.13093" calcext:value-type="float">
            <text:p>7.1309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formula="of:=[.$E10]*[.$O$1] + [.$F10]*[.$O$4]" office:value-type="float" office:value="51.4743180024" calcext:value-type="float">
            <text:p>51.4743180024</text:p>
          </table:table-cell>
          <table:table-cell office:value-type="float" office:value="33.5338" calcext:value-type="float">
            <text:p>33.5338</text:p>
          </table:table-cell>
          <table:table-cell table:formula="of:=[.H10]/[.$D10]" office:value-type="float" office:value="4.70258437539003" calcext:value-type="float">
            <text:p>4.702584375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J10]*[.$O$1] + [.K10]*[.$O$4]" office:value-type="float" office:value="10.1498655216" calcext:value-type="float">
            <text:p>10.1498655216</text:p>
          </table:table-cell>
          <table:table-cell table:formula="of:=[.L10]/[.$G10]" office:value-type="float" office:value="0.197183098591549" calcext:value-type="float">
            <text:p>0.1971830986</text:p>
          </table:table-cell>
          <table:table-cell office:value-type="float" office:value="59.1282" calcext:value-type="float">
            <text:p>59.1282</text:p>
          </table:table-cell>
          <table:table-cell table:formula="of:=[.N10]/[.$D10]" office:value-type="float" office:value="8.29179363701509" calcext:value-type="float">
            <text:p>8.29179363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10]*[.$O$1] + [.Q10]*[.$O$4]" office:value-type="float" office:value="5.0749327608" calcext:value-type="float">
            <text:p>5.0749327608</text:p>
          </table:table-cell>
          <table:table-cell table:formula="of:=[.R10]/[.$G10]" office:value-type="float" office:value="0.0985915492957746" calcext:value-type="float">
            <text:p>0.09859154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4.0164" calcext:value-type="float">
            <text:p>14.0164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$E11]*[.$O$1] + [.$F11]*[.$O$4]" office:value-type="float" office:value="25.7371590012" calcext:value-type="float">
            <text:p>25.7371590012</text:p>
          </table:table-cell>
          <table:table-cell office:value-type="float" office:value="59.4769" calcext:value-type="float">
            <text:p>59.4769</text:p>
          </table:table-cell>
          <table:table-cell table:formula="of:=[.H11]/[.$D11]" office:value-type="float" office:value="4.24337918438401" calcext:value-type="float">
            <text:p>4.24337918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11]*[.$O$1] + [.K11]*[.$O$4]" office:value-type="float" office:value="5.0749327608" calcext:value-type="float">
            <text:p>5.0749327608</text:p>
          </table:table-cell>
          <table:table-cell table:formula="of:=[.L11]/[.$G11]" office:value-type="float" office:value="0.197183098591549" calcext:value-type="float">
            <text:p>0.1971830986</text:p>
          </table:table-cell>
          <table:table-cell office:value-type="float" office:value="59.1246" calcext:value-type="float">
            <text:p>59.1246</text:p>
          </table:table-cell>
          <table:table-cell table:formula="of:=[.N11]/[.$D11]" office:value-type="float" office:value="4.21824434234183" calcext:value-type="float">
            <text:p>4.218244342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11]*[.$O$1] + [.Q11]*[.$O$4]" office:value-type="float" office:value="5.0749327608" calcext:value-type="float">
            <text:p>5.0749327608</text:p>
          </table:table-cell>
          <table:table-cell table:formula="of:=[.R11]/[.$G11]" office:value-type="float" office:value="0.197183098591549" calcext:value-type="float">
            <text:p>0.19718309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0.389" calcext:value-type="float">
            <text:p>60.38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$E12]*[.$O$1] + [.$F12]*[.$O$4]" office:value-type="float" office:value="5.0749327608" calcext:value-type="float">
            <text:p>5.0749327608</text:p>
          </table:table-cell>
          <table:table-cell office:value-type="float" office:value="59.5252" calcext:value-type="float">
            <text:p>59.5252</text:p>
          </table:table-cell>
          <table:table-cell table:formula="of:=[.H12]/[.$D12]" office:value-type="float" office:value="0.985696070476411" calcext:value-type="float">
            <text:p>0.98569607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12]*[.$O$1] + [.K12]*[.$O$4]" office:value-type="float" office:value="5.0749327608" calcext:value-type="float">
            <text:p>5.0749327608</text:p>
          </table:table-cell>
          <table:table-cell table:formula="of:=[.L12]/[.$G12]" office:value-type="float" office:value="1" calcext:value-type="float">
            <text:p>1</text:p>
          </table:table-cell>
          <table:table-cell office:value-type="float" office:value="59.5818" calcext:value-type="float">
            <text:p>59.5818</text:p>
          </table:table-cell>
          <table:table-cell table:formula="of:=[.N12]/[.$D12]" office:value-type="float" office:value="0.986633327261587" calcext:value-type="float">
            <text:p>0.986633327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12]*[.$O$1] + [.Q12]*[.$O$4]" office:value-type="float" office:value="5.0749327608" calcext:value-type="float">
            <text:p>5.0749327608</text:p>
          </table:table-cell>
          <table:table-cell table:formula="of:=[.R12]/[.$G12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float" office:value="284" calcext:value-type="float">
            <text:p>284</text:p>
          </table:table-cell>
          <table:table-cell office:value-type="float" office:value="7.09866" calcext:value-type="float">
            <text:p>7.0986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formula="of:=[.$E13]*[.$O$1] + [.$F13]*[.$O$4]" office:value-type="float" office:value="51.4743180024" calcext:value-type="float">
            <text:p>51.4743180024</text:p>
          </table:table-cell>
          <table:table-cell office:value-type="float" office:value="33.5617" calcext:value-type="float">
            <text:p>33.5617</text:p>
          </table:table-cell>
          <table:table-cell table:formula="of:=[.H13]/[.$D13]" office:value-type="float" office:value="4.7278923064353" calcext:value-type="float">
            <text:p>4.727892306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J13]*[.$O$1] + [.K13]*[.$O$4]" office:value-type="float" office:value="10.1498655216" calcext:value-type="float">
            <text:p>10.1498655216</text:p>
          </table:table-cell>
          <table:table-cell table:formula="of:=[.L13]/[.$G13]" office:value-type="float" office:value="0.197183098591549" calcext:value-type="float">
            <text:p>0.1971830986</text:p>
          </table:table-cell>
          <table:table-cell office:value-type="float" office:value="59.5442" calcext:value-type="float">
            <text:p>59.5442</text:p>
          </table:table-cell>
          <table:table-cell table:formula="of:=[.N13]/[.$D13]" office:value-type="float" office:value="8.38809014659105" calcext:value-type="float">
            <text:p>8.388090146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13]*[.$O$1] + [.Q13]*[.$O$4]" office:value-type="float" office:value="5.0749327608" calcext:value-type="float">
            <text:p>5.0749327608</text:p>
          </table:table-cell>
          <table:table-cell table:formula="of:=[.R13]/[.$G13]" office:value-type="float" office:value="0.0985915492957746" calcext:value-type="float">
            <text:p>0.09859154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4.0027" calcext:value-type="float">
            <text:p>14.0027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$E14]*[.$O$1] + [.$F14]*[.$O$4]" office:value-type="float" office:value="25.7371590012" calcext:value-type="float">
            <text:p>25.7371590012</text:p>
          </table:table-cell>
          <table:table-cell office:value-type="float" office:value="58.9502" calcext:value-type="float">
            <text:p>58.9502</text:p>
          </table:table-cell>
          <table:table-cell table:formula="of:=[.H14]/[.$D14]" office:value-type="float" office:value="4.20991665893006" calcext:value-type="float">
            <text:p>4.209916658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14]*[.$O$1] + [.K14]*[.$O$4]" office:value-type="float" office:value="5.0749327608" calcext:value-type="float">
            <text:p>5.0749327608</text:p>
          </table:table-cell>
          <table:table-cell table:formula="of:=[.L14]/[.$G14]" office:value-type="float" office:value="0.197183098591549" calcext:value-type="float">
            <text:p>0.1971830986</text:p>
          </table:table-cell>
          <table:table-cell office:value-type="float" office:value="59.0009" calcext:value-type="float">
            <text:p>59.0009</text:p>
          </table:table-cell>
          <table:table-cell table:formula="of:=[.N14]/[.$D14]" office:value-type="float" office:value="4.21353738921779" calcext:value-type="float">
            <text:p>4.213537389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14]*[.$O$1] + [.Q14]*[.$O$4]" office:value-type="float" office:value="5.0749327608" calcext:value-type="float">
            <text:p>5.0749327608</text:p>
          </table:table-cell>
          <table:table-cell table:formula="of:=[.R14]/[.$G14]" office:value-type="float" office:value="0.197183098591549" calcext:value-type="float">
            <text:p>0.19718309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59.9115" calcext:value-type="float">
            <text:p>59.91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$E15]*[.$O$1] + [.$F15]*[.$O$4]" office:value-type="float" office:value="5.0749327608" calcext:value-type="float">
            <text:p>5.0749327608</text:p>
          </table:table-cell>
          <table:table-cell office:value-type="float" office:value="59.3464" calcext:value-type="float">
            <text:p>59.3464</text:p>
          </table:table-cell>
          <table:table-cell table:formula="of:=[.H15]/[.$D15]" office:value-type="float" office:value="0.99056775410397" calcext:value-type="float">
            <text:p>0.990567754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15]*[.$O$1] + [.K15]*[.$O$4]" office:value-type="float" office:value="5.0749327608" calcext:value-type="float">
            <text:p>5.0749327608</text:p>
          </table:table-cell>
          <table:table-cell table:formula="of:=[.L15]/[.$G15]" office:value-type="float" office:value="1" calcext:value-type="float">
            <text:p>1</text:p>
          </table:table-cell>
          <table:table-cell office:value-type="float" office:value="59.4045" calcext:value-type="float">
            <text:p>59.4045</text:p>
          </table:table-cell>
          <table:table-cell table:formula="of:=[.N15]/[.$D15]" office:value-type="float" office:value="0.991537517838812" calcext:value-type="float">
            <text:p>0.991537517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15]*[.$O$1] + [.Q15]*[.$O$4]" office:value-type="float" office:value="5.0749327608" calcext:value-type="float">
            <text:p>5.0749327608</text:p>
          </table:table-cell>
          <table:table-cell table:formula="of:=[.R15]/[.$G15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float" office:value="8" calcext:value-type="float">
            <text:p>8</text:p>
          </table:table-cell>
          <table:table-cell office:value-type="float" office:value="61.5062" calcext:value-type="float">
            <text:p>61.50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E16]*[.$O$1] + [.$F16]*[.$O$4]" office:value-type="float" office:value="1.4499807888" calcext:value-type="float">
            <text:p>1.4499807888</text:p>
          </table:table-cell>
          <table:table-cell office:value-type="float" office:value="74.6332" calcext:value-type="float">
            <text:p>74.6332</text:p>
          </table:table-cell>
          <table:table-cell table:formula="of:=[.H16]/[.$D16]" office:value-type="float" office:value="1.21342563839093" calcext:value-type="float">
            <text:p>1.21342563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16]*[.$O$1] + [.K16]*[.$O$4]" office:value-type="float" office:value="0.3624951972" calcext:value-type="float">
            <text:p>0.3624951972</text:p>
          </table:table-cell>
          <table:table-cell table:formula="of:=[.L16]/[.$G16]" office:value-type="float" office:value="0.25" calcext:value-type="float">
            <text:p>0.25</text:p>
          </table:table-cell>
          <table:table-cell office:value-type="float" office:value="77.4154" calcext:value-type="float">
            <text:p>77.4154</text:p>
          </table:table-cell>
          <table:table-cell table:formula="of:=[.N16]/[.$D16]" office:value-type="float" office:value="1.25866010255877" calcext:value-type="float">
            <text:p>1.25866010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16]*[.$O$1] + [.Q16]*[.$O$4]" office:value-type="float" office:value="0.1812475986" calcext:value-type="float">
            <text:p>0.1812475986</text:p>
          </table:table-cell>
          <table:table-cell table:formula="of:=[.R16]/[.$G16]" office:value-type="float" office:value="0.125" calcext:value-type="float">
            <text:p>0.1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float" office:value="8" calcext:value-type="float">
            <text:p>8</text:p>
          </table:table-cell>
          <table:table-cell office:value-type="float" office:value="56.9465" calcext:value-type="float">
            <text:p>56.94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E17]*[.$O$1] + [.$F17]*[.$O$4]" office:value-type="float" office:value="1.4499807888" calcext:value-type="float">
            <text:p>1.4499807888</text:p>
          </table:table-cell>
          <table:table-cell office:value-type="float" office:value="67.9054" calcext:value-type="float">
            <text:p>67.9054</text:p>
          </table:table-cell>
          <table:table-cell table:formula="of:=[.H17]/[.$D17]" office:value-type="float" office:value="1.19244202892188" calcext:value-type="float">
            <text:p>1.19244202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J17]*[.$O$1] + [.K17]*[.$O$4]" office:value-type="float" office:value="0.3624951972" calcext:value-type="float">
            <text:p>0.3624951972</text:p>
          </table:table-cell>
          <table:table-cell table:formula="of:=[.L17]/[.$G17]" office:value-type="float" office:value="0.25" calcext:value-type="float">
            <text:p>0.25</text:p>
          </table:table-cell>
          <table:table-cell office:value-type="float" office:value="69.9188" calcext:value-type="float">
            <text:p>69.9188</text:p>
          </table:table-cell>
          <table:table-cell table:formula="of:=[.N17]/[.$D17]" office:value-type="float" office:value="1.22779802094949" calcext:value-type="float">
            <text:p>1.2277980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17]*[.$O$1] + [.Q17]*[.$O$4]" office:value-type="float" office:value="0.1812475986" calcext:value-type="float">
            <text:p>0.1812475986</text:p>
          </table:table-cell>
          <table:table-cell table:formula="of:=[.R17]/[.$G17]" office:value-type="float" office:value="0.125" calcext:value-type="float">
            <text:p>0.1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float" office:value="284" calcext:value-type="float">
            <text:p>284</text:p>
          </table:table-cell>
          <table:table-cell office:value-type="float" office:value="7.12506" calcext:value-type="float">
            <text:p>7.1250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formula="of:=[.$E18]*[.$O$1] + [.$F18]*[.$O$4]" office:value-type="float" office:value="51.4743180024" calcext:value-type="float">
            <text:p>51.4743180024</text:p>
          </table:table-cell>
          <table:table-cell office:value-type="float" office:value="32.2446" calcext:value-type="float">
            <text:p>32.2446</text:p>
          </table:table-cell>
          <table:table-cell table:formula="of:=[.H18]/[.$D18]" office:value-type="float" office:value="4.52551978509655" calcext:value-type="float">
            <text:p>4.525519785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J18]*[.$O$1] + [.K18]*[.$O$4]" office:value-type="float" office:value="10.1498655216" calcext:value-type="float">
            <text:p>10.1498655216</text:p>
          </table:table-cell>
          <table:table-cell table:formula="of:=[.L18]/[.$G18]" office:value-type="float" office:value="0.197183098591549" calcext:value-type="float">
            <text:p>0.1971830986</text:p>
          </table:table-cell>
          <table:table-cell office:value-type="float" office:value="57.717" calcext:value-type="float">
            <text:p>57.717</text:p>
          </table:table-cell>
          <table:table-cell table:formula="of:=[.N18]/[.$D18]" office:value-type="float" office:value="8.10056336367694" calcext:value-type="float">
            <text:p>8.100563363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18]*[.$O$1] + [.Q18]*[.$O$4]" office:value-type="float" office:value="5.0749327608" calcext:value-type="float">
            <text:p>5.0749327608</text:p>
          </table:table-cell>
          <table:table-cell table:formula="of:=[.R18]/[.$G18]" office:value-type="float" office:value="0.0985915492957746" calcext:value-type="float">
            <text:p>0.09859154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4.0136" calcext:value-type="float">
            <text:p>14.013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$E19]*[.$O$1] + [.$F19]*[.$O$4]" office:value-type="float" office:value="25.7371590012" calcext:value-type="float">
            <text:p>25.7371590012</text:p>
          </table:table-cell>
          <table:table-cell office:value-type="float" office:value="58.1612" calcext:value-type="float">
            <text:p>58.1612</text:p>
          </table:table-cell>
          <table:table-cell table:formula="of:=[.H19]/[.$D19]" office:value-type="float" office:value="4.15033967003482" calcext:value-type="float">
            <text:p>4.150339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19]*[.$O$1] + [.K19]*[.$O$4]" office:value-type="float" office:value="5.0749327608" calcext:value-type="float">
            <text:p>5.0749327608</text:p>
          </table:table-cell>
          <table:table-cell table:formula="of:=[.L19]/[.$G19]" office:value-type="float" office:value="0.197183098591549" calcext:value-type="float">
            <text:p>0.1971830986</text:p>
          </table:table-cell>
          <table:table-cell office:value-type="float" office:value="57.4893" calcext:value-type="float">
            <text:p>57.4893</text:p>
          </table:table-cell>
          <table:table-cell table:formula="of:=[.N19]/[.$D19]" office:value-type="float" office:value="4.10239338927899" calcext:value-type="float">
            <text:p>4.102393389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19]*[.$O$1] + [.Q19]*[.$O$4]" office:value-type="float" office:value="5.0749327608" calcext:value-type="float">
            <text:p>5.0749327608</text:p>
          </table:table-cell>
          <table:table-cell table:formula="of:=[.R19]/[.$G19]" office:value-type="float" office:value="0.197183098591549" calcext:value-type="float">
            <text:p>0.19718309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0.2868" calcext:value-type="float">
            <text:p>60.28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$E20]*[.$O$1] + [.$F20]*[.$O$4]" office:value-type="float" office:value="5.0749327608" calcext:value-type="float">
            <text:p>5.0749327608</text:p>
          </table:table-cell>
          <table:table-cell office:value-type="float" office:value="58.0536" calcext:value-type="float">
            <text:p>58.0536</text:p>
          </table:table-cell>
          <table:table-cell table:formula="of:=[.H20]/[.$D20]" office:value-type="float" office:value="0.962957065228209" calcext:value-type="float">
            <text:p>0.96295706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20]*[.$O$1] + [.K20]*[.$O$4]" office:value-type="float" office:value="5.0749327608" calcext:value-type="float">
            <text:p>5.0749327608</text:p>
          </table:table-cell>
          <table:table-cell table:formula="of:=[.L20]/[.$G20]" office:value-type="float" office:value="1" calcext:value-type="float">
            <text:p>1</text:p>
          </table:table-cell>
          <table:table-cell office:value-type="float" office:value="57.5428" calcext:value-type="float">
            <text:p>57.5428</text:p>
          </table:table-cell>
          <table:table-cell table:formula="of:=[.N20]/[.$D20]" office:value-type="float" office:value="0.954484232037527" calcext:value-type="float">
            <text:p>0.9544842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20]*[.$O$1] + [.Q20]*[.$O$4]" office:value-type="float" office:value="5.0749327608" calcext:value-type="float">
            <text:p>5.0749327608</text:p>
          </table:table-cell>
          <table:table-cell table:formula="of:=[.R20]/[.$G20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float" office:value="285" calcext:value-type="float">
            <text:p>285</text:p>
          </table:table-cell>
          <table:table-cell office:value-type="float" office:value="6.99147" calcext:value-type="float">
            <text:p>6.99147</text:p>
          </table:table-cell>
          <table:table-cell office:value-type="float" office:value="285" calcext:value-type="float">
            <text:p>285</text:p>
          </table:table-cell>
          <table:table-cell office:value-type="float" office:value="131" calcext:value-type="float">
            <text:p>131</text:p>
          </table:table-cell>
          <table:table-cell table:formula="of:=[.$E21]*[.$O$1] + [.$F21]*[.$O$4]" office:value-type="float" office:value="52.3364252892" calcext:value-type="float">
            <text:p>52.3364252892</text:p>
          </table:table-cell>
          <table:table-cell office:value-type="float" office:value="29.8817" calcext:value-type="float">
            <text:p>29.8817</text:p>
          </table:table-cell>
          <table:table-cell table:formula="of:=[.H21]/[.$D21]" office:value-type="float" office:value="4.27402248740251" calcext:value-type="float">
            <text:p>4.274022487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J21]*[.$O$1] + [.K21]*[.$O$4]" office:value-type="float" office:value="10.3674949356" calcext:value-type="float">
            <text:p>10.3674949356</text:p>
          </table:table-cell>
          <table:table-cell table:formula="of:=[.L21]/[.$G21]" office:value-type="float" office:value="0.198093295029445" calcext:value-type="float">
            <text:p>0.198093295</text:p>
          </table:table-cell>
          <table:table-cell office:value-type="float" office:value="50.6233" calcext:value-type="float">
            <text:p>50.6233</text:p>
          </table:table-cell>
          <table:table-cell table:formula="of:=[.N21]/[.$D21]" office:value-type="float" office:value="7.24072333858259" calcext:value-type="float">
            <text:p>7.240723338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P21]*[.$O$1] + [.Q21]*[.$O$4]" office:value-type="float" office:value="5.1113145762" calcext:value-type="float">
            <text:p>5.1113145762</text:p>
          </table:table-cell>
          <table:table-cell table:formula="of:=[.R21]/[.$G21]" office:value-type="float" office:value="0.0976626612909835" calcext:value-type="float">
            <text:p>0.09766266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3.8212" calcext:value-type="float">
            <text:p>13.8212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table:formula="of:=[.$E22]*[.$O$1] + [.$F22]*[.$O$4]" office:value-type="float" office:value="26.0749901442" calcext:value-type="float">
            <text:p>26.0749901442</text:p>
          </table:table-cell>
          <table:table-cell office:value-type="float" office:value="55.277" calcext:value-type="float">
            <text:p>55.277</text:p>
          </table:table-cell>
          <table:table-cell table:formula="of:=[.H22]/[.$D22]" office:value-type="float" office:value="3.9994356495818" calcext:value-type="float">
            <text:p>3.999435649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J22]*[.$O$1] + [.K22]*[.$O$4]" office:value-type="float" office:value="5.0905249674" calcext:value-type="float">
            <text:p>5.0905249674</text:p>
          </table:table-cell>
          <table:table-cell table:formula="of:=[.L22]/[.$G22]" office:value-type="float" office:value="0.195226342915121" calcext:value-type="float">
            <text:p>0.1952263429</text:p>
          </table:table-cell>
          <table:table-cell office:value-type="float" office:value="55.3132" calcext:value-type="float">
            <text:p>55.3132</text:p>
          </table:table-cell>
          <table:table-cell table:formula="of:=[.N22]/[.$D22]" office:value-type="float" office:value="4.00205481434318" calcext:value-type="float">
            <text:p>4.00205481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P22]*[.$O$1] + [.Q22]*[.$O$4]" office:value-type="float" office:value="5.0905249674" calcext:value-type="float">
            <text:p>5.0905249674</text:p>
          </table:table-cell>
          <table:table-cell table:formula="of:=[.R22]/[.$G22]" office:value-type="float" office:value="0.195226342915121" calcext:value-type="float">
            <text:p>0.19522634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59.4694" calcext:value-type="float">
            <text:p>59.469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formula="of:=[.$E23]*[.$O$1] + [.$F23]*[.$O$4]" office:value-type="float" office:value="5.1424989894" calcext:value-type="float">
            <text:p>5.1424989894</text:p>
          </table:table-cell>
          <table:table-cell office:value-type="float" office:value="58.2288" calcext:value-type="float">
            <text:p>58.2288</text:p>
          </table:table-cell>
          <table:table-cell table:formula="of:=[.H23]/[.$D23]" office:value-type="float" office:value="0.979138851241143" calcext:value-type="float">
            <text:p>0.97913885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J23]*[.$O$1] + [.K23]*[.$O$4]" office:value-type="float" office:value="5.1009197718" calcext:value-type="float">
            <text:p>5.1009197718</text:p>
          </table:table-cell>
          <table:table-cell table:formula="of:=[.L23]/[.$G23]" office:value-type="float" office:value="0.991914589057634" calcext:value-type="float">
            <text:p>0.9919145891</text:p>
          </table:table-cell>
          <table:table-cell office:value-type="float" office:value="57.9501" calcext:value-type="float">
            <text:p>57.9501</text:p>
          </table:table-cell>
          <table:table-cell table:formula="of:=[.N23]/[.$D23]" office:value-type="float" office:value="0.974452407456608" calcext:value-type="float">
            <text:p>0.974452407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P23]*[.$O$1] + [.Q23]*[.$O$4]" office:value-type="float" office:value="5.1009197718" calcext:value-type="float">
            <text:p>5.1009197718</text:p>
          </table:table-cell>
          <table:table-cell table:formula="of:=[.R23]/[.$G23]" office:value-type="float" office:value="0.991914589057634" calcext:value-type="float">
            <text:p>0.99191458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float" office:value="222" calcext:value-type="float">
            <text:p>222</text:p>
          </table:table-cell>
          <table:table-cell office:value-type="float" office:value="8.10999" calcext:value-type="float">
            <text:p>8.10999</text:p>
          </table:table-cell>
          <table:table-cell office:value-type="float" office:value="222" calcext:value-type="float">
            <text:p>222</text:p>
          </table:table-cell>
          <table:table-cell office:value-type="float" office:value="93" calcext:value-type="float">
            <text:p>93</text:p>
          </table:table-cell>
          <table:table-cell table:formula="of:=[.$E24]*[.$O$1] + [.$F24]*[.$O$4]" office:value-type="float" office:value="40.7203252938" calcext:value-type="float">
            <text:p>40.7203252938</text:p>
          </table:table-cell>
          <table:table-cell office:value-type="float" office:value="26.0572" calcext:value-type="float">
            <text:p>26.0572</text:p>
          </table:table-cell>
          <table:table-cell table:formula="of:=[.H24]/[.$D24]" office:value-type="float" office:value="3.21297560169618" calcext:value-type="float">
            <text:p>3.212975601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J24]*[.$O$1] + [.K24]*[.$O$4]" office:value-type="float" office:value="7.990486545" calcext:value-type="float">
            <text:p>7.990486545</text:p>
          </table:table-cell>
          <table:table-cell table:formula="of:=[.L24]/[.$G24]" office:value-type="float" office:value="0.196228455626228" calcext:value-type="float">
            <text:p>0.1962284556</text:p>
          </table:table-cell>
          <table:table-cell office:value-type="float" office:value="36.9667" calcext:value-type="float">
            <text:p>36.9667</text:p>
          </table:table-cell>
          <table:table-cell table:formula="of:=[.N24]/[.$D24]" office:value-type="float" office:value="4.55816838245177" calcext:value-type="float">
            <text:p>4.5581683825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P24]*[.$O$1] + [.Q24]*[.$O$4]" office:value-type="float" office:value="3.8217917772" calcext:value-type="float">
            <text:p>3.8217917772</text:p>
          </table:table-cell>
          <table:table-cell table:formula="of:=[.R24]/[.$G24]" office:value-type="float" office:value="0.0938546475163326" calcext:value-type="float">
            <text:p>0.09385464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float" office:value="235" calcext:value-type="float">
            <text:p>235</text:p>
          </table:table-cell>
          <table:table-cell office:value-type="float" office:value="7.77391" calcext:value-type="float">
            <text:p>7.77391</text:p>
          </table:table-cell>
          <table:table-cell office:value-type="float" office:value="235" calcext:value-type="float">
            <text:p>235</text:p>
          </table:table-cell>
          <table:table-cell office:value-type="float" office:value="108" calcext:value-type="float">
            <text:p>108</text:p>
          </table:table-cell>
          <table:table-cell table:formula="of:=[.$E25]*[.$O$1] + [.$F25]*[.$O$4]" office:value-type="float" office:value="43.1545051086" calcext:value-type="float">
            <text:p>43.1545051086</text:p>
          </table:table-cell>
          <table:table-cell office:value-type="float" office:value="25.9112" calcext:value-type="float">
            <text:p>25.9112</text:p>
          </table:table-cell>
          <table:table-cell table:formula="of:=[.H25]/[.$D25]" office:value-type="float" office:value="3.33309750177195" calcext:value-type="float">
            <text:p>3.3330975018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[.J25]*[.$O$1] + [.K25]*[.$O$4]" office:value-type="float" office:value="8.5342293408" calcext:value-type="float">
            <text:p>8.5342293408</text:p>
          </table:table-cell>
          <table:table-cell table:formula="of:=[.L25]/[.$G25]" office:value-type="float" office:value="0.197759870477561" calcext:value-type="float">
            <text:p>0.1977598705</text:p>
          </table:table-cell>
          <table:table-cell office:value-type="float" office:value="37.3778" calcext:value-type="float">
            <text:p>37.3778</text:p>
          </table:table-cell>
          <table:table-cell table:formula="of:=[.N25]/[.$D25]" office:value-type="float" office:value="4.80810814635106" calcext:value-type="float">
            <text:p>4.808108146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P25]*[.$O$1] + [.Q25]*[.$O$4]" office:value-type="float" office:value="4.365534573" calcext:value-type="float">
            <text:p>4.365534573</text:p>
          </table:table-cell>
          <table:table-cell table:formula="of:=[.R25]/[.$G25]" office:value-type="float" office:value="0.101160575518453" calcext:value-type="float">
            <text:p>0.10116057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float" office:value="202" calcext:value-type="float">
            <text:p>202</text:p>
          </table:table-cell>
          <table:table-cell office:value-type="float" office:value="8.87038" calcext:value-type="float">
            <text:p>8.87038</text:p>
          </table:table-cell>
          <table:table-cell office:value-type="float" office:value="202" calcext:value-type="float">
            <text:p>202</text:p>
          </table:table-cell>
          <table:table-cell office:value-type="float" office:value="76" calcext:value-type="float">
            <text:p>76</text:p>
          </table:table-cell>
          <table:table-cell table:formula="of:=[.$E26]*[.$O$1] + [.$F26]*[.$O$4]" office:value-type="float" office:value="37.0070174844" calcext:value-type="float">
            <text:p>37.0070174844</text:p>
          </table:table-cell>
          <table:table-cell office:value-type="float" office:value="28.0949" calcext:value-type="float">
            <text:p>28.0949</text:p>
          </table:table-cell>
          <table:table-cell table:formula="of:=[.H26]/[.$D26]" office:value-type="float" office:value="3.16727130066581" calcext:value-type="float">
            <text:p>3.1672713007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J26]*[.$O$1] + [.K26]*[.$O$4]" office:value-type="float" office:value="7.4467437492" calcext:value-type="float">
            <text:p>7.4467437492</text:p>
          </table:table-cell>
          <table:table-cell table:formula="of:=[.L26]/[.$G26]" office:value-type="float" office:value="0.201225179855121" calcext:value-type="float">
            <text:p>0.2012251799</text:p>
          </table:table-cell>
          <table:table-cell office:value-type="float" office:value="39.6567" calcext:value-type="float">
            <text:p>39.6567</text:p>
          </table:table-cell>
          <table:table-cell table:formula="of:=[.N26]/[.$D26]" office:value-type="float" office:value="4.47068783975433" calcext:value-type="float">
            <text:p>4.470687839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P26]*[.$O$1] + [.Q26]*[.$O$4]" office:value-type="float" office:value="3.6405441786" calcext:value-type="float">
            <text:p>3.6405441786</text:p>
          </table:table-cell>
          <table:table-cell table:formula="of:=[.R26]/[.$G26]" office:value-type="float" office:value="0.0983744280428608" calcext:value-type="float">
            <text:p>0.0983744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float" office:value="199" calcext:value-type="float">
            <text:p>199</text:p>
          </table:table-cell>
          <table:table-cell office:value-type="float" office:value="9.00798" calcext:value-type="float">
            <text:p>9.00798</text:p>
          </table:table-cell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table:formula="of:=[.$E27]*[.$O$1] + [.$F27]*[.$O$4]" office:value-type="float" office:value="36.447682482" calcext:value-type="float">
            <text:p>36.447682482</text:p>
          </table:table-cell>
          <table:table-cell office:value-type="float" office:value="29.3357" calcext:value-type="float">
            <text:p>29.3357</text:p>
          </table:table-cell>
          <table:table-cell table:formula="of:=[.H27]/[.$D27]" office:value-type="float" office:value="3.25663467281233" calcext:value-type="float">
            <text:p>3.256634672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J27]*[.$O$1] + [.K27]*[.$O$4]" office:value-type="float" office:value="7.2706935528" calcext:value-type="float">
            <text:p>7.2706935528</text:p>
          </table:table-cell>
          <table:table-cell table:formula="of:=[.L27]/[.$G27]" office:value-type="float" office:value="0.199483013944458" calcext:value-type="float">
            <text:p>0.1994830139</text:p>
          </table:table-cell>
          <table:table-cell office:value-type="float" office:value="41.9493" calcext:value-type="float">
            <text:p>41.9493</text:p>
          </table:table-cell>
          <table:table-cell table:formula="of:=[.N27]/[.$D27]" office:value-type="float" office:value="4.65690421159905" calcext:value-type="float">
            <text:p>4.65690421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P27]*[.$O$1] + [.Q27]*[.$O$4]" office:value-type="float" office:value="3.6457415808" calcext:value-type="float">
            <text:p>3.6457415808</text:p>
          </table:table-cell>
          <table:table-cell table:formula="of:=[.R27]/[.$G27]" office:value-type="float" office:value="0.100026704924256" calcext:value-type="float">
            <text:p>0.10002670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float" office:value="151" calcext:value-type="float">
            <text:p>151</text:p>
          </table:table-cell>
          <table:table-cell office:value-type="float" office:value="11.3038" calcext:value-type="float">
            <text:p>11.3038</text:p>
          </table:table-cell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table:formula="of:=[.$E28]*[.$O$1] + [.$F28]*[.$O$4]" office:value-type="float" office:value="27.586678281" calcext:value-type="float">
            <text:p>27.586678281</text:p>
          </table:table-cell>
          <table:table-cell office:value-type="float" office:value="32.6138" calcext:value-type="float">
            <text:p>32.6138</text:p>
          </table:table-cell>
          <table:table-cell table:formula="of:=[.H28]/[.$D28]" office:value-type="float" office:value="2.88520674463455" calcext:value-type="float">
            <text:p>2.885206744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J28]*[.$O$1] + [.K28]*[.$O$4]" office:value-type="float" office:value="5.6342677632" calcext:value-type="float">
            <text:p>5.6342677632</text:p>
          </table:table-cell>
          <table:table-cell table:formula="of:=[.L28]/[.$G28]" office:value-type="float" office:value="0.204238716448893" calcext:value-type="float">
            <text:p>0.2042387164</text:p>
          </table:table-cell>
          <table:table-cell office:value-type="float" office:value="43.1442" calcext:value-type="float">
            <text:p>43.1442</text:p>
          </table:table-cell>
          <table:table-cell table:formula="of:=[.N28]/[.$D28]" office:value-type="float" office:value="3.81678727507564" calcext:value-type="float">
            <text:p>3.816787275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P28]*[.$O$1] + [.Q28]*[.$O$4]" office:value-type="float" office:value="2.910356382" calcext:value-type="float">
            <text:p>2.910356382</text:p>
          </table:table-cell>
          <table:table-cell table:formula="of:=[.R28]/[.$G28]" office:value-type="float" office:value="0.105498616120248" calcext:value-type="float">
            <text:p>0.105498616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float" office:value="285" calcext:value-type="float">
            <text:p>285</text:p>
          </table:table-cell>
          <table:table-cell office:value-type="float" office:value="7.07267" calcext:value-type="float">
            <text:p>7.07267</text:p>
          </table:table-cell>
          <table:table-cell office:value-type="float" office:value="285" calcext:value-type="float">
            <text:p>285</text:p>
          </table:table-cell>
          <table:table-cell office:value-type="float" office:value="66" calcext:value-type="float">
            <text:p>66</text:p>
          </table:table-cell>
          <table:table-cell table:formula="of:=[.$E29]*[.$O$1] + [.$F29]*[.$O$4]" office:value-type="float" office:value="51.9985941462" calcext:value-type="float">
            <text:p>51.9985941462</text:p>
          </table:table-cell>
          <table:table-cell office:value-type="float" office:value="31.613" calcext:value-type="float">
            <text:p>31.613</text:p>
          </table:table-cell>
          <table:table-cell table:formula="of:=[.H29]/[.$D29]" office:value-type="float" office:value="4.46974056473722" calcext:value-type="float">
            <text:p>4.4697405647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[.J29]*[.$O$1] + [.K29]*[.$O$4]" office:value-type="float" office:value="10.3622975334" calcext:value-type="float">
            <text:p>10.3622975334</text:p>
          </table:table-cell>
          <table:table-cell table:formula="of:=[.L29]/[.$G29]" office:value-type="float" office:value="0.199280340238915" calcext:value-type="float">
            <text:p>0.1992803402</text:p>
          </table:table-cell>
          <table:table-cell office:value-type="float" office:value="55.8973" calcext:value-type="float">
            <text:p>55.8973</text:p>
          </table:table-cell>
          <table:table-cell table:formula="of:=[.N29]/[.$D29]" office:value-type="float" office:value="7.90328122194306" calcext:value-type="float">
            <text:p>7.903281221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[.P29]*[.$O$1] + [.Q29]*[.$O$4]" office:value-type="float" office:value="5.106117174" calcext:value-type="float">
            <text:p>5.106117174</text:p>
          </table:table-cell>
          <table:table-cell table:formula="of:=[.R29]/[.$G29]" office:value-type="float" office:value="0.0981972158640206" calcext:value-type="float">
            <text:p>0.09819721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3.98" calcext:value-type="float">
            <text:p>13.98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table:formula="of:=[.$E30]*[.$O$1] + [.$F30]*[.$O$4]" office:value-type="float" office:value="25.887883665" calcext:value-type="float">
            <text:p>25.887883665</text:p>
          </table:table-cell>
          <table:table-cell office:value-type="float" office:value="57.6394" calcext:value-type="float">
            <text:p>57.6394</text:p>
          </table:table-cell>
          <table:table-cell table:formula="of:=[.H30]/[.$D30]" office:value-type="float" office:value="4.12298998569385" calcext:value-type="float">
            <text:p>4.122989985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J30]*[.$O$1] + [.K30]*[.$O$4]" office:value-type="float" office:value="5.0957223696" calcext:value-type="float">
            <text:p>5.0957223696</text:p>
          </table:table-cell>
          <table:table-cell table:formula="of:=[.L30]/[.$G30]" office:value-type="float" office:value="0.196838120703136" calcext:value-type="float">
            <text:p>0.1968381207</text:p>
          </table:table-cell>
          <table:table-cell office:value-type="float" office:value="58.0087" calcext:value-type="float">
            <text:p>58.0087</text:p>
          </table:table-cell>
          <table:table-cell table:formula="of:=[.N30]/[.$D30]" office:value-type="float" office:value="4.14940629470672" calcext:value-type="float">
            <text:p>4.149406294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P30]*[.$O$1] + [.Q30]*[.$O$4]" office:value-type="float" office:value="5.0957223696" calcext:value-type="float">
            <text:p>5.0957223696</text:p>
          </table:table-cell>
          <table:table-cell table:formula="of:=[.R30]/[.$G30]" office:value-type="float" office:value="0.196838120703136" calcext:value-type="float">
            <text:p>0.196838120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0.0822" calcext:value-type="float">
            <text:p>60.082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$E31]*[.$O$1] + [.$F31]*[.$O$4]" office:value-type="float" office:value="5.1009197718" calcext:value-type="float">
            <text:p>5.1009197718</text:p>
          </table:table-cell>
          <table:table-cell office:value-type="float" office:value="58.7396" calcext:value-type="float">
            <text:p>58.7396</text:p>
          </table:table-cell>
          <table:table-cell table:formula="of:=[.H31]/[.$D31]" office:value-type="float" office:value="0.977653947425361" calcext:value-type="float">
            <text:p>0.977653947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J31]*[.$O$1] + [.K31]*[.$O$4]" office:value-type="float" office:value="5.1009197718" calcext:value-type="float">
            <text:p>5.1009197718</text:p>
          </table:table-cell>
          <table:table-cell table:formula="of:=[.L31]/[.$G31]" office:value-type="float" office:value="1" calcext:value-type="float">
            <text:p>1</text:p>
          </table:table-cell>
          <table:table-cell office:value-type="float" office:value="58.9935" calcext:value-type="float">
            <text:p>58.9935</text:p>
          </table:table-cell>
          <table:table-cell table:formula="of:=[.N31]/[.$D31]" office:value-type="float" office:value="0.981879824640243" calcext:value-type="float">
            <text:p>0.981879824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P31]*[.$O$1] + [.Q31]*[.$O$4]" office:value-type="float" office:value="5.1009197718" calcext:value-type="float">
            <text:p>5.1009197718</text:p>
          </table:table-cell>
          <table:table-cell table:formula="of:=[.R31]/[.$G31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float" office:value="45" calcext:value-type="float">
            <text:p>45</text:p>
          </table:table-cell>
          <table:table-cell office:value-type="float" office:value="26.6799" calcext:value-type="float">
            <text:p>26.6799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[.$E32]*[.$O$1] + [.$F32]*[.$O$4]" office:value-type="float" office:value="8.3536432206" calcext:value-type="float">
            <text:p>8.3536432206</text:p>
          </table:table-cell>
          <table:table-cell office:value-type="float" office:value="50.8338" calcext:value-type="float">
            <text:p>50.8338</text:p>
          </table:table-cell>
          <table:table-cell table:formula="of:=[.H32]/[.$D32]" office:value-type="float" office:value="1.90532198396546" calcext:value-type="float">
            <text:p>1.90532198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J32]*[.$O$1] + [.K32]*[.$O$4]" office:value-type="float" office:value="1.4603755932" calcext:value-type="float">
            <text:p>1.4603755932</text:p>
          </table:table-cell>
          <table:table-cell table:formula="of:=[.L32]/[.$G32]" office:value-type="float" office:value="0.174819004670768" calcext:value-type="float">
            <text:p>0.1748190047</text:p>
          </table:table-cell>
          <table:table-cell office:value-type="float" office:value="56.8592" calcext:value-type="float">
            <text:p>56.8592</text:p>
          </table:table-cell>
          <table:table-cell table:formula="of:=[.N32]/[.$D32]" office:value-type="float" office:value="2.13116241065371" calcext:value-type="float">
            <text:p>2.13116241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P32]*[.$O$1] + [.Q32]*[.$O$4]" office:value-type="float" office:value="0.7353851988" calcext:value-type="float">
            <text:p>0.7353851988</text:p>
          </table:table-cell>
          <table:table-cell table:formula="of:=[.R32]/[.$G32]" office:value-type="float" office:value="0.0880316742504094" calcext:value-type="float">
            <text:p>0.08803167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float" office:value="72" calcext:value-type="float">
            <text:p>72</text:p>
          </table:table-cell>
          <table:table-cell office:value-type="float" office:value="20.7333" calcext:value-type="float">
            <text:p>20.7333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table:formula="of:=[.$E33]*[.$O$1] + [.$F33]*[.$O$4]" office:value-type="float" office:value="13.3356842202" calcext:value-type="float">
            <text:p>13.3356842202</text:p>
          </table:table-cell>
          <table:table-cell office:value-type="float" office:value="48.7417" calcext:value-type="float">
            <text:p>48.7417</text:p>
          </table:table-cell>
          <table:table-cell table:formula="of:=[.H33]/[.$D33]" office:value-type="float" office:value="2.35088963165536" calcext:value-type="float">
            <text:p>2.35088963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J33]*[.$O$1] + [.K33]*[.$O$4]" office:value-type="float" office:value="2.5582559892" calcext:value-type="float">
            <text:p>2.5582559892</text:p>
          </table:table-cell>
          <table:table-cell table:formula="of:=[.L33]/[.$G33]" office:value-type="float" office:value="0.191835375445148" calcext:value-type="float">
            <text:p>0.1918353754</text:p>
          </table:table-cell>
          <table:table-cell office:value-type="float" office:value="57.6114" calcext:value-type="float">
            <text:p>57.6114</text:p>
          </table:table-cell>
          <table:table-cell table:formula="of:=[.N33]/[.$D33]" office:value-type="float" office:value="2.77868935480604" calcext:value-type="float">
            <text:p>2.77868935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P33]*[.$O$1] + [.Q33]*[.$O$4]" office:value-type="float" office:value="1.4707703976" calcext:value-type="float">
            <text:p>1.4707703976</text:p>
          </table:table-cell>
          <table:table-cell table:formula="of:=[.R33]/[.$G33]" office:value-type="float" office:value="0.110288334165275" calcext:value-type="float">
            <text:p>0.11028833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float" office:value="35" calcext:value-type="float">
            <text:p>35</text:p>
          </table:table-cell>
          <table:table-cell office:value-type="float" office:value="32.0895" calcext:value-type="float">
            <text:p>32.0895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formula="of:=[.$E34]*[.$O$1] + [.$F34]*[.$O$4]" office:value-type="float" office:value="6.4943906148" calcext:value-type="float">
            <text:p>6.4943906148</text:p>
          </table:table-cell>
          <table:table-cell office:value-type="float" office:value="58.5219" calcext:value-type="float">
            <text:p>58.5219</text:p>
          </table:table-cell>
          <table:table-cell table:formula="of:=[.H34]/[.$D34]" office:value-type="float" office:value="1.82370868975833" calcext:value-type="float">
            <text:p>1.823708689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J34]*[.$O$1] + [.K34]*[.$O$4]" office:value-type="float" office:value="1.097880396" calcext:value-type="float">
            <text:p>1.097880396</text:p>
          </table:table-cell>
          <table:table-cell table:formula="of:=[.L34]/[.$G34]" office:value-type="float" office:value="0.169050563958696" calcext:value-type="float">
            <text:p>0.169050564</text:p>
          </table:table-cell>
          <table:table-cell office:value-type="float" office:value="64.4049" calcext:value-type="float">
            <text:p>64.4049</text:p>
          </table:table-cell>
          <table:table-cell table:formula="of:=[.N34]/[.$D34]" office:value-type="float" office:value="2.00703968587856" calcext:value-type="float">
            <text:p>2.00703968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P34]*[.$O$1] + [.Q34]*[.$O$4]" office:value-type="float" office:value="0.548940198" calcext:value-type="float">
            <text:p>0.548940198</text:p>
          </table:table-cell>
          <table:table-cell table:formula="of:=[.R34]/[.$G34]" office:value-type="float" office:value="0.0845252819793478" calcext:value-type="float">
            <text:p>0.08452528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float" office:value="49" calcext:value-type="float">
            <text:p>49</text:p>
          </table:table-cell>
          <table:table-cell office:value-type="float" office:value="27.1425" calcext:value-type="float">
            <text:p>27.142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table:formula="of:=[.$E35]*[.$O$1] + [.$F35]*[.$O$4]" office:value-type="float" office:value="9.0682388106" calcext:value-type="float">
            <text:p>9.0682388106</text:p>
          </table:table-cell>
          <table:table-cell office:value-type="float" office:value="57.0113" calcext:value-type="float">
            <text:p>57.0113</text:p>
          </table:table-cell>
          <table:table-cell table:formula="of:=[.H35]/[.$D35]" office:value-type="float" office:value="2.10044395320991" calcext:value-type="float">
            <text:p>2.10044395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35]*[.$O$1] + [.K35]*[.$O$4]" office:value-type="float" office:value="1.6364257896" calcext:value-type="float">
            <text:p>1.6364257896</text:p>
          </table:table-cell>
          <table:table-cell table:formula="of:=[.L35]/[.$G35]" office:value-type="float" office:value="0.180456847661219" calcext:value-type="float">
            <text:p>0.1804568477</text:p>
          </table:table-cell>
          <table:table-cell office:value-type="float" office:value="63.0008" calcext:value-type="float">
            <text:p>63.0008</text:p>
          </table:table-cell>
          <table:table-cell table:formula="of:=[.N35]/[.$D35]" office:value-type="float" office:value="2.32111264621903" calcext:value-type="float">
            <text:p>2.32111264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P35]*[.$O$1] + [.Q35]*[.$O$4]" office:value-type="float" office:value="1.0926829938" calcext:value-type="float">
            <text:p>1.0926829938</text:p>
          </table:table-cell>
          <table:table-cell table:formula="of:=[.R35]/[.$G35]" office:value-type="float" office:value="0.120495612943359" calcext:value-type="float">
            <text:p>0.120495612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float" office:value="20" calcext:value-type="float">
            <text:p>20</text:p>
          </table:table-cell>
          <table:table-cell office:value-type="float" office:value="40.3142" calcext:value-type="float">
            <text:p>40.314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$E36]*[.$O$1] + [.$F36]*[.$O$4]" office:value-type="float" office:value="3.7133078094" calcext:value-type="float">
            <text:p>3.7133078094</text:p>
          </table:table-cell>
          <table:table-cell office:value-type="float" office:value="58.2604" calcext:value-type="float">
            <text:p>58.2604</text:p>
          </table:table-cell>
          <table:table-cell table:formula="of:=[.H36]/[.$D36]" office:value-type="float" office:value="1.44515828169727" calcext:value-type="float">
            <text:p>1.44515828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6]*[.$O$1] + [.K36]*[.$O$4]" office:value-type="float" office:value="0.7301877966" calcext:value-type="float">
            <text:p>0.7301877966</text:p>
          </table:table-cell>
          <table:table-cell table:formula="of:=[.L36]/[.$G36]" office:value-type="float" office:value="0.196640794159745" calcext:value-type="float">
            <text:p>0.1966407942</text:p>
          </table:table-cell>
          <table:table-cell office:value-type="float" office:value="63.9035" calcext:value-type="float">
            <text:p>63.9035</text:p>
          </table:table-cell>
          <table:table-cell table:formula="of:=[.N36]/[.$D36]" office:value-type="float" office:value="1.58513625471918" calcext:value-type="float">
            <text:p>1.585136254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P36]*[.$O$1] + [.Q36]*[.$O$4]" office:value-type="float" office:value="0.1864450008" calcext:value-type="float">
            <text:p>0.1864450008</text:p>
          </table:table-cell>
          <table:table-cell table:formula="of:=[.R36]/[.$G36]" office:value-type="float" office:value="0.0502099503650159" calcext:value-type="float">
            <text:p>0.05020995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float" office:value="285" calcext:value-type="float">
            <text:p>285</text:p>
          </table:table-cell>
          <table:table-cell office:value-type="float" office:value="7.10193" calcext:value-type="float">
            <text:p>7.1019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[.$E37]*[.$O$1] + [.$F37]*[.$O$4]" office:value-type="float" office:value="51.655565601" calcext:value-type="float">
            <text:p>51.655565601</text:p>
          </table:table-cell>
          <table:table-cell office:value-type="float" office:value="33.0111" calcext:value-type="float">
            <text:p>33.0111</text:p>
          </table:table-cell>
          <table:table-cell table:formula="of:=[.H37]/[.$D37]" office:value-type="float" office:value="4.6481871829207" calcext:value-type="float">
            <text:p>4.6481871829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J37]*[.$O$1] + [.K37]*[.$O$4]" office:value-type="float" office:value="10.3311131202" calcext:value-type="float">
            <text:p>10.3311131202</text:p>
          </table:table-cell>
          <table:table-cell table:formula="of:=[.L37]/[.$G37]" office:value-type="float" office:value="0.2" calcext:value-type="float">
            <text:p>0.2</text:p>
          </table:table-cell>
          <table:table-cell office:value-type="float" office:value="59.8534" calcext:value-type="float">
            <text:p>59.8534</text:p>
          </table:table-cell>
          <table:table-cell table:formula="of:=[.N37]/[.$D37]" office:value-type="float" office:value="8.42776541024764" calcext:value-type="float">
            <text:p>8.427765410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37]*[.$O$1] + [.Q37]*[.$O$4]" office:value-type="float" office:value="5.0749327608" calcext:value-type="float">
            <text:p>5.0749327608</text:p>
          </table:table-cell>
          <table:table-cell table:formula="of:=[.R37]/[.$G37]" office:value-type="float" office:value="0.0982456140350877" calcext:value-type="float">
            <text:p>0.0982456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4.0395" calcext:value-type="float">
            <text:p>14.0395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$E38]*[.$O$1] + [.$F38]*[.$O$4]" office:value-type="float" office:value="25.7371590012" calcext:value-type="float">
            <text:p>25.7371590012</text:p>
          </table:table-cell>
          <table:table-cell office:value-type="float" office:value="59.4308" calcext:value-type="float">
            <text:p>59.4308</text:p>
          </table:table-cell>
          <table:table-cell table:formula="of:=[.H38]/[.$D38]" office:value-type="float" office:value="4.23311371487589" calcext:value-type="float">
            <text:p>4.23311371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38]*[.$O$1] + [.K38]*[.$O$4]" office:value-type="float" office:value="5.0749327608" calcext:value-type="float">
            <text:p>5.0749327608</text:p>
          </table:table-cell>
          <table:table-cell table:formula="of:=[.L38]/[.$G38]" office:value-type="float" office:value="0.197183098591549" calcext:value-type="float">
            <text:p>0.1971830986</text:p>
          </table:table-cell>
          <table:table-cell office:value-type="float" office:value="59.8823" calcext:value-type="float">
            <text:p>59.8823</text:p>
          </table:table-cell>
          <table:table-cell table:formula="of:=[.N38]/[.$D38]" office:value-type="float" office:value="4.26527297980697" calcext:value-type="float">
            <text:p>4.26527297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38]*[.$O$1] + [.Q38]*[.$O$4]" office:value-type="float" office:value="5.0749327608" calcext:value-type="float">
            <text:p>5.0749327608</text:p>
          </table:table-cell>
          <table:table-cell table:formula="of:=[.R38]/[.$G38]" office:value-type="float" office:value="0.197183098591549" calcext:value-type="float">
            <text:p>0.19718309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0.2857" calcext:value-type="float">
            <text:p>60.28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$E39]*[.$O$1] + [.$F39]*[.$O$4]" office:value-type="float" office:value="5.0749327608" calcext:value-type="float">
            <text:p>5.0749327608</text:p>
          </table:table-cell>
          <table:table-cell office:value-type="float" office:value="59.8475" calcext:value-type="float">
            <text:p>59.8475</text:p>
          </table:table-cell>
          <table:table-cell table:formula="of:=[.H39]/[.$D39]" office:value-type="float" office:value="0.992731277898407" calcext:value-type="float">
            <text:p>0.992731277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39]*[.$O$1] + [.K39]*[.$O$4]" office:value-type="float" office:value="5.0749327608" calcext:value-type="float">
            <text:p>5.0749327608</text:p>
          </table:table-cell>
          <table:table-cell table:formula="of:=[.L39]/[.$G39]" office:value-type="float" office:value="1" calcext:value-type="float">
            <text:p>1</text:p>
          </table:table-cell>
          <table:table-cell office:value-type="float" office:value="60.0055" calcext:value-type="float">
            <text:p>60.0055</text:p>
          </table:table-cell>
          <table:table-cell table:formula="of:=[.N39]/[.$D39]" office:value-type="float" office:value="0.995352131600031" calcext:value-type="float">
            <text:p>0.99535213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39]*[.$O$1] + [.Q39]*[.$O$4]" office:value-type="float" office:value="5.0749327608" calcext:value-type="float">
            <text:p>5.0749327608</text:p>
          </table:table-cell>
          <table:table-cell table:formula="of:=[.R39]/[.$G39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float" office:value="150" calcext:value-type="float">
            <text:p>150</text:p>
          </table:table-cell>
          <table:table-cell office:value-type="float" office:value="11.4587" calcext:value-type="float">
            <text:p>11.458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$E40]*[.$O$1] + [.$F40]*[.$O$4]" office:value-type="float" office:value="27.18713979" calcext:value-type="float">
            <text:p>27.18713979</text:p>
          </table:table-cell>
          <table:table-cell office:value-type="float" office:value="32.7524" calcext:value-type="float">
            <text:p>32.7524</text:p>
          </table:table-cell>
          <table:table-cell table:formula="of:=[.H40]/[.$D40]" office:value-type="float" office:value="2.85829980713344" calcext:value-type="float">
            <text:p>2.858299807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J40]*[.$O$1] + [.K40]*[.$O$4]" office:value-type="float" office:value="5.6186755566" calcext:value-type="float">
            <text:p>5.6186755566</text:p>
          </table:table-cell>
          <table:table-cell table:formula="of:=[.L40]/[.$G40]" office:value-type="float" office:value="0.206666666666667" calcext:value-type="float">
            <text:p>0.2066666667</text:p>
          </table:table-cell>
          <table:table-cell office:value-type="float" office:value="44.1352" calcext:value-type="float">
            <text:p>44.1352</text:p>
          </table:table-cell>
          <table:table-cell table:formula="of:=[.N40]/[.$D40]" office:value-type="float" office:value="3.85167601909466" calcext:value-type="float">
            <text:p>3.851676019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P40]*[.$O$1] + [.Q40]*[.$O$4]" office:value-type="float" office:value="2.718713979" calcext:value-type="float">
            <text:p>2.718713979</text:p>
          </table:table-cell>
          <table:table-cell table:formula="of:=[.R40]/[.$G40]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float" office:value="184" calcext:value-type="float">
            <text:p>184</text:p>
          </table:table-cell>
          <table:table-cell office:value-type="float" office:value="9.74712" calcext:value-type="float">
            <text:p>9.7471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[.$E41]*[.$O$1] + [.$F41]*[.$O$4]" office:value-type="float" office:value="33.3495581424" calcext:value-type="float">
            <text:p>33.3495581424</text:p>
          </table:table-cell>
          <table:table-cell office:value-type="float" office:value="31.2833" calcext:value-type="float">
            <text:p>31.2833</text:p>
          </table:table-cell>
          <table:table-cell table:formula="of:=[.H41]/[.$D41]" office:value-type="float" office:value="3.20949162419258" calcext:value-type="float">
            <text:p>3.209491624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J41]*[.$O$1] + [.K41]*[.$O$4]" office:value-type="float" office:value="7.0686563454" calcext:value-type="float">
            <text:p>7.0686563454</text:p>
          </table:table-cell>
          <table:table-cell table:formula="of:=[.L41]/[.$G41]" office:value-type="float" office:value="0.21195652173913" calcext:value-type="float">
            <text:p>0.2119565217</text:p>
          </table:table-cell>
          <table:table-cell office:value-type="float" office:value="45.5525" calcext:value-type="float">
            <text:p>45.5525</text:p>
          </table:table-cell>
          <table:table-cell table:formula="of:=[.N41]/[.$D41]" office:value-type="float" office:value="4.67343174188889" calcext:value-type="float">
            <text:p>4.673431741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P41]*[.$O$1] + [.Q41]*[.$O$4]" office:value-type="float" office:value="3.4437043734" calcext:value-type="float">
            <text:p>3.4437043734</text:p>
          </table:table-cell>
          <table:table-cell table:formula="of:=[.R41]/[.$G41]" office:value-type="float" office:value="0.103260869565217" calcext:value-type="float">
            <text:p>0.10326086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float" office:value="96" calcext:value-type="float">
            <text:p>96</text:p>
          </table:table-cell>
          <table:table-cell office:value-type="float" office:value="16.4844" calcext:value-type="float">
            <text:p>16.484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$E42]*[.$O$1] + [.$F42]*[.$O$4]" office:value-type="float" office:value="17.3997694656" calcext:value-type="float">
            <text:p>17.3997694656</text:p>
          </table:table-cell>
          <table:table-cell office:value-type="float" office:value="41.0282" calcext:value-type="float">
            <text:p>41.0282</text:p>
          </table:table-cell>
          <table:table-cell table:formula="of:=[.H42]/[.$D42]" office:value-type="float" office:value="2.48891072771833" calcext:value-type="float">
            <text:p>2.488910727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J42]*[.$O$1] + [.K42]*[.$O$4]" office:value-type="float" office:value="3.8061995706" calcext:value-type="float">
            <text:p>3.8061995706</text:p>
          </table:table-cell>
          <table:table-cell table:formula="of:=[.L42]/[.$G42]" office:value-type="float" office:value="0.21875" calcext:value-type="float">
            <text:p>0.21875</text:p>
          </table:table-cell>
          <table:table-cell office:value-type="float" office:value="56.2236" calcext:value-type="float">
            <text:p>56.2236</text:p>
          </table:table-cell>
          <table:table-cell table:formula="of:=[.N42]/[.$D42]" office:value-type="float" office:value="3.41071558564461" calcext:value-type="float">
            <text:p>3.41071558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P42]*[.$O$1] + [.Q42]*[.$O$4]" office:value-type="float" office:value="1.4499807888" calcext:value-type="float">
            <text:p>1.4499807888</text:p>
          </table:table-cell>
          <table:table-cell table:formula="of:=[.R42]/[.$G42]" office:value-type="float" office:value="0.0833333333333333" calcext:value-type="float">
            <text:p>0.08333333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float" office:value="96" calcext:value-type="float">
            <text:p>96</text:p>
          </table:table-cell>
          <table:table-cell office:value-type="float" office:value="16.7721" calcext:value-type="float">
            <text:p>16.772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$E43]*[.$O$1] + [.$F43]*[.$O$4]" office:value-type="float" office:value="17.3997694656" calcext:value-type="float">
            <text:p>17.3997694656</text:p>
          </table:table-cell>
          <table:table-cell office:value-type="float" office:value="45.3559" calcext:value-type="float">
            <text:p>45.3559</text:p>
          </table:table-cell>
          <table:table-cell table:formula="of:=[.H43]/[.$D43]" office:value-type="float" office:value="2.70424693389617" calcext:value-type="float">
            <text:p>2.70424693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J43]*[.$O$1] + [.K43]*[.$O$4]" office:value-type="float" office:value="3.4437043734" calcext:value-type="float">
            <text:p>3.4437043734</text:p>
          </table:table-cell>
          <table:table-cell table:formula="of:=[.L43]/[.$G43]" office:value-type="float" office:value="0.197916666666667" calcext:value-type="float">
            <text:p>0.1979166667</text:p>
          </table:table-cell>
          <table:table-cell office:value-type="float" office:value="59.284" calcext:value-type="float">
            <text:p>59.284</text:p>
          </table:table-cell>
          <table:table-cell table:formula="of:=[.N43]/[.$D43]" office:value-type="float" office:value="3.53467961674447" calcext:value-type="float">
            <text:p>3.53467961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P43]*[.$O$1] + [.Q43]*[.$O$4]" office:value-type="float" office:value="1.6312283874" calcext:value-type="float">
            <text:p>1.6312283874</text:p>
          </table:table-cell>
          <table:table-cell table:formula="of:=[.R43]/[.$G43]" office:value-type="float" office:value="0.09375" calcext:value-type="float">
            <text:p>0.093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float" office:value="75" calcext:value-type="float">
            <text:p>75</text:p>
          </table:table-cell>
          <table:table-cell office:value-type="float" office:value="19.51" calcext:value-type="float">
            <text:p>19.5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$E44]*[.$O$1] + [.$F44]*[.$O$4]" office:value-type="float" office:value="13.593569895" calcext:value-type="float">
            <text:p>13.593569895</text:p>
          </table:table-cell>
          <table:table-cell office:value-type="float" office:value="45.8376" calcext:value-type="float">
            <text:p>45.8376</text:p>
          </table:table-cell>
          <table:table-cell table:formula="of:=[.H44]/[.$D44]" office:value-type="float" office:value="2.34944131214762" calcext:value-type="float">
            <text:p>2.34944131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J44]*[.$O$1] + [.K44]*[.$O$4]" office:value-type="float" office:value="2.5374663804" calcext:value-type="float">
            <text:p>2.5374663804</text:p>
          </table:table-cell>
          <table:table-cell table:formula="of:=[.L44]/[.$G44]" office:value-type="float" office:value="0.186666666666667" calcext:value-type="float">
            <text:p>0.1866666667</text:p>
          </table:table-cell>
          <table:table-cell office:value-type="float" office:value="54.65" calcext:value-type="float">
            <text:p>54.65</text:p>
          </table:table-cell>
          <table:table-cell table:formula="of:=[.N44]/[.$D44]" office:value-type="float" office:value="2.80112762685802" calcext:value-type="float">
            <text:p>2.801127626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P44]*[.$O$1] + [.Q44]*[.$O$4]" office:value-type="float" office:value="1.2687331902" calcext:value-type="float">
            <text:p>1.2687331902</text:p>
          </table:table-cell>
          <table:table-cell table:formula="of:=[.R44]/[.$G44]" office:value-type="float" office:value="0.0933333333333333" calcext:value-type="float">
            <text:p>0.09333333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float" office:value="284" calcext:value-type="float">
            <text:p>284</text:p>
          </table:table-cell>
          <table:table-cell office:value-type="float" office:value="7.06372" calcext:value-type="float">
            <text:p>7.06372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formula="of:=[.$E45]*[.$O$1] + [.$F45]*[.$O$4]" office:value-type="float" office:value="51.4743180024" calcext:value-type="float">
            <text:p>51.4743180024</text:p>
          </table:table-cell>
          <table:table-cell office:value-type="float" office:value="33.5466" calcext:value-type="float">
            <text:p>33.5466</text:p>
          </table:table-cell>
          <table:table-cell table:formula="of:=[.H45]/[.$D45]" office:value-type="float" office:value="4.74914067941538" calcext:value-type="float">
            <text:p>4.749140679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J45]*[.$O$1] + [.K45]*[.$O$4]" office:value-type="float" office:value="10.1498655216" calcext:value-type="float">
            <text:p>10.1498655216</text:p>
          </table:table-cell>
          <table:table-cell table:formula="of:=[.L45]/[.$G45]" office:value-type="float" office:value="0.197183098591549" calcext:value-type="float">
            <text:p>0.1971830986</text:p>
          </table:table-cell>
          <table:table-cell office:value-type="float" office:value="59.9426" calcext:value-type="float">
            <text:p>59.9426</text:p>
          </table:table-cell>
          <table:table-cell table:formula="of:=[.N45]/[.$D45]" office:value-type="float" office:value="8.48598189056191" calcext:value-type="float">
            <text:p>8.485981890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45]*[.$O$1] + [.Q45]*[.$O$4]" office:value-type="float" office:value="5.0749327608" calcext:value-type="float">
            <text:p>5.0749327608</text:p>
          </table:table-cell>
          <table:table-cell table:formula="of:=[.R45]/[.$G45]" office:value-type="float" office:value="0.0985915492957746" calcext:value-type="float">
            <text:p>0.09859154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float" office:value="142" calcext:value-type="float">
            <text:p>142</text:p>
          </table:table-cell>
          <table:table-cell office:value-type="float" office:value="13.9686" calcext:value-type="float">
            <text:p>13.9686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$E46]*[.$O$1] + [.$F46]*[.$O$4]" office:value-type="float" office:value="25.7371590012" calcext:value-type="float">
            <text:p>25.7371590012</text:p>
          </table:table-cell>
          <table:table-cell office:value-type="float" office:value="60.3082" calcext:value-type="float">
            <text:p>60.3082</text:p>
          </table:table-cell>
          <table:table-cell table:formula="of:=[.H46]/[.$D46]" office:value-type="float" office:value="4.3174119095686" calcext:value-type="float">
            <text:p>4.317411909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46]*[.$O$1] + [.K46]*[.$O$4]" office:value-type="float" office:value="5.0749327608" calcext:value-type="float">
            <text:p>5.0749327608</text:p>
          </table:table-cell>
          <table:table-cell table:formula="of:=[.L46]/[.$G46]" office:value-type="float" office:value="0.197183098591549" calcext:value-type="float">
            <text:p>0.1971830986</text:p>
          </table:table-cell>
          <table:table-cell office:value-type="float" office:value="60.1336" calcext:value-type="float">
            <text:p>60.1336</text:p>
          </table:table-cell>
          <table:table-cell table:formula="of:=[.N46]/[.$D46]" office:value-type="float" office:value="4.30491244648712" calcext:value-type="float">
            <text:p>4.30491244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46]*[.$O$1] + [.Q46]*[.$O$4]" office:value-type="float" office:value="5.0749327608" calcext:value-type="float">
            <text:p>5.0749327608</text:p>
          </table:table-cell>
          <table:table-cell table:formula="of:=[.R46]/[.$G46]" office:value-type="float" office:value="0.197183098591549" calcext:value-type="float">
            <text:p>0.19718309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0.6459" calcext:value-type="float">
            <text:p>60.645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$E47]*[.$O$1] + [.$F47]*[.$O$4]" office:value-type="float" office:value="5.0749327608" calcext:value-type="float">
            <text:p>5.0749327608</text:p>
          </table:table-cell>
          <table:table-cell office:value-type="float" office:value="59.5892" calcext:value-type="float">
            <text:p>59.5892</text:p>
          </table:table-cell>
          <table:table-cell table:formula="of:=[.H47]/[.$D47]" office:value-type="float" office:value="0.982575903729683" calcext:value-type="float">
            <text:p>0.982575903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47]*[.$O$1] + [.K47]*[.$O$4]" office:value-type="float" office:value="5.0749327608" calcext:value-type="float">
            <text:p>5.0749327608</text:p>
          </table:table-cell>
          <table:table-cell table:formula="of:=[.L47]/[.$G47]" office:value-type="float" office:value="1" calcext:value-type="float">
            <text:p>1</text:p>
          </table:table-cell>
          <table:table-cell office:value-type="float" office:value="60.2681" calcext:value-type="float">
            <text:p>60.2681</text:p>
          </table:table-cell>
          <table:table-cell table:formula="of:=[.N47]/[.$D47]" office:value-type="float" office:value="0.993770395030826" calcext:value-type="float">
            <text:p>0.99377039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47]*[.$O$1] + [.Q47]*[.$O$4]" office:value-type="float" office:value="5.0749327608" calcext:value-type="float">
            <text:p>5.0749327608</text:p>
          </table:table-cell>
          <table:table-cell table:formula="of:=[.R47]/[.$G47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float" office:value="288" calcext:value-type="float">
            <text:p>288</text:p>
          </table:table-cell>
          <table:table-cell office:value-type="float" office:value="7.07641" calcext:value-type="float">
            <text:p>7.0764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$E48]*[.$O$1] + [.$F48]*[.$O$4]" office:value-type="float" office:value="52.1993083968" calcext:value-type="float">
            <text:p>52.1993083968</text:p>
          </table:table-cell>
          <table:table-cell office:value-type="float" office:value="33.5214" calcext:value-type="float">
            <text:p>33.5214</text:p>
          </table:table-cell>
          <table:table-cell table:formula="of:=[.H48]/[.$D48]" office:value-type="float" office:value="4.73706300228506" calcext:value-type="float">
            <text:p>4.737063002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J48]*[.$O$1] + [.K48]*[.$O$4]" office:value-type="float" office:value="10.3311131202" calcext:value-type="float">
            <text:p>10.3311131202</text:p>
          </table:table-cell>
          <table:table-cell table:formula="of:=[.L48]/[.$G48]" office:value-type="float" office:value="0.197916666666667" calcext:value-type="float">
            <text:p>0.1979166667</text:p>
          </table:table-cell>
          <table:table-cell office:value-type="float" office:value="64.0772" calcext:value-type="float">
            <text:p>64.0772</text:p>
          </table:table-cell>
          <table:table-cell table:formula="of:=[.N48]/[.$D48]" office:value-type="float" office:value="9.05504344717166" calcext:value-type="float">
            <text:p>9.05504344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48]*[.$O$1] + [.Q48]*[.$O$4]" office:value-type="float" office:value="5.0749327608" calcext:value-type="float">
            <text:p>5.0749327608</text:p>
          </table:table-cell>
          <table:table-cell table:formula="of:=[.R48]/[.$G48]" office:value-type="float" office:value="0.0972222222222222" calcext:value-type="float">
            <text:p>0.09722222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$E49]*[.$O$1] + [.$F49]*[.$O$4]" office:value-type="float" office:value="26.0996541984" calcext:value-type="float">
            <text:p>26.0996541984</text:p>
          </table:table-cell>
          <table:table-cell office:value-type="float" office:value="63.8759" calcext:value-type="float">
            <text:p>63.8759</text:p>
          </table:table-cell>
          <table:table-cell table:formula="of:=[.H49]/[.$D49]" office:value-type="float" office:value="4.56256428571429" calcext:value-type="float">
            <text:p>4.562564285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49]*[.$O$1] + [.K49]*[.$O$4]" office:value-type="float" office:value="5.0749327608" calcext:value-type="float">
            <text:p>5.0749327608</text:p>
          </table:table-cell>
          <table:table-cell table:formula="of:=[.L49]/[.$G49]" office:value-type="float" office:value="0.194444444444444" calcext:value-type="float">
            <text:p>0.1944444444</text:p>
          </table:table-cell>
          <table:table-cell office:value-type="float" office:value="63.9554" calcext:value-type="float">
            <text:p>63.9554</text:p>
          </table:table-cell>
          <table:table-cell table:formula="of:=[.N49]/[.$D49]" office:value-type="float" office:value="4.56824285714286" calcext:value-type="float">
            <text:p>4.56824285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49]*[.$O$1] + [.Q49]*[.$O$4]" office:value-type="float" office:value="5.0749327608" calcext:value-type="float">
            <text:p>5.0749327608</text:p>
          </table:table-cell>
          <table:table-cell table:formula="of:=[.R49]/[.$G49]" office:value-type="float" office:value="0.194444444444444" calcext:value-type="float">
            <text:p>0.19444444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4.64" calcext:value-type="float">
            <text:p>64.6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$E50]*[.$O$1] + [.$F50]*[.$O$4]" office:value-type="float" office:value="5.0749327608" calcext:value-type="float">
            <text:p>5.0749327608</text:p>
          </table:table-cell>
          <table:table-cell office:value-type="float" office:value="63.9969" calcext:value-type="float">
            <text:p>63.9969</text:p>
          </table:table-cell>
          <table:table-cell table:formula="of:=[.H50]/[.$D50]" office:value-type="float" office:value="0.990051051980198" calcext:value-type="float">
            <text:p>0.9900510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50]*[.$O$1] + [.K50]*[.$O$4]" office:value-type="float" office:value="5.0749327608" calcext:value-type="float">
            <text:p>5.0749327608</text:p>
          </table:table-cell>
          <table:table-cell table:formula="of:=[.L50]/[.$G50]" office:value-type="float" office:value="1" calcext:value-type="float">
            <text:p>1</text:p>
          </table:table-cell>
          <table:table-cell office:value-type="float" office:value="64.1382" calcext:value-type="float">
            <text:p>64.1382</text:p>
          </table:table-cell>
          <table:table-cell table:formula="of:=[.N50]/[.$D50]" office:value-type="float" office:value="0.992237004950495" calcext:value-type="float">
            <text:p>0.9922370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50]*[.$O$1] + [.Q50]*[.$O$4]" office:value-type="float" office:value="5.0749327608" calcext:value-type="float">
            <text:p>5.0749327608</text:p>
          </table:table-cell>
          <table:table-cell table:formula="of:=[.R50]/[.$G50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float" office:value="288" calcext:value-type="float">
            <text:p>288</text:p>
          </table:table-cell>
          <table:table-cell office:value-type="float" office:value="7.10161" calcext:value-type="float">
            <text:p>7.10161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$E51]*[.$O$1] + [.$F51]*[.$O$4]" office:value-type="float" office:value="52.1993083968" calcext:value-type="float">
            <text:p>52.1993083968</text:p>
          </table:table-cell>
          <table:table-cell office:value-type="float" office:value="33.6046" calcext:value-type="float">
            <text:p>33.6046</text:p>
          </table:table-cell>
          <table:table-cell table:formula="of:=[.H51]/[.$D51]" office:value-type="float" office:value="4.73196922951274" calcext:value-type="float">
            <text:p>4.731969229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J51]*[.$O$1] + [.K51]*[.$O$4]" office:value-type="float" office:value="10.3311131202" calcext:value-type="float">
            <text:p>10.3311131202</text:p>
          </table:table-cell>
          <table:table-cell table:formula="of:=[.L51]/[.$G51]" office:value-type="float" office:value="0.197916666666667" calcext:value-type="float">
            <text:p>0.1979166667</text:p>
          </table:table-cell>
          <table:table-cell office:value-type="float" office:value="64.3479" calcext:value-type="float">
            <text:p>64.3479</text:p>
          </table:table-cell>
          <table:table-cell table:formula="of:=[.N51]/[.$D51]" office:value-type="float" office:value="9.06102982281483" calcext:value-type="float">
            <text:p>9.061029822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51]*[.$O$1] + [.Q51]*[.$O$4]" office:value-type="float" office:value="5.0749327608" calcext:value-type="float">
            <text:p>5.0749327608</text:p>
          </table:table-cell>
          <table:table-cell table:formula="of:=[.R51]/[.$G51]" office:value-type="float" office:value="0.0972222222222222" calcext:value-type="float">
            <text:p>0.09722222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float" office:value="144" calcext:value-type="float">
            <text:p>144</text:p>
          </table:table-cell>
          <table:table-cell office:value-type="float" office:value="14.007" calcext:value-type="float">
            <text:p>14.007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$E52]*[.$O$1] + [.$F52]*[.$O$4]" office:value-type="float" office:value="26.0996541984" calcext:value-type="float">
            <text:p>26.0996541984</text:p>
          </table:table-cell>
          <table:table-cell office:value-type="float" office:value="63.1361" calcext:value-type="float">
            <text:p>63.1361</text:p>
          </table:table-cell>
          <table:table-cell table:formula="of:=[.H52]/[.$D52]" office:value-type="float" office:value="4.50746769472407" calcext:value-type="float">
            <text:p>4.507467694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52]*[.$O$1] + [.K52]*[.$O$4]" office:value-type="float" office:value="5.0749327608" calcext:value-type="float">
            <text:p>5.0749327608</text:p>
          </table:table-cell>
          <table:table-cell table:formula="of:=[.L52]/[.$G52]" office:value-type="float" office:value="0.194444444444444" calcext:value-type="float">
            <text:p>0.1944444444</text:p>
          </table:table-cell>
          <table:table-cell office:value-type="float" office:value="64.2729" calcext:value-type="float">
            <text:p>64.2729</text:p>
          </table:table-cell>
          <table:table-cell table:formula="of:=[.N52]/[.$D52]" office:value-type="float" office:value="4.58862711501392" calcext:value-type="float">
            <text:p>4.5886271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52]*[.$O$1] + [.Q52]*[.$O$4]" office:value-type="float" office:value="5.0749327608" calcext:value-type="float">
            <text:p>5.0749327608</text:p>
          </table:table-cell>
          <table:table-cell table:formula="of:=[.R52]/[.$G52]" office:value-type="float" office:value="0.194444444444444" calcext:value-type="float">
            <text:p>0.19444444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4.5208" calcext:value-type="float">
            <text:p>64.520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$E53]*[.$O$1] + [.$F53]*[.$O$4]" office:value-type="float" office:value="5.0749327608" calcext:value-type="float">
            <text:p>5.0749327608</text:p>
          </table:table-cell>
          <table:table-cell office:value-type="float" office:value="63.5735" calcext:value-type="float">
            <text:p>63.5735</text:p>
          </table:table-cell>
          <table:table-cell table:formula="of:=[.H53]/[.$D53]" office:value-type="float" office:value="0.9853179129831" calcext:value-type="float">
            <text:p>0.98531791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53]*[.$O$1] + [.K53]*[.$O$4]" office:value-type="float" office:value="5.0749327608" calcext:value-type="float">
            <text:p>5.0749327608</text:p>
          </table:table-cell>
          <table:table-cell table:formula="of:=[.L53]/[.$G53]" office:value-type="float" office:value="1" calcext:value-type="float">
            <text:p>1</text:p>
          </table:table-cell>
          <table:table-cell office:value-type="float" office:value="64.2533" calcext:value-type="float">
            <text:p>64.2533</text:p>
          </table:table-cell>
          <table:table-cell table:formula="of:=[.N53]/[.$D53]" office:value-type="float" office:value="0.995854050166768" calcext:value-type="float">
            <text:p>0.995854050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53]*[.$O$1] + [.Q53]*[.$O$4]" office:value-type="float" office:value="5.0749327608" calcext:value-type="float">
            <text:p>5.0749327608</text:p>
          </table:table-cell>
          <table:table-cell table:formula="of:=[.R53]/[.$G53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float" office:value="288" calcext:value-type="float">
            <text:p>288</text:p>
          </table:table-cell>
          <table:table-cell office:value-type="float" office:value="7.07614" calcext:value-type="float">
            <text:p>7.0761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$E54]*[.$O$1] + [.$F54]*[.$O$4]" office:value-type="float" office:value="52.1993083968" calcext:value-type="float">
            <text:p>52.1993083968</text:p>
          </table:table-cell>
          <table:table-cell office:value-type="float" office:value="33.6783" calcext:value-type="float">
            <text:p>33.6783</text:p>
          </table:table-cell>
          <table:table-cell table:formula="of:=[.H54]/[.$D54]" office:value-type="float" office:value="4.75941685721311" calcext:value-type="float">
            <text:p>4.759416857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J54]*[.$O$1] + [.K54]*[.$O$4]" office:value-type="float" office:value="10.3311131202" calcext:value-type="float">
            <text:p>10.3311131202</text:p>
          </table:table-cell>
          <table:table-cell table:formula="of:=[.L54]/[.$G54]" office:value-type="float" office:value="0.197916666666667" calcext:value-type="float">
            <text:p>0.1979166667</text:p>
          </table:table-cell>
          <table:table-cell office:value-type="float" office:value="64.2737" calcext:value-type="float">
            <text:p>64.2737</text:p>
          </table:table-cell>
          <table:table-cell table:formula="of:=[.N54]/[.$D54]" office:value-type="float" office:value="9.08315833208501" calcext:value-type="float">
            <text:p>9.08315833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54]*[.$O$1] + [.Q54]*[.$O$4]" office:value-type="float" office:value="5.0749327608" calcext:value-type="float">
            <text:p>5.0749327608</text:p>
          </table:table-cell>
          <table:table-cell table:formula="of:=[.R54]/[.$G54]" office:value-type="float" office:value="0.0972222222222222" calcext:value-type="float">
            <text:p>0.09722222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float" office:value="144" calcext:value-type="float">
            <text:p>144</text:p>
          </table:table-cell>
          <table:table-cell office:value-type="float" office:value="13.9485" calcext:value-type="float">
            <text:p>13.948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$E55]*[.$O$1] + [.$F55]*[.$O$4]" office:value-type="float" office:value="26.0996541984" calcext:value-type="float">
            <text:p>26.0996541984</text:p>
          </table:table-cell>
          <table:table-cell office:value-type="float" office:value="64.2875" calcext:value-type="float">
            <text:p>64.2875</text:p>
          </table:table-cell>
          <table:table-cell table:formula="of:=[.H55]/[.$D55]" office:value-type="float" office:value="4.60891852170484" calcext:value-type="float">
            <text:p>4.60891852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55]*[.$O$1] + [.K55]*[.$O$4]" office:value-type="float" office:value="5.0749327608" calcext:value-type="float">
            <text:p>5.0749327608</text:p>
          </table:table-cell>
          <table:table-cell table:formula="of:=[.L55]/[.$G55]" office:value-type="float" office:value="0.194444444444444" calcext:value-type="float">
            <text:p>0.1944444444</text:p>
          </table:table-cell>
          <table:table-cell office:value-type="float" office:value="64.3485" calcext:value-type="float">
            <text:p>64.3485</text:p>
          </table:table-cell>
          <table:table-cell table:formula="of:=[.N55]/[.$D55]" office:value-type="float" office:value="4.61329175180127" calcext:value-type="float">
            <text:p>4.61329175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55]*[.$O$1] + [.Q55]*[.$O$4]" office:value-type="float" office:value="5.0749327608" calcext:value-type="float">
            <text:p>5.0749327608</text:p>
          </table:table-cell>
          <table:table-cell table:formula="of:=[.R55]/[.$G55]" office:value-type="float" office:value="0.194444444444444" calcext:value-type="float">
            <text:p>0.19444444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4.7508" calcext:value-type="float">
            <text:p>64.750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$E56]*[.$O$1] + [.$F56]*[.$O$4]" office:value-type="float" office:value="5.0749327608" calcext:value-type="float">
            <text:p>5.0749327608</text:p>
          </table:table-cell>
          <table:table-cell office:value-type="float" office:value="64.2085" calcext:value-type="float">
            <text:p>64.2085</text:p>
          </table:table-cell>
          <table:table-cell table:formula="of:=[.H56]/[.$D56]" office:value-type="float" office:value="0.991624813901913" calcext:value-type="float">
            <text:p>0.991624813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56]*[.$O$1] + [.K56]*[.$O$4]" office:value-type="float" office:value="5.0749327608" calcext:value-type="float">
            <text:p>5.0749327608</text:p>
          </table:table-cell>
          <table:table-cell table:formula="of:=[.L56]/[.$G56]" office:value-type="float" office:value="1" calcext:value-type="float">
            <text:p>1</text:p>
          </table:table-cell>
          <table:table-cell office:value-type="float" office:value="64.305" calcext:value-type="float">
            <text:p>64.305</text:p>
          </table:table-cell>
          <table:table-cell table:formula="of:=[.N56]/[.$D56]" office:value-type="float" office:value="0.993115142978929" calcext:value-type="float">
            <text:p>0.99311514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56]*[.$O$1] + [.Q56]*[.$O$4]" office:value-type="float" office:value="5.0749327608" calcext:value-type="float">
            <text:p>5.0749327608</text:p>
          </table:table-cell>
          <table:table-cell table:formula="of:=[.R56]/[.$G56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float" office:value="56" calcext:value-type="float">
            <text:p>56</text:p>
          </table:table-cell>
          <table:table-cell office:value-type="float" office:value="23.9778" calcext:value-type="float">
            <text:p>23.977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$E57]*[.$O$1] + [.$F57]*[.$O$4]" office:value-type="float" office:value="10.1498655216" calcext:value-type="float">
            <text:p>10.1498655216</text:p>
          </table:table-cell>
          <table:table-cell office:value-type="float" office:value="49.9261" calcext:value-type="float">
            <text:p>49.9261</text:p>
          </table:table-cell>
          <table:table-cell table:formula="of:=[.H57]/[.$D57]" office:value-type="float" office:value="2.08218018333625" calcext:value-type="float">
            <text:p>2.08218018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J57]*[.$O$1] + [.K57]*[.$O$4]" office:value-type="float" office:value="1.812475986" calcext:value-type="float">
            <text:p>1.812475986</text:p>
          </table:table-cell>
          <table:table-cell table:formula="of:=[.L57]/[.$G57]" office:value-type="float" office:value="0.178571428571429" calcext:value-type="float">
            <text:p>0.1785714286</text:p>
          </table:table-cell>
          <table:table-cell office:value-type="float" office:value="58.4047" calcext:value-type="float">
            <text:p>58.4047</text:p>
          </table:table-cell>
          <table:table-cell table:formula="of:=[.N57]/[.$D57]" office:value-type="float" office:value="2.43578226526203" calcext:value-type="float">
            <text:p>2.43578226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P57]*[.$O$1] + [.Q57]*[.$O$4]" office:value-type="float" office:value="0.7249903944" calcext:value-type="float">
            <text:p>0.7249903944</text:p>
          </table:table-cell>
          <table:table-cell table:formula="of:=[.R57]/[.$G57]" office:value-type="float" office:value="0.0714285714285714" calcext:value-type="float">
            <text:p>0.07142857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float" office:value="59" calcext:value-type="float">
            <text:p>59</text:p>
          </table:table-cell>
          <table:table-cell office:value-type="float" office:value="24.5795" calcext:value-type="float">
            <text:p>24.579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$E58]*[.$O$1] + [.$F58]*[.$O$4]" office:value-type="float" office:value="10.6936083174" calcext:value-type="float">
            <text:p>10.6936083174</text:p>
          </table:table-cell>
          <table:table-cell office:value-type="float" office:value="54.5246" calcext:value-type="float">
            <text:p>54.5246</text:p>
          </table:table-cell>
          <table:table-cell table:formula="of:=[.H58]/[.$D58]" office:value-type="float" office:value="2.21829573425009" calcext:value-type="float">
            <text:p>2.21829573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J58]*[.$O$1] + [.K58]*[.$O$4]" office:value-type="float" office:value="2.1749711832" calcext:value-type="float">
            <text:p>2.1749711832</text:p>
          </table:table-cell>
          <table:table-cell table:formula="of:=[.L58]/[.$G58]" office:value-type="float" office:value="0.203389830508475" calcext:value-type="float">
            <text:p>0.2033898305</text:p>
          </table:table-cell>
          <table:table-cell office:value-type="float" office:value="65.4381" calcext:value-type="float">
            <text:p>65.4381</text:p>
          </table:table-cell>
          <table:table-cell table:formula="of:=[.N58]/[.$D58]" office:value-type="float" office:value="2.66230395248073" calcext:value-type="float">
            <text:p>2.66230395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P58]*[.$O$1] + [.Q58]*[.$O$4]" office:value-type="float" office:value="1.0874855916" calcext:value-type="float">
            <text:p>1.0874855916</text:p>
          </table:table-cell>
          <table:table-cell table:formula="of:=[.R58]/[.$G58]" office:value-type="float" office:value="0.101694915254237" calcext:value-type="float">
            <text:p>0.10169491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float" office:value="45" calcext:value-type="float">
            <text:p>45</text:p>
          </table:table-cell>
          <table:table-cell office:value-type="float" office:value="28.3909" calcext:value-type="float">
            <text:p>28.390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$E59]*[.$O$1] + [.$F59]*[.$O$4]" office:value-type="float" office:value="8.156141937" calcext:value-type="float">
            <text:p>8.156141937</text:p>
          </table:table-cell>
          <table:table-cell office:value-type="float" office:value="56.1866" calcext:value-type="float">
            <text:p>56.1866</text:p>
          </table:table-cell>
          <table:table-cell table:formula="of:=[.H59]/[.$D59]" office:value-type="float" office:value="1.97903553603443" calcext:value-type="float">
            <text:p>1.9790355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J59]*[.$O$1] + [.K59]*[.$O$4]" office:value-type="float" office:value="1.4499807888" calcext:value-type="float">
            <text:p>1.4499807888</text:p>
          </table:table-cell>
          <table:table-cell table:formula="of:=[.L59]/[.$G59]" office:value-type="float" office:value="0.177777777777778" calcext:value-type="float">
            <text:p>0.1777777778</text:p>
          </table:table-cell>
          <table:table-cell office:value-type="float" office:value="63.1093" calcext:value-type="float">
            <text:p>63.1093</text:p>
          </table:table-cell>
          <table:table-cell table:formula="of:=[.N59]/[.$D59]" office:value-type="float" office:value="2.22287070857211" calcext:value-type="float">
            <text:p>2.22287070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P59]*[.$O$1] + [.Q59]*[.$O$4]" office:value-type="float" office:value="0.7249903944" calcext:value-type="float">
            <text:p>0.7249903944</text:p>
          </table:table-cell>
          <table:table-cell table:formula="of:=[.R59]/[.$G59]" office:value-type="float" office:value="0.0888888888888889" calcext:value-type="float">
            <text:p>0.08888888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float" office:value="58" calcext:value-type="float">
            <text:p>58</text:p>
          </table:table-cell>
          <table:table-cell office:value-type="float" office:value="24.6702" calcext:value-type="float">
            <text:p>24.670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$E60]*[.$O$1] + [.$F60]*[.$O$4]" office:value-type="float" office:value="10.5123607188" calcext:value-type="float">
            <text:p>10.5123607188</text:p>
          </table:table-cell>
          <table:table-cell office:value-type="float" office:value="54.1827" calcext:value-type="float">
            <text:p>54.1827</text:p>
          </table:table-cell>
          <table:table-cell table:formula="of:=[.H60]/[.$D60]" office:value-type="float" office:value="2.19628134348323" calcext:value-type="float">
            <text:p>2.19628134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J60]*[.$O$1] + [.K60]*[.$O$4]" office:value-type="float" office:value="2.1749711832" calcext:value-type="float">
            <text:p>2.1749711832</text:p>
          </table:table-cell>
          <table:table-cell table:formula="of:=[.L60]/[.$G60]" office:value-type="float" office:value="0.206896551724138" calcext:value-type="float">
            <text:p>0.2068965517</text:p>
          </table:table-cell>
          <table:table-cell office:value-type="float" office:value="64.3976" calcext:value-type="float">
            <text:p>64.3976</text:p>
          </table:table-cell>
          <table:table-cell table:formula="of:=[.N60]/[.$D60]" office:value-type="float" office:value="2.61033960000324" calcext:value-type="float">
            <text:p>2.61033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P60]*[.$O$1] + [.Q60]*[.$O$4]" office:value-type="float" office:value="1.0874855916" calcext:value-type="float">
            <text:p>1.0874855916</text:p>
          </table:table-cell>
          <table:table-cell table:formula="of:=[.R60]/[.$G60]" office:value-type="float" office:value="0.103448275862069" calcext:value-type="float">
            <text:p>0.10344827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float" office:value="55" calcext:value-type="float">
            <text:p>55</text:p>
          </table:table-cell>
          <table:table-cell office:value-type="float" office:value="24.3094" calcext:value-type="float">
            <text:p>24.309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$E61]*[.$O$1] + [.$F61]*[.$O$4]" office:value-type="float" office:value="9.968617923" calcext:value-type="float">
            <text:p>9.968617923</text:p>
          </table:table-cell>
          <table:table-cell office:value-type="float" office:value="49.3086" calcext:value-type="float">
            <text:p>49.3086</text:p>
          </table:table-cell>
          <table:table-cell table:formula="of:=[.H61]/[.$D61]" office:value-type="float" office:value="2.02837585460768" calcext:value-type="float">
            <text:p>2.02837585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J61]*[.$O$1] + [.K61]*[.$O$4]" office:value-type="float" office:value="1.9937235846" calcext:value-type="float">
            <text:p>1.9937235846</text:p>
          </table:table-cell>
          <table:table-cell table:formula="of:=[.L61]/[.$G61]" office:value-type="float" office:value="0.2" calcext:value-type="float">
            <text:p>0.2</text:p>
          </table:table-cell>
          <table:table-cell office:value-type="float" office:value="57.7589" calcext:value-type="float">
            <text:p>57.7589</text:p>
          </table:table-cell>
          <table:table-cell table:formula="of:=[.N61]/[.$D61]" office:value-type="float" office:value="2.37599035763943" calcext:value-type="float">
            <text:p>2.37599035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P61]*[.$O$1] + [.Q61]*[.$O$4]" office:value-type="float" office:value="0.906237993" calcext:value-type="float">
            <text:p>0.906237993</text:p>
          </table:table-cell>
          <table:table-cell table:formula="of:=[.R61]/[.$G61]" office:value-type="float" office:value="0.0909090909090909" calcext:value-type="float">
            <text:p>0.09090909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float" office:value="288" calcext:value-type="float">
            <text:p>288</text:p>
          </table:table-cell>
          <table:table-cell office:value-type="float" office:value="7.08467" calcext:value-type="float">
            <text:p>7.08467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formula="of:=[.$E62]*[.$O$1] + [.$F62]*[.$O$4]" office:value-type="float" office:value="52.1993083968" calcext:value-type="float">
            <text:p>52.1993083968</text:p>
          </table:table-cell>
          <table:table-cell office:value-type="float" office:value="33.5898" calcext:value-type="float">
            <text:p>33.5898</text:p>
          </table:table-cell>
          <table:table-cell table:formula="of:=[.H62]/[.$D62]" office:value-type="float" office:value="4.74119472043158" calcext:value-type="float">
            <text:p>4.741194720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J62]*[.$O$1] + [.K62]*[.$O$4]" office:value-type="float" office:value="10.3311131202" calcext:value-type="float">
            <text:p>10.3311131202</text:p>
          </table:table-cell>
          <table:table-cell table:formula="of:=[.L62]/[.$G62]" office:value-type="float" office:value="0.197916666666667" calcext:value-type="float">
            <text:p>0.1979166667</text:p>
          </table:table-cell>
          <table:table-cell office:value-type="float" office:value="64.2526" calcext:value-type="float">
            <text:p>64.2526</text:p>
          </table:table-cell>
          <table:table-cell table:formula="of:=[.N62]/[.$D62]" office:value-type="float" office:value="9.06924387445005" calcext:value-type="float">
            <text:p>9.06924387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62]*[.$O$1] + [.Q62]*[.$O$4]" office:value-type="float" office:value="5.0749327608" calcext:value-type="float">
            <text:p>5.0749327608</text:p>
          </table:table-cell>
          <table:table-cell table:formula="of:=[.R62]/[.$G62]" office:value-type="float" office:value="0.0972222222222222" calcext:value-type="float">
            <text:p>0.09722222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float" office:value="144" calcext:value-type="float">
            <text:p>144</text:p>
          </table:table-cell>
          <table:table-cell office:value-type="float" office:value="13.9732" calcext:value-type="float">
            <text:p>13.973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$E63]*[.$O$1] + [.$F63]*[.$O$4]" office:value-type="float" office:value="26.0996541984" calcext:value-type="float">
            <text:p>26.0996541984</text:p>
          </table:table-cell>
          <table:table-cell office:value-type="float" office:value="64.1369" calcext:value-type="float">
            <text:p>64.1369</text:p>
          </table:table-cell>
          <table:table-cell table:formula="of:=[.H63]/[.$D63]" office:value-type="float" office:value="4.58999370222998" calcext:value-type="float">
            <text:p>4.58999370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63]*[.$O$1] + [.K63]*[.$O$4]" office:value-type="float" office:value="5.0749327608" calcext:value-type="float">
            <text:p>5.0749327608</text:p>
          </table:table-cell>
          <table:table-cell table:formula="of:=[.L63]/[.$G63]" office:value-type="float" office:value="0.194444444444444" calcext:value-type="float">
            <text:p>0.1944444444</text:p>
          </table:table-cell>
          <table:table-cell office:value-type="float" office:value="64.1886" calcext:value-type="float">
            <text:p>64.1886</text:p>
          </table:table-cell>
          <table:table-cell table:formula="of:=[.N63]/[.$D63]" office:value-type="float" office:value="4.59369364211491" calcext:value-type="float">
            <text:p>4.59369364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63]*[.$O$1] + [.Q63]*[.$O$4]" office:value-type="float" office:value="5.0749327608" calcext:value-type="float">
            <text:p>5.0749327608</text:p>
          </table:table-cell>
          <table:table-cell table:formula="of:=[.R63]/[.$G63]" office:value-type="float" office:value="0.194444444444444" calcext:value-type="float">
            <text:p>0.19444444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float" office:value="28" calcext:value-type="float">
            <text:p>28</text:p>
          </table:table-cell>
          <table:table-cell office:value-type="float" office:value="64.692" calcext:value-type="float">
            <text:p>64.69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$E64]*[.$O$1] + [.$F64]*[.$O$4]" office:value-type="float" office:value="5.0749327608" calcext:value-type="float">
            <text:p>5.0749327608</text:p>
          </table:table-cell>
          <table:table-cell office:value-type="float" office:value="63.9294" calcext:value-type="float">
            <text:p>63.9294</text:p>
          </table:table-cell>
          <table:table-cell table:formula="of:=[.H64]/[.$D64]" office:value-type="float" office:value="0.988211834539047" calcext:value-type="float">
            <text:p>0.98821183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J64]*[.$O$1] + [.K64]*[.$O$4]" office:value-type="float" office:value="5.0749327608" calcext:value-type="float">
            <text:p>5.0749327608</text:p>
          </table:table-cell>
          <table:table-cell table:formula="of:=[.L64]/[.$G64]" office:value-type="float" office:value="1" calcext:value-type="float">
            <text:p>1</text:p>
          </table:table-cell>
          <table:table-cell office:value-type="float" office:value="63.7245" calcext:value-type="float">
            <text:p>63.7245</text:p>
          </table:table-cell>
          <table:table-cell table:formula="of:=[.N64]/[.$D64]" office:value-type="float" office:value="0.985044518642181" calcext:value-type="float">
            <text:p>0.985044518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P64]*[.$O$1] + [.Q64]*[.$O$4]" office:value-type="float" office:value="5.0749327608" calcext:value-type="float">
            <text:p>5.0749327608</text:p>
          </table:table-cell>
          <table:table-cell table:formula="of:=[.R64]/[.$G64]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float" office:value="910" calcext:value-type="float">
            <text:p>910</text:p>
          </table:table-cell>
          <table:table-cell office:value-type="float" office:value="4.3304" calcext:value-type="float">
            <text:p>4.3304</text:p>
          </table:table-cell>
          <table:table-cell office:value-type="float" office:value="910" calcext:value-type="float">
            <text:p>910</text:p>
          </table:table-cell>
          <table:table-cell office:value-type="float" office:value="462" calcext:value-type="float">
            <text:p>462</text:p>
          </table:table-cell>
          <table:table-cell table:formula="of:=[.$E65]*[.$O$1] + [.$F65]*[.$O$4]" office:value-type="float" office:value="167.3365145424" calcext:value-type="float">
            <text:p>167.3365145424</text:p>
          </table:table-cell>
          <table:table-cell office:value-type="float" office:value="19.0121" calcext:value-type="float">
            <text:p>19.0121</text:p>
          </table:table-cell>
          <table:table-cell table:formula="of:=[.H65]/[.$D65]" office:value-type="float" office:value="4.39037964160355" calcext:value-type="float">
            <text:p>4.3903796416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table:formula="of:=[.J65]*[.$O$1] + [.K65]*[.$O$4]" office:value-type="float" office:value="33.0962083914" calcext:value-type="float">
            <text:p>33.0962083914</text:p>
          </table:table-cell>
          <table:table-cell table:formula="of:=[.L65]/[.$G65]" office:value-type="float" office:value="0.197782345843077" calcext:value-type="float">
            <text:p>0.1977823458</text:p>
          </table:table-cell>
          <table:table-cell office:value-type="float" office:value="33.4158" calcext:value-type="float">
            <text:p>33.4158</text:p>
          </table:table-cell>
          <table:table-cell table:formula="of:=[.N65]/[.$D65]" office:value-type="float" office:value="7.71656198041751" calcext:value-type="float">
            <text:p>7.7165619804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table:formula="of:=[.P65]*[.$O$1] + [.Q65]*[.$O$4]" office:value-type="float" office:value="16.5714925056" calcext:value-type="float">
            <text:p>16.5714925056</text:p>
          </table:table-cell>
          <table:table-cell table:formula="of:=[.R65]/[.$G65]" office:value-type="float" office:value="0.0990309410406722" calcext:value-type="float">
            <text:p>0.0990309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float" office:value="455" calcext:value-type="float">
            <text:p>455</text:p>
          </table:table-cell>
          <table:table-cell office:value-type="float" office:value="8.55762" calcext:value-type="float">
            <text:p>8.55762</text:p>
          </table:table-cell>
          <table:table-cell office:value-type="float" office:value="455" calcext:value-type="float">
            <text:p>455</text:p>
          </table:table-cell>
          <table:table-cell office:value-type="float" office:value="231" calcext:value-type="float">
            <text:p>231</text:p>
          </table:table-cell>
          <table:table-cell table:formula="of:=[.$E66]*[.$O$1] + [.$F66]*[.$O$4]" office:value-type="float" office:value="83.6682572712" calcext:value-type="float">
            <text:p>83.6682572712</text:p>
          </table:table-cell>
          <table:table-cell office:value-type="float" office:value="35.7845" calcext:value-type="float">
            <text:p>35.7845</text:p>
          </table:table-cell>
          <table:table-cell table:formula="of:=[.H66]/[.$D66]" office:value-type="float" office:value="4.18159488268935" calcext:value-type="float">
            <text:p>4.1815948827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table:formula="of:=[.J66]*[.$O$1] + [.K66]*[.$O$4]" office:value-type="float" office:value="16.58188731" calcext:value-type="float">
            <text:p>16.58188731</text:p>
          </table:table-cell>
          <table:table-cell table:formula="of:=[.L66]/[.$G66]" office:value-type="float" office:value="0.198186120409463" calcext:value-type="float">
            <text:p>0.1981861204</text:p>
          </table:table-cell>
          <table:table-cell office:value-type="float" office:value="35.8086" calcext:value-type="float">
            <text:p>35.8086</text:p>
          </table:table-cell>
          <table:table-cell table:formula="of:=[.N66]/[.$D66]" office:value-type="float" office:value="4.18441108625996" calcext:value-type="float">
            <text:p>4.1844110863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table:formula="of:=[.P66]*[.$O$1] + [.Q66]*[.$O$4]" office:value-type="float" office:value="16.5922821144" calcext:value-type="float">
            <text:p>16.5922821144</text:p>
          </table:table-cell>
          <table:table-cell table:formula="of:=[.R66]/[.$G66]" office:value-type="float" office:value="0.198310358737582" calcext:value-type="float">
            <text:p>0.19831035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float" office:value="91" calcext:value-type="float">
            <text:p>91</text:p>
          </table:table-cell>
          <table:table-cell office:value-type="float" office:value="38.269" calcext:value-type="float">
            <text:p>38.269</text:p>
          </table:table-cell>
          <table:table-cell office:value-type="float" office:value="91" calcext:value-type="float">
            <text:p>91</text:p>
          </table:table-cell>
          <table:table-cell office:value-type="float" office:value="46" calcext:value-type="float">
            <text:p>46</text:p>
          </table:table-cell>
          <table:table-cell table:formula="of:=[.$E67]*[.$O$1] + [.$F67]*[.$O$4]" office:value-type="float" office:value="16.7326119738" calcext:value-type="float">
            <text:p>16.7326119738</text:p>
          </table:table-cell>
          <table:table-cell office:value-type="float" office:value="37.3048" calcext:value-type="float">
            <text:p>37.3048</text:p>
          </table:table-cell>
          <table:table-cell table:formula="of:=[.H67]/[.$D67]" office:value-type="float" office:value="0.974804672188978" calcext:value-type="float">
            <text:p>0.9748046722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formula="of:=[.J67]*[.$O$1] + [.K67]*[.$O$4]" office:value-type="float" office:value="16.6806379518" calcext:value-type="float">
            <text:p>16.6806379518</text:p>
          </table:table-cell>
          <table:table-cell table:formula="of:=[.L67]/[.$G67]" office:value-type="float" office:value="0.996893848845513" calcext:value-type="float">
            <text:p>0.9968938488</text:p>
          </table:table-cell>
          <table:table-cell office:value-type="float" office:value="37.2613" calcext:value-type="float">
            <text:p>37.2613</text:p>
          </table:table-cell>
          <table:table-cell table:formula="of:=[.N67]/[.$D67]" office:value-type="float" office:value="0.973667981917479" calcext:value-type="float">
            <text:p>0.9736679819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formula="of:=[.P67]*[.$O$1] + [.Q67]*[.$O$4]" office:value-type="float" office:value="16.6806379518" calcext:value-type="float">
            <text:p>16.6806379518</text:p>
          </table:table-cell>
          <table:table-cell table:formula="of:=[.R67]/[.$G67]" office:value-type="float" office:value="0.996893848845513" calcext:value-type="float">
            <text:p>0.99689384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float" office:value="589" calcext:value-type="float">
            <text:p>589</text:p>
          </table:table-cell>
          <table:table-cell office:value-type="float" office:value="5.88014" calcext:value-type="float">
            <text:p>5.88014</text:p>
          </table:table-cell>
          <table:table-cell office:value-type="float" office:value="589" calcext:value-type="float">
            <text:p>589</text:p>
          </table:table-cell>
          <table:table-cell office:value-type="float" office:value="434" calcext:value-type="float">
            <text:p>434</text:p>
          </table:table-cell>
          <table:table-cell table:formula="of:=[.$E68]*[.$O$1] + [.$F68]*[.$O$4]" office:value-type="float" office:value="109.0105081302" calcext:value-type="float">
            <text:p>109.0105081302</text:p>
          </table:table-cell>
          <table:table-cell office:value-type="float" office:value="17.8884" calcext:value-type="float">
            <text:p>17.8884</text:p>
          </table:table-cell>
          <table:table-cell table:formula="of:=[.H68]/[.$D68]" office:value-type="float" office:value="3.04217246528144" calcext:value-type="float">
            <text:p>3.0421724653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[.J68]*[.$O$1] + [.K68]*[.$O$4]" office:value-type="float" office:value="21.8380676694" calcext:value-type="float">
            <text:p>21.8380676694</text:p>
          </table:table-cell>
          <table:table-cell table:formula="of:=[.L68]/[.$G68]" office:value-type="float" office:value="0.200329931893511" calcext:value-type="float">
            <text:p>0.2003299319</text:p>
          </table:table-cell>
          <table:table-cell office:value-type="float" office:value="24.5247" calcext:value-type="float">
            <text:p>24.5247</text:p>
          </table:table-cell>
          <table:table-cell table:formula="of:=[.N68]/[.$D68]" office:value-type="float" office:value="4.17076804293775" calcext:value-type="float">
            <text:p>4.1707680429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formula="of:=[.P68]*[.$O$1] + [.Q68]*[.$O$4]" office:value-type="float" office:value="10.7559771438" calcext:value-type="float">
            <text:p>10.7559771438</text:p>
          </table:table-cell>
          <table:table-cell table:formula="of:=[.R68]/[.$G68]" office:value-type="float" office:value="0.0986691772040295" calcext:value-type="float">
            <text:p>0.098669177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float" office:value="589" calcext:value-type="float">
            <text:p>589</text:p>
          </table:table-cell>
          <table:table-cell office:value-type="float" office:value="5.92514" calcext:value-type="float">
            <text:p>5.92514</text:p>
          </table:table-cell>
          <table:table-cell office:value-type="float" office:value="589" calcext:value-type="float">
            <text:p>589</text:p>
          </table:table-cell>
          <table:table-cell office:value-type="float" office:value="457" calcext:value-type="float">
            <text:p>457</text:p>
          </table:table-cell>
          <table:table-cell table:formula="of:=[.$E69]*[.$O$1] + [.$F69]*[.$O$4]" office:value-type="float" office:value="109.1300483808" calcext:value-type="float">
            <text:p>109.1300483808</text:p>
          </table:table-cell>
          <table:table-cell office:value-type="float" office:value="18.5507" calcext:value-type="float">
            <text:p>18.5507</text:p>
          </table:table-cell>
          <table:table-cell table:formula="of:=[.H69]/[.$D69]" office:value-type="float" office:value="3.13084585343131" calcext:value-type="float">
            <text:p>3.1308458534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table:formula="of:=[.J69]*[.$O$1] + [.K69]*[.$O$4]" office:value-type="float" office:value="21.4807698744" calcext:value-type="float">
            <text:p>21.4807698744</text:p>
          </table:table-cell>
          <table:table-cell table:formula="of:=[.L69]/[.$G69]" office:value-type="float" office:value="0.196836436830347" calcext:value-type="float">
            <text:p>0.1968364368</text:p>
          </table:table-cell>
          <table:table-cell office:value-type="float" office:value="25.5552" calcext:value-type="float">
            <text:p>25.5552</text:p>
          </table:table-cell>
          <table:table-cell table:formula="of:=[.N69]/[.$D69]" office:value-type="float" office:value="4.31301201321825" calcext:value-type="float">
            <text:p>4.313012013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formula="of:=[.P69]*[.$O$1] + [.Q69]*[.$O$4]" office:value-type="float" office:value="10.5747295452" calcext:value-type="float">
            <text:p>10.5747295452</text:p>
          </table:table-cell>
          <table:table-cell table:formula="of:=[.R69]/[.$G69]" office:value-type="float" office:value="0.0969002552651712" calcext:value-type="float">
            <text:p>0.09690025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float" office:value="550" calcext:value-type="float">
            <text:p>550</text:p>
          </table:table-cell>
          <table:table-cell office:value-type="float" office:value="6.27116" calcext:value-type="float">
            <text:p>6.27116</text:p>
          </table:table-cell>
          <table:table-cell office:value-type="float" office:value="550" calcext:value-type="float">
            <text:p>550</text:p>
          </table:table-cell>
          <table:table-cell office:value-type="float" office:value="410" calcext:value-type="float">
            <text:p>410</text:p>
          </table:table-cell>
          <table:table-cell table:formula="of:=[.$E70]*[.$O$1] + [.$F70]*[.$O$4]" office:value-type="float" office:value="101.817114132" calcext:value-type="float">
            <text:p>101.817114132</text:p>
          </table:table-cell>
          <table:table-cell office:value-type="float" office:value="18.9573" calcext:value-type="float">
            <text:p>18.9573</text:p>
          </table:table-cell>
          <table:table-cell table:formula="of:=[.H70]/[.$D70]" office:value-type="float" office:value="3.02293355615229" calcext:value-type="float">
            <text:p>3.0229335562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table:formula="of:=[.J70]*[.$O$1] + [.K70]*[.$O$4]" office:value-type="float" office:value="20.206839282" calcext:value-type="float">
            <text:p>20.206839282</text:p>
          </table:table-cell>
          <table:table-cell table:formula="of:=[.L70]/[.$G70]" office:value-type="float" office:value="0.198462109776584" calcext:value-type="float">
            <text:p>0.1984621098</text:p>
          </table:table-cell>
          <table:table-cell office:value-type="float" office:value="25.9255" calcext:value-type="float">
            <text:p>25.9255</text:p>
          </table:table-cell>
          <table:table-cell table:formula="of:=[.N70]/[.$D70]" office:value-type="float" office:value="4.13408364640673" calcext:value-type="float">
            <text:p>4.1340836464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[.P70]*[.$O$1] + [.Q70]*[.$O$4]" office:value-type="float" office:value="10.0309867494" calcext:value-type="float">
            <text:p>10.0309867494</text:p>
          </table:table-cell>
          <table:table-cell table:formula="of:=[.R70]/[.$G70]" office:value-type="float" office:value="0.0985196529573152" calcext:value-type="float">
            <text:p>0.0985196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float" office:value="543" calcext:value-type="float">
            <text:p>543</text:p>
          </table:table-cell>
          <table:table-cell office:value-type="float" office:value="6.35564" calcext:value-type="float">
            <text:p>6.35564</text:p>
          </table:table-cell>
          <table:table-cell office:value-type="float" office:value="543" calcext:value-type="float">
            <text:p>543</text:p>
          </table:table-cell>
          <table:table-cell office:value-type="float" office:value="400" calcext:value-type="float">
            <text:p>400</text:p>
          </table:table-cell>
          <table:table-cell table:formula="of:=[.$E71]*[.$O$1] + [.$F71]*[.$O$4]" office:value-type="float" office:value="100.4964069198" calcext:value-type="float">
            <text:p>100.4964069198</text:p>
          </table:table-cell>
          <table:table-cell office:value-type="float" office:value="19.6037" calcext:value-type="float">
            <text:p>19.6037</text:p>
          </table:table-cell>
          <table:table-cell table:formula="of:=[.H71]/[.$D71]" office:value-type="float" office:value="3.08445726944887" calcext:value-type="float">
            <text:p>3.0844572694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[.J71]*[.$O$1] + [.K71]*[.$O$4]" office:value-type="float" office:value="19.6475042796" calcext:value-type="float">
            <text:p>19.6475042796</text:p>
          </table:table-cell>
          <table:table-cell table:formula="of:=[.L71]/[.$G71]" office:value-type="float" office:value="0.195504544707548" calcext:value-type="float">
            <text:p>0.1955045447</text:p>
          </table:table-cell>
          <table:table-cell office:value-type="float" office:value="26.6735" calcext:value-type="float">
            <text:p>26.6735</text:p>
          </table:table-cell>
          <table:table-cell table:formula="of:=[.N71]/[.$D71]" office:value-type="float" office:value="4.19682360863737" calcext:value-type="float">
            <text:p>4.1968236086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[.P71]*[.$O$1] + [.Q71]*[.$O$4]" office:value-type="float" office:value="9.8445417486" calcext:value-type="float">
            <text:p>9.8445417486</text:p>
          </table:table-cell>
          <table:table-cell table:formula="of:=[.R71]/[.$G71]" office:value-type="float" office:value="0.097959141528874" calcext:value-type="float">
            <text:p>0.09795914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float" office:value="490" calcext:value-type="float">
            <text:p>490</text:p>
          </table:table-cell>
          <table:table-cell office:value-type="float" office:value="6.88764" calcext:value-type="float">
            <text:p>6.88764</text:p>
          </table:table-cell>
          <table:table-cell office:value-type="float" office:value="490" calcext:value-type="float">
            <text:p>490</text:p>
          </table:table-cell>
          <table:table-cell office:value-type="float" office:value="350" calcext:value-type="float">
            <text:p>350</text:p>
          </table:table-cell>
          <table:table-cell table:formula="of:=[.$E72]*[.$O$1] + [.$F72]*[.$O$4]" office:value-type="float" office:value="90.630414084" calcext:value-type="float">
            <text:p>90.630414084</text:p>
          </table:table-cell>
          <table:table-cell office:value-type="float" office:value="20.4182" calcext:value-type="float">
            <text:p>20.4182</text:p>
          </table:table-cell>
          <table:table-cell table:formula="of:=[.H72]/[.$D72]" office:value-type="float" office:value="2.96446968773049" calcext:value-type="float">
            <text:p>2.9644696877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table:formula="of:=[.J72]*[.$O$1] + [.K72]*[.$O$4]" office:value-type="float" office:value="17.2912854978" calcext:value-type="float">
            <text:p>17.2912854978</text:p>
          </table:table-cell>
          <table:table-cell table:formula="of:=[.L72]/[.$G72]" office:value-type="float" office:value="0.190788993656961" calcext:value-type="float">
            <text:p>0.1907889937</text:p>
          </table:table-cell>
          <table:table-cell office:value-type="float" office:value="27.216" calcext:value-type="float">
            <text:p>27.216</text:p>
          </table:table-cell>
          <table:table-cell table:formula="of:=[.N72]/[.$D72]" office:value-type="float" office:value="3.95142603271948" calcext:value-type="float">
            <text:p>3.9514260327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formula="of:=[.P72]*[.$O$1] + [.Q72]*[.$O$4]" office:value-type="float" office:value="8.5810059606" calcext:value-type="float">
            <text:p>8.5810059606</text:p>
          </table:table-cell>
          <table:table-cell table:formula="of:=[.R72]/[.$G72]" office:value-type="float" office:value="0.0946813059095898" calcext:value-type="float">
            <text:p>0.0946813059</text:p>
          </table:table-cell>
          <table:table-cell table:number-columns-repeated="100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number-columns-repeated="2"/>
          <table:table-cell table:style-name="ce1" table:formula="of:=AVERAGE([.D7:.D72])" office:value-type="float" office:value="24.0111606060606" calcext:value-type="float">
            <text:p>24.0111606061</text:p>
          </table:table-cell>
          <table:table-cell table:style-name="ce1" table:number-columns-repeated="2"/>
          <table:table-cell table:style-name="ce1" table:formula="of:=AVERAGE([.G7:.G72])" office:value-type="float" office:value="32.7265198655818" calcext:value-type="float">
            <text:p>32.7265198656</text:p>
          </table:table-cell>
          <table:table-cell table:style-name="ce1" table:formula="of:=AVERAGE([.H7:.H72])" office:value-type="float" office:value="46.2763272727273" calcext:value-type="float">
            <text:p>46.2763272727</text:p>
          </table:table-cell>
          <table:table-cell table:style-name="ce1" table:formula="of:=AVERAGE([.I7:.I72])" office:value-type="float" office:value="2.97455370792914" calcext:value-type="float">
            <text:p>2.9745537079</text:p>
          </table:table-cell>
          <table:table-cell table:style-name="ce1" table:number-columns-repeated="2"/>
          <table:table-cell table:style-name="ce1" table:formula="of:=AVERAGE([.L7:.L72])" office:value-type="float" office:value="7.40924227110909" calcext:value-type="float">
            <text:p>7.4092422711</text:p>
          </table:table-cell>
          <table:table-cell table:style-name="ce1" table:formula="of:=AVERAGE([.M7:.M72])" office:value-type="float" office:value="0.355983719415569" calcext:value-type="float">
            <text:p>0.3559837194</text:p>
          </table:table-cell>
          <table:table-cell table:style-name="ce1" table:formula="of:=AVERAGE([.N7:.N72])" office:value-type="float" office:value="55.0303212121212" calcext:value-type="float">
            <text:p>55.0303212121</text:p>
          </table:table-cell>
          <table:table-cell table:style-name="ce1" table:formula="of:=AVERAGE([.O7:.O72])" office:value-type="float" office:value="4.01862001684966" calcext:value-type="float">
            <text:p>4.0186200168</text:p>
          </table:table-cell>
          <table:table-cell table:style-name="ce1" table:number-columns-repeated="2"/>
          <table:table-cell table:style-name="ce1" table:formula="of:=AVERAGE([.R7:.R72])" office:value-type="float" office:value="4.8531726263" calcext:value-type="float">
            <text:p>4.8531726263</text:p>
          </table:table-cell>
          <table:table-cell table:style-name="ce1" table:formula="of:=AVERAGE([.S7:.S72])" office:value-type="float" office:value="0.294458868703786" calcext:value-type="float">
            <text:p>0.2944588687</text:p>
          </table:table-cell>
          <table:table-cell table:style-name="ce1" table:number-columns-repeated="100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Mean FPS</text:p>
          </table:table-cell>
          <table:table-cell table:style-name="ce1" office:value-type="string" calcext:value-type="string">
            <text:p>Speed increase</text:p>
          </table:table-cell>
          <table:table-cell table:style-name="ce1" office:value-type="string" calcext:value-type="string">
            <text:p>Mean Work</text:p>
          </table:table-cell>
          <table:table-cell table:style-name="ce1" office:value-type="string" calcext:value-type="string">
            <text:p>Work fraction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table:style-name="ce1" office:value-type="string" calcext:value-type="string">
            <text:p>Naive</text:p>
          </table:table-cell>
          <table:table-cell table:style-name="ce11" table:formula="of:=[.D75]" office:value-type="float" office:value="24.0111606060606" calcext:value-type="float">
            <text:p>24</text:p>
          </table:table-cell>
          <table:table-cell table:style-name="ce13"/>
          <table:table-cell table:style-name="ce13" table:formula="of:=[.G75]" office:value-type="float" office:value="32.7265198655818" calcext:value-type="float">
            <text:p>32.73</text:p>
          </table:table-cell>
          <table:table-cell table:style-name="ce13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table:style-name="ce1" office:value-type="string" calcext:value-type="string">
            <text:p>Manager 5</text:p>
          </table:table-cell>
          <table:table-cell table:style-name="ce11" table:formula="of:=[.H75]" office:value-type="float" office:value="46.2763272727273" calcext:value-type="float">
            <text:p>46</text:p>
          </table:table-cell>
          <table:table-cell table:style-name="ce13" table:formula="of:=[.I75]" office:value-type="float" office:value="2.97455370792914" calcext:value-type="float">
            <text:p>2.97</text:p>
          </table:table-cell>
          <table:table-cell table:style-name="ce13" table:formula="of:=[.L75]" office:value-type="float" office:value="7.40924227110909" calcext:value-type="float">
            <text:p>7.41</text:p>
          </table:table-cell>
          <table:table-cell table:style-name="ce13" table:formula="of:=[.M75]" office:value-type="float" office:value="0.355983719415569" calcext:value-type="float">
            <text:p>0.36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table:style-name="ce1" office:value-type="string" calcext:value-type="string">
            <text:p>Manager 10</text:p>
          </table:table-cell>
          <table:table-cell table:style-name="ce11" table:formula="of:=[.N75]" office:value-type="float" office:value="55.0303212121212" calcext:value-type="float">
            <text:p>55</text:p>
          </table:table-cell>
          <table:table-cell table:style-name="ce13" table:formula="of:=[.O75]" office:value-type="float" office:value="4.01862001684966" calcext:value-type="float">
            <text:p>4.02</text:p>
          </table:table-cell>
          <table:table-cell table:style-name="ce13" table:formula="of:=[.R75]" office:value-type="float" office:value="4.8531726263" calcext:value-type="float">
            <text:p>4.85</text:p>
          </table:table-cell>
          <table:table-cell table:style-name="ce13" table:formula="of:=[.S75]" office:value-type="float" office:value="0.294458868703786" calcext:value-type="float">
            <text:p>0.29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Bad_20_performance" office:value-type="string" calcext:value-type="string">
            <text:p>tttt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05"/>
        </table:table-row>
        <calcext:conditional-formats>
          <calcext:conditional-format calcext:target-range-address="'Face Manager'.I7:'Face Manager'.I72">
            <calcext:condition calcext:apply-style-name="Bad performance" calcext:value="&lt;=1" calcext:base-cell-address="'Face Manager'.I7"/>
          </calcext:conditional-format>
          <calcext:conditional-format calcext:target-range-address="'Face Manager'.O7:'Face Manager'.O72">
            <calcext:condition calcext:apply-style-name="Bad performance" calcext:value="&lt;=1" calcext:base-cell-address="'Face Manager'.O7"/>
          </calcext:conditional-format>
          <calcext:conditional-format calcext:target-range-address="'Face Manager'.M7:'Face Manager'.M72">
            <calcext:condition calcext:apply-style-name="Bad performance" calcext:value="&gt;=0.95" calcext:base-cell-address="'Face Manager'.M7"/>
          </calcext:conditional-format>
          <calcext:conditional-format calcext:target-range-address="'Face Manager'.S7:'Face Manager'.S72">
            <calcext:condition calcext:apply-style-name="Bad performance" calcext:value="&gt;=0.95" calcext:base-cell-address="'Face Manager'.S7"/>
          </calcext:conditional-format>
        </calcext:conditional-formats>
      </table:table>
      <table:table table:name="manager-benchmark-results-x86_64-gtx1080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Manager?</text:p>
          </table:table-cell>
          <table:table-cell office:value-type="string" calcext:value-type="string">
            <text:p><text:s/>Detect inteval</text:p>
          </table:table-cell>
          <table:table-cell office:value-type="string" calcext:value-type="string">
            <text:p><text:s/>#frames</text:p>
          </table:table-cell>
          <table:table-cell office:value-type="string" calcext:value-type="string">
            <text:p><text:s/>FPS</text:p>
          </table:table-cell>
          <table:table-cell office:value-type="string" calcext:value-type="string">
            <text:p><text:s/>#motion frames</text:p>
          </table:table-cell>
          <table:table-cell office:value-type="string" calcext:value-type="string">
            <text:p><text:s/>#face detect</text:p>
          </table:table-cell>
          <table:table-cell office:value-type="string" calcext:value-type="string">
            <text:p><text:s/>#face extract</text:p>
          </table:table-cell>
          <table:table-cell office:value-type="string" calcext:value-type="string">
            <text:p><text:s/>#face descriptor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4.651" calcext:value-type="float">
            <text:p>504.651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9.091" calcext:value-type="float">
            <text:p>519.0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8.803" calcext:value-type="float">
            <text:p>508.803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513" calcext:value-type="float">
            <text:p>518.51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6825" calcext:value-type="float">
            <text:p>66.68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876" calcext:value-type="float">
            <text:p>82.8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5.1415" calcext:value-type="float">
            <text:p>75.14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0201" calcext:value-type="float">
            <text:p>82.02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8.3918" calcext:value-type="float">
            <text:p>68.39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01531" calcext:value-type="float">
            <text:p>7.01531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7.667" calcext:value-type="float">
            <text:p>527.6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3.8634" calcext:value-type="float">
            <text:p>13.8634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9.6348" calcext:value-type="float">
            <text:p>59.634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5.7629" calcext:value-type="float">
            <text:p>65.76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5478" calcext:value-type="float">
            <text:p>81.54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2.9486" calcext:value-type="float">
            <text:p>72.94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422" calcext:value-type="float">
            <text:p>81.4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3258" calcext:value-type="float">
            <text:p>67.32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6688" calcext:value-type="float">
            <text:p>33.6688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6.804" calcext:value-type="float">
            <text:p>516.8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4284" calcext:value-type="float">
            <text:p>59.428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8089" calcext:value-type="float">
            <text:p>59.808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8657" calcext:value-type="float">
            <text:p>65.86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1.5937" calcext:value-type="float">
            <text:p>81.5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3.4242" calcext:value-type="float">
            <text:p>73.4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1.7107" calcext:value-type="float">
            <text:p>81.71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7.1409" calcext:value-type="float">
            <text:p>67.1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7824" calcext:value-type="float">
            <text:p>59.7824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12.217" calcext:value-type="float">
            <text:p>512.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855" calcext:value-type="float">
            <text:p>59.5855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474" calcext:value-type="float">
            <text:p>59.547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6.0598" calcext:value-type="float">
            <text:p>66.05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6818" calcext:value-type="float">
            <text:p>81.68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3.8759" calcext:value-type="float">
            <text:p>73.87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1.83" calcext:value-type="float">
            <text:p>81.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7.0558" calcext:value-type="float">
            <text:p>67.0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3.175" calcext:value-type="float">
            <text:p>523.175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0.254" calcext:value-type="float">
            <text:p>520.2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8.559" calcext:value-type="float">
            <text:p>508.559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1.143" calcext:value-type="float">
            <text:p>521.14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2573" calcext:value-type="float">
            <text:p>66.25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7591" calcext:value-type="float">
            <text:p>82.75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2908" calcext:value-type="float">
            <text:p>74.29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9243" calcext:value-type="float">
            <text:p>82.9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8.3468" calcext:value-type="float">
            <text:p>68.34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13093" calcext:value-type="float">
            <text:p>7.13093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9.306" calcext:value-type="float">
            <text:p>529.3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4.0164" calcext:value-type="float">
            <text:p>14.0164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0.389" calcext:value-type="float">
            <text:p>60.38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5.8004" calcext:value-type="float">
            <text:p>65.80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992" calcext:value-type="float">
            <text:p>81.9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3.3245" calcext:value-type="float">
            <text:p>73.32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8841" calcext:value-type="float">
            <text:p>81.88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4236" calcext:value-type="float">
            <text:p>67.4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5338" calcext:value-type="float">
            <text:p>33.5338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3.059" calcext:value-type="float">
            <text:p>513.0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4769" calcext:value-type="float">
            <text:p>59.4769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5252" calcext:value-type="float">
            <text:p>59.525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2001" calcext:value-type="float">
            <text:p>65.2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1.6328" calcext:value-type="float">
            <text:p>81.63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2.2995" calcext:value-type="float">
            <text:p>72.29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0.784" calcext:value-type="float">
            <text:p>80.7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6.4522" calcext:value-type="float">
            <text:p>66.45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1282" calcext:value-type="float">
            <text:p>59.1282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13.517" calcext:value-type="float">
            <text:p>513.5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1246" calcext:value-type="float">
            <text:p>59.1246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818" calcext:value-type="float">
            <text:p>59.581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5.4565" calcext:value-type="float">
            <text:p>65.45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8741" calcext:value-type="float">
            <text:p>81.87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2.4872" calcext:value-type="float">
            <text:p>72.48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0.9494" calcext:value-type="float">
            <text:p>80.9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6.8035" calcext:value-type="float">
            <text:p>66.80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5.914" calcext:value-type="float">
            <text:p>515.914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064" calcext:value-type="float">
            <text:p>518.0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8.132" calcext:value-type="float">
            <text:p>508.132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6.03" calcext:value-type="float">
            <text:p>516.0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5152" calcext:value-type="float">
            <text:p>66.51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8733" calcext:value-type="float">
            <text:p>82.873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4475" calcext:value-type="float">
            <text:p>74.447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3637" calcext:value-type="float">
            <text:p>82.36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8168" calcext:value-type="float">
            <text:p>67.8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09866" calcext:value-type="float">
            <text:p>7.09866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5.914" calcext:value-type="float">
            <text:p>505.9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4.0027" calcext:value-type="float">
            <text:p>14.0027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9.9115" calcext:value-type="float">
            <text:p>59.911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0366" calcext:value-type="float">
            <text:p>66.03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1.5062" calcext:value-type="float">
            <text:p>61.506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56.9465" calcext:value-type="float">
            <text:p>56.946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0721" calcext:value-type="float">
            <text:p>82.07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3636" calcext:value-type="float">
            <text:p>67.36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5617" calcext:value-type="float">
            <text:p>33.5617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4.027" calcext:value-type="float">
            <text:p>514.0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9502" calcext:value-type="float">
            <text:p>58.950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3464" calcext:value-type="float">
            <text:p>59.346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4.651" calcext:value-type="float">
            <text:p>64.6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4.6332" calcext:value-type="float">
            <text:p>74.63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7.9054" calcext:value-type="float">
            <text:p>67.905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0.9091" calcext:value-type="float">
            <text:p>80.90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6.5586" calcext:value-type="float">
            <text:p>66.55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442" calcext:value-type="float">
            <text:p>59.5442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24.877" calcext:value-type="float">
            <text:p>524.8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0009" calcext:value-type="float">
            <text:p>59.0009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4045" calcext:value-type="float">
            <text:p>59.404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4.8157" calcext:value-type="float">
            <text:p>64.81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7.4154" calcext:value-type="float">
            <text:p>77.41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9.9188" calcext:value-type="float">
            <text:p>69.91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0.4637" calcext:value-type="float">
            <text:p>80.46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7.2984" calcext:value-type="float">
            <text:p>67.29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0.773" calcext:value-type="float">
            <text:p>520.773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9.065" calcext:value-type="float">
            <text:p>519.0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635" calcext:value-type="float">
            <text:p>518.635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2.981" calcext:value-type="float">
            <text:p>522.98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1832" calcext:value-type="float">
            <text:p>66.1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7209" calcext:value-type="float">
            <text:p>82.72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0774" calcext:value-type="float">
            <text:p>74.07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3559" calcext:value-type="float">
            <text:p>82.35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8.2236" calcext:value-type="float">
            <text:p>68.2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12506" calcext:value-type="float">
            <text:p>7.12506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2.991" calcext:value-type="float">
            <text:p>522.9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4.0136" calcext:value-type="float">
            <text:p>14.0136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0.2868" calcext:value-type="float">
            <text:p>60.286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0138" calcext:value-type="float">
            <text:p>66.0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9339" calcext:value-type="float">
            <text:p>81.93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3.4257" calcext:value-type="float">
            <text:p>73.42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3231" calcext:value-type="float">
            <text:p>81.32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1065" calcext:value-type="float">
            <text:p>67.10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2.2446" calcext:value-type="float">
            <text:p>32.2446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9.142" calcext:value-type="float">
            <text:p>519.1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1612" calcext:value-type="float">
            <text:p>58.161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0536" calcext:value-type="float">
            <text:p>58.053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4188" calcext:value-type="float">
            <text:p>65.41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0.6528" calcext:value-type="float">
            <text:p>80.65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1.4491" calcext:value-type="float">
            <text:p>71.44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1.1679" calcext:value-type="float">
            <text:p>81.16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7.0156" calcext:value-type="float">
            <text:p>67.0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717" calcext:value-type="float">
            <text:p>57.717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22.28" calcext:value-type="float">
            <text:p>522.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4893" calcext:value-type="float">
            <text:p>57.4893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5428" calcext:value-type="float">
            <text:p>57.542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4.9405" calcext:value-type="float">
            <text:p>64.94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0905" calcext:value-type="float">
            <text:p>81.09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2.2448" calcext:value-type="float">
            <text:p>72.24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0.7705" calcext:value-type="float">
            <text:p>80.77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6.4679" calcext:value-type="float">
            <text:p>66.46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1.882" calcext:value-type="float">
            <text:p>521.882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5.972" calcext:value-type="float">
            <text:p>525.9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3.405" calcext:value-type="float">
            <text:p>523.405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6.604" calcext:value-type="float">
            <text:p>516.60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5.6214" calcext:value-type="float">
            <text:p>65.6214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2.9893" calcext:value-type="float">
            <text:p>82.9893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5.2755" calcext:value-type="float">
            <text:p>75.2755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3775" calcext:value-type="float">
            <text:p>82.3775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7.3515" calcext:value-type="float">
            <text:p>67.3515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6.99147" calcext:value-type="float">
            <text:p>6.99147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7.195" calcext:value-type="float">
            <text:p>517.1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13.8212" calcext:value-type="float">
            <text:p>13.8212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9.4694" calcext:value-type="float">
            <text:p>59.469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.10999" calcext:value-type="float">
            <text:p>8.10999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77391" calcext:value-type="float">
            <text:p>7.77391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.87038" calcext:value-type="float">
            <text:p>8.87038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9.00798" calcext:value-type="float">
            <text:p>9.00798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11.3038" calcext:value-type="float">
            <text:p>11.3038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29.8817" calcext:value-type="float">
            <text:p>29.8817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28.264" calcext:value-type="float">
            <text:p>528.2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5.277" calcext:value-type="float">
            <text:p>55.277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8.2288" calcext:value-type="float">
            <text:p>58.228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6.0572" calcext:value-type="float">
            <text:p>26.0572</text:p>
          </table:table-cell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5.9112" calcext:value-type="float">
            <text:p>25.9112</text:p>
          </table:table-cell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8.0949" calcext:value-type="float">
            <text:p>28.0949</text:p>
          </table:table-cell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29.3357" calcext:value-type="float">
            <text:p>29.3357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32.6138" calcext:value-type="float">
            <text:p>32.6138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0.6233" calcext:value-type="float">
            <text:p>50.6233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29.704" calcext:value-type="float">
            <text:p>529.7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5.3132" calcext:value-type="float">
            <text:p>55.313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7.9501" calcext:value-type="float">
            <text:p>57.950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6.9667" calcext:value-type="float">
            <text:p>36.9667</text:p>
          </table:table-cell>
          <table:table-cell office:value-type="float" office:value="222" calcext:value-type="float">
            <text:p>2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7.3778" calcext:value-type="float">
            <text:p>37.3778</text:p>
          </table:table-cell>
          <table:table-cell office:value-type="float" office:value="235" calcext:value-type="float">
            <text:p>23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9.6567" calcext:value-type="float">
            <text:p>39.6567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41.9493" calcext:value-type="float">
            <text:p>41.9493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43.1442" calcext:value-type="float">
            <text:p>43.1442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3.136" calcext:value-type="float">
            <text:p>523.136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6.65" calcext:value-type="float">
            <text:p>526.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2.642" calcext:value-type="float">
            <text:p>522.642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4.086" calcext:value-type="float">
            <text:p>514.08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6.2504" calcext:value-type="float">
            <text:p>66.25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2.3969" calcext:value-type="float">
            <text:p>82.396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3.9004" calcext:value-type="float">
            <text:p>73.900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553" calcext:value-type="float">
            <text:p>82.5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8.8898" calcext:value-type="float">
            <text:p>68.889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7.07267" calcext:value-type="float">
            <text:p>7.07267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2.708" calcext:value-type="float">
            <text:p>522.7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13.98" calcext:value-type="float">
            <text:p>13.9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60.0822" calcext:value-type="float">
            <text:p>60.08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26.6799" calcext:value-type="float">
            <text:p>26.679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20.7333" calcext:value-type="float">
            <text:p>20.7333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32.0895" calcext:value-type="float">
            <text:p>32.089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27.1425" calcext:value-type="float">
            <text:p>27.142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40.3142" calcext:value-type="float">
            <text:p>40.314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31.613" calcext:value-type="float">
            <text:p>31.613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26.842" calcext:value-type="float">
            <text:p>526.8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7.6394" calcext:value-type="float">
            <text:p>57.639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8.7396" calcext:value-type="float">
            <text:p>58.739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0.8338" calcext:value-type="float">
            <text:p>50.833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48.7417" calcext:value-type="float">
            <text:p>48.7417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5219" calcext:value-type="float">
            <text:p>58.52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57.0113" calcext:value-type="float">
            <text:p>57.011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58.2604" calcext:value-type="float">
            <text:p>58.260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5.8973" calcext:value-type="float">
            <text:p>55.8973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29.275" calcext:value-type="float">
            <text:p>529.2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8.0087" calcext:value-type="float">
            <text:p>58.0087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8.9935" calcext:value-type="float">
            <text:p>58.993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6.8592" calcext:value-type="float">
            <text:p>56.859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6114" calcext:value-type="float">
            <text:p>57.611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4.4049" calcext:value-type="float">
            <text:p>64.404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3.0008" calcext:value-type="float">
            <text:p>63.000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3.9035" calcext:value-type="float">
            <text:p>63.903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497.039" calcext:value-type="float">
            <text:p>497.039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31.885" calcext:value-type="float">
            <text:p>531.8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7.12" calcext:value-type="float">
            <text:p>517.12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494.672" calcext:value-type="float">
            <text:p>494.67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6.1273" calcext:value-type="float">
            <text:p>66.1273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2.6137" calcext:value-type="float">
            <text:p>82.6137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3.6774" calcext:value-type="float">
            <text:p>73.677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2458" calcext:value-type="float">
            <text:p>82.245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7.7663" calcext:value-type="float">
            <text:p>67.766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7.10193" calcext:value-type="float">
            <text:p>7.10193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39.357" calcext:value-type="float">
            <text:p>539.3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14.0395" calcext:value-type="float">
            <text:p>14.0395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60.2857" calcext:value-type="float">
            <text:p>60.285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1.4587" calcext:value-type="float">
            <text:p>11.4587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9.74712" calcext:value-type="float">
            <text:p>9.74712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6.4844" calcext:value-type="float">
            <text:p>16.484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16.7721" calcext:value-type="float">
            <text:p>16.772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19.51" calcext:value-type="float">
            <text:p>19.5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33.0111" calcext:value-type="float">
            <text:p>33.0111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14.794" calcext:value-type="float">
            <text:p>514.7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9.4308" calcext:value-type="float">
            <text:p>59.4308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9.8475" calcext:value-type="float">
            <text:p>59.847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2.7524" calcext:value-type="float">
            <text:p>32.7524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1.2833" calcext:value-type="float">
            <text:p>31.2833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41.0282" calcext:value-type="float">
            <text:p>41.028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45.3559" calcext:value-type="float">
            <text:p>45.3559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45.8376" calcext:value-type="float">
            <text:p>45.8376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9.8534" calcext:value-type="float">
            <text:p>59.8534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30.33" calcext:value-type="float">
            <text:p>530.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9.8823" calcext:value-type="float">
            <text:p>59.8823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60.0055" calcext:value-type="float">
            <text:p>60.005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44.1352" calcext:value-type="float">
            <text:p>44.135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45.5525" calcext:value-type="float">
            <text:p>45.5525</text:p>
          </table:table-cell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6.2236" calcext:value-type="float">
            <text:p>56.223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59.284" calcext:value-type="float">
            <text:p>59.28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54.65" calcext:value-type="float">
            <text:p>54.6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7.007" calcext:value-type="float">
            <text:p>517.007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2.96" calcext:value-type="float">
            <text:p>502.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7.978" calcext:value-type="float">
            <text:p>507.978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535" calcext:value-type="float">
            <text:p>518.53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6454" calcext:value-type="float">
            <text:p>66.64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6513" calcext:value-type="float">
            <text:p>82.65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1724" calcext:value-type="float">
            <text:p>74.17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6922" calcext:value-type="float">
            <text:p>82.69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7734" calcext:value-type="float">
            <text:p>67.77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06372" calcext:value-type="float">
            <text:p>7.0637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7.798" calcext:value-type="float">
            <text:p>507.7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3.9686" calcext:value-type="float">
            <text:p>13.9686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0.6459" calcext:value-type="float">
            <text:p>60.645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5.8718" calcext:value-type="float">
            <text:p>65.87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3748" calcext:value-type="float">
            <text:p>81.37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2.8366" calcext:value-type="float">
            <text:p>72.83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6519" calcext:value-type="float">
            <text:p>81.65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409" calcext:value-type="float">
            <text:p>67.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5466" calcext:value-type="float">
            <text:p>33.5466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8.652" calcext:value-type="float">
            <text:p>518.6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60.3082" calcext:value-type="float">
            <text:p>60.308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5892" calcext:value-type="float">
            <text:p>59.589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6071" calcext:value-type="float">
            <text:p>65.60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1.0937" calcext:value-type="float">
            <text:p>81.0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2.6395" calcext:value-type="float">
            <text:p>72.63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0.4789" calcext:value-type="float">
            <text:p>80.47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6.8582" calcext:value-type="float">
            <text:p>66.85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9426" calcext:value-type="float">
            <text:p>59.9426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24.779" calcext:value-type="float">
            <text:p>524.7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0.1336" calcext:value-type="float">
            <text:p>60.1336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0.2681" calcext:value-type="float">
            <text:p>60.268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5.3302" calcext:value-type="float">
            <text:p>65.33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0557" calcext:value-type="float">
            <text:p>81.05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2.1777" calcext:value-type="float">
            <text:p>72.17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1.0062" calcext:value-type="float">
            <text:p>81.00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6.9421" calcext:value-type="float">
            <text:p>66.94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3.966" calcext:value-type="float">
            <text:p>473.966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3.018" calcext:value-type="float">
            <text:p>473.0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0.862" calcext:value-type="float">
            <text:p>490.862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0.342" calcext:value-type="float">
            <text:p>490.34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9374" calcext:value-type="float">
            <text:p>65.93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854" calcext:value-type="float">
            <text:p>81.8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558" calcext:value-type="float">
            <text:p>73.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938" calcext:value-type="float">
            <text:p>81.9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5614" calcext:value-type="float">
            <text:p>67.561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07641" calcext:value-type="float">
            <text:p>7.0764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4.051" calcext:value-type="float">
            <text:p>474.0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64" calcext:value-type="float">
            <text:p>64.6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7812" calcext:value-type="float">
            <text:p>65.78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2628" calcext:value-type="float">
            <text:p>73.26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2.4131" calcext:value-type="float">
            <text:p>82.41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6.541" calcext:value-type="float">
            <text:p>66.5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5214" calcext:value-type="float">
            <text:p>33.5214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491.771" calcext:value-type="float">
            <text:p>491.7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8759" calcext:value-type="float">
            <text:p>63.875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9969" calcext:value-type="float">
            <text:p>63.996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65.4882" calcext:value-type="float">
            <text:p>65.48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0.8962" calcext:value-type="float">
            <text:p>80.89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70.9538" calcext:value-type="float">
            <text:p>70.95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81.5756" calcext:value-type="float">
            <text:p>81.57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67.3246" calcext:value-type="float">
            <text:p>67.32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0772" calcext:value-type="float">
            <text:p>64.0772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74.286" calcext:value-type="float">
            <text:p>474.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3.9554" calcext:value-type="float">
            <text:p>63.9554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1382" calcext:value-type="float">
            <text:p>64.138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9849" calcext:value-type="float">
            <text:p>65.98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81.418" calcext:value-type="float">
            <text:p>81.4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72.5198" calcext:value-type="float">
            <text:p>72.5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81.1849" calcext:value-type="float">
            <text:p>81.18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6.6773" calcext:value-type="float">
            <text:p>66.67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9.668" calcext:value-type="float">
            <text:p>479.668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10.291" calcext:value-type="float">
            <text:p>510.2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1.944" calcext:value-type="float">
            <text:p>491.94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6.669" calcext:value-type="float">
            <text:p>486.66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6.0963" calcext:value-type="float">
            <text:p>66.09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2.2763" calcext:value-type="float">
            <text:p>82.27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4495" calcext:value-type="float">
            <text:p>73.44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7191" calcext:value-type="float">
            <text:p>81.71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8.6902" calcext:value-type="float">
            <text:p>68.69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10161" calcext:value-type="float">
            <text:p>7.1016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3.65" calcext:value-type="float">
            <text:p>473.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4.007" calcext:value-type="float">
            <text:p>14.007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5208" calcext:value-type="float">
            <text:p>64.520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8082" calcext:value-type="float">
            <text:p>65.80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6347" calcext:value-type="float">
            <text:p>81.63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3933" calcext:value-type="float">
            <text:p>73.39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2.0843" calcext:value-type="float">
            <text:p>82.08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688" calcext:value-type="float">
            <text:p>67.6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6046" calcext:value-type="float">
            <text:p>33.6046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481.875" calcext:value-type="float">
            <text:p>481.8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1361" calcext:value-type="float">
            <text:p>63.1361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5735" calcext:value-type="float">
            <text:p>63.573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65.6637" calcext:value-type="float">
            <text:p>65.66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0.7339" calcext:value-type="float">
            <text:p>80.73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72.1243" calcext:value-type="float">
            <text:p>72.1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80.3789" calcext:value-type="float">
            <text:p>80.37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66.9647" calcext:value-type="float">
            <text:p>66.96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3479" calcext:value-type="float">
            <text:p>64.3479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92.928" calcext:value-type="float">
            <text:p>492.9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729" calcext:value-type="float">
            <text:p>64.272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533" calcext:value-type="float">
            <text:p>64.253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9949" calcext:value-type="float">
            <text:p>65.99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81.3171" calcext:value-type="float">
            <text:p>81.31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71.8558" calcext:value-type="float">
            <text:p>71.8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80.2813" calcext:value-type="float">
            <text:p>80.28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6.8772" calcext:value-type="float">
            <text:p>66.87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08.802" calcext:value-type="float">
            <text:p>508.802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1.156" calcext:value-type="float">
            <text:p>481.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7.711" calcext:value-type="float">
            <text:p>487.711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6.625" calcext:value-type="float">
            <text:p>496.62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9746" calcext:value-type="float">
            <text:p>65.9746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809" calcext:value-type="float">
            <text:p>81.809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6166" calcext:value-type="float">
            <text:p>73.616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9127" calcext:value-type="float">
            <text:p>81.912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5651" calcext:value-type="float">
            <text:p>67.565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07614" calcext:value-type="float">
            <text:p>7.07614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58.128" calcext:value-type="float">
            <text:p>458.1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3.9485" calcext:value-type="float">
            <text:p>13.948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7508" calcext:value-type="float">
            <text:p>64.750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23.9778" calcext:value-type="float">
            <text:p>23.9778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24.5795" calcext:value-type="float">
            <text:p>24.579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28.3909" calcext:value-type="float">
            <text:p>28.390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24.6702" calcext:value-type="float">
            <text:p>24.670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24.3094" calcext:value-type="float">
            <text:p>24.309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6783" calcext:value-type="float">
            <text:p>33.6783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512.299" calcext:value-type="float">
            <text:p>512.2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4.2875" calcext:value-type="float">
            <text:p>64.2875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4.2085" calcext:value-type="float">
            <text:p>64.208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49.9261" calcext:value-type="float">
            <text:p>49.926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54.5246" calcext:value-type="float">
            <text:p>54.5246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56.1866" calcext:value-type="float">
            <text:p>56.186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4.1827" calcext:value-type="float">
            <text:p>54.1827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49.3086" calcext:value-type="float">
            <text:p>49.308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737" calcext:value-type="float">
            <text:p>64.2737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97.913" calcext:value-type="float">
            <text:p>497.9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3485" calcext:value-type="float">
            <text:p>64.3485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305" calcext:value-type="float">
            <text:p>64.30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58.4047" calcext:value-type="float">
            <text:p>58.4047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4381" calcext:value-type="float">
            <text:p>65.438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3.1093" calcext:value-type="float">
            <text:p>63.109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4.3976" calcext:value-type="float">
            <text:p>64.397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57.7589" calcext:value-type="float">
            <text:p>57.758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00.937" calcext:value-type="float">
            <text:p>500.937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8.032" calcext:value-type="float">
            <text:p>488.0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04.148" calcext:value-type="float">
            <text:p>504.148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6.708" calcext:value-type="float">
            <text:p>476.70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8772" calcext:value-type="float">
            <text:p>65.87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2.0203" calcext:value-type="float">
            <text:p>82.0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3761" calcext:value-type="float">
            <text:p>73.37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9261" calcext:value-type="float">
            <text:p>81.92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9858" calcext:value-type="float">
            <text:p>67.985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08467" calcext:value-type="float">
            <text:p>7.08467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66.402" calcext:value-type="float">
            <text:p>466.4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3.9732" calcext:value-type="float">
            <text:p>13.9732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692" calcext:value-type="float">
            <text:p>64.69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791" calcext:value-type="float">
            <text:p>65.7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7508" calcext:value-type="float">
            <text:p>81.7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4017" calcext:value-type="float">
            <text:p>73.40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2.0297" calcext:value-type="float">
            <text:p>82.02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5319" calcext:value-type="float">
            <text:p>67.53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5898" calcext:value-type="float">
            <text:p>33.5898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483.872" calcext:value-type="float">
            <text:p>483.8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4.1369" calcext:value-type="float">
            <text:p>64.136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9294" calcext:value-type="float">
            <text:p>63.929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65.9638" calcext:value-type="float">
            <text:p>65.96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0.6494" calcext:value-type="float">
            <text:p>80.6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72.6066" calcext:value-type="float">
            <text:p>72.60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80.7079" calcext:value-type="float">
            <text:p>80.70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66.7274" calcext:value-type="float">
            <text:p>66.72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526" calcext:value-type="float">
            <text:p>64.2526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71.802" calcext:value-type="float">
            <text:p>471.8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1886" calcext:value-type="float">
            <text:p>64.1886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3.7245" calcext:value-type="float">
            <text:p>63.724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7203" calcext:value-type="float">
            <text:p>65.7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80.9957" calcext:value-type="float">
            <text:p>80.99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72.3436" calcext:value-type="float">
            <text:p>72.34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81.0123" calcext:value-type="float">
            <text:p>81.01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7.0085" calcext:value-type="float">
            <text:p>67.00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20.291" calcext:value-type="float">
            <text:p>320.291</text:p>
          </table:table-cell>
          <table:table-cell office:value-type="float" office:value="910" calcext:value-type="float">
            <text:p>9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18.242" calcext:value-type="float">
            <text:p>318.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19.648" calcext:value-type="float">
            <text:p>319.648</text:p>
          </table:table-cell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21.401" calcext:value-type="float">
            <text:p>321.40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43.6015" calcext:value-type="float">
            <text:p>43.6015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49.6385" calcext:value-type="float">
            <text:p>49.6385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46.3229" calcext:value-type="float">
            <text:p>46.3229</text:p>
          </table:table-cell>
          <table:table-cell office:value-type="float" office:value="550" calcext:value-type="float">
            <text:p>5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49.4005" calcext:value-type="float">
            <text:p>49.4005</text:p>
          </table:table-cell>
          <table:table-cell office:value-type="float" office:value="543" calcext:value-type="float">
            <text:p>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44.5088" calcext:value-type="float">
            <text:p>44.5088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4.3304" calcext:value-type="float">
            <text:p>4.3304</text:p>
          </table:table-cell>
          <table:table-cell table:number-columns-repeated="2" office:value-type="float" office:value="910" calcext:value-type="float">
            <text:p>910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25.345" calcext:value-type="float">
            <text:p>325.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8.55762" calcext:value-type="float">
            <text:p>8.55762</text:p>
          </table:table-cell>
          <table:table-cell table:number-columns-repeated="2" office:value-type="float" office:value="455" calcext:value-type="float">
            <text:p>455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8.269" calcext:value-type="float">
            <text:p>38.26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5.88014" calcext:value-type="float">
            <text:p>5.88014</text:p>
          </table:table-cell>
          <table:table-cell table:number-columns-repeated="2" office:value-type="float" office:value="589" calcext:value-type="float">
            <text:p>589</text:p>
          </table:table-cell>
          <table:table-cell table:number-columns-repeated="2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5.92514" calcext:value-type="float">
            <text:p>5.92514</text:p>
          </table:table-cell>
          <table:table-cell table:number-columns-repeated="2" office:value-type="float" office:value="589" calcext:value-type="float">
            <text:p>589</text:p>
          </table:table-cell>
          <table:table-cell table:number-columns-repeated="2"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6.27116" calcext:value-type="float">
            <text:p>6.27116</text:p>
          </table:table-cell>
          <table:table-cell table:number-columns-repeated="2" office:value-type="float" office:value="550" calcext:value-type="float">
            <text:p>550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6.35564" calcext:value-type="float">
            <text:p>6.35564</text:p>
          </table:table-cell>
          <table:table-cell table:number-columns-repeated="2" office:value-type="float" office:value="543" calcext:value-type="float">
            <text:p>543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6.88764" calcext:value-type="float">
            <text:p>6.88764</text:p>
          </table:table-cell>
          <table:table-cell table:number-columns-repeated="2" office:value-type="float" office:value="490" calcext:value-type="float">
            <text:p>490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19.0121" calcext:value-type="float">
            <text:p>19.0121</text:p>
          </table:table-cell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31.072" calcext:value-type="float">
            <text:p>331.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5.7845" calcext:value-type="float">
            <text:p>35.7845</text:p>
          </table:table-cell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7.3048" calcext:value-type="float">
            <text:p>37.304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9" calcext:value-type="float">
            <text:p>909</text:p>
          </table:table-cell>
          <table:table-cell office:value-type="float" office:value="17.8884" calcext:value-type="float">
            <text:p>17.8884</text:p>
          </table:table-cell>
          <table:table-cell office:value-type="float" office:value="589" calcext:value-type="float">
            <text:p>58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9" calcext:value-type="float">
            <text:p>909</text:p>
          </table:table-cell>
          <table:table-cell office:value-type="float" office:value="18.5507" calcext:value-type="float">
            <text:p>18.5507</text:p>
          </table:table-cell>
          <table:table-cell office:value-type="float" office:value="589" calcext:value-type="float">
            <text:p>58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9" calcext:value-type="float">
            <text:p>909</text:p>
          </table:table-cell>
          <table:table-cell office:value-type="float" office:value="18.9573" calcext:value-type="float">
            <text:p>18.9573</text:p>
          </table:table-cell>
          <table:table-cell office:value-type="float" office:value="550" calcext:value-type="float">
            <text:p>55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543" calcext:value-type="float">
            <text:p>54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float" office:value="20.4182" calcext:value-type="float">
            <text:p>20.4182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3.4158" calcext:value-type="float">
            <text:p>33.4158</text:p>
          </table:table-cell>
          <table:table-cell office:value-type="float" office:value="910" calcext:value-type="float">
            <text:p>91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26.998" calcext:value-type="float">
            <text:p>326.9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5.8086" calcext:value-type="float">
            <text:p>35.8086</text:p>
          </table:table-cell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7.2613" calcext:value-type="float">
            <text:p>37.261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9" calcext:value-type="float">
            <text:p>909</text:p>
          </table:table-cell>
          <table:table-cell office:value-type="float" office:value="24.5247" calcext:value-type="float">
            <text:p>24.5247</text:p>
          </table:table-cell>
          <table:table-cell office:value-type="float" office:value="589" calcext:value-type="float">
            <text:p>58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9" calcext:value-type="float">
            <text:p>909</text:p>
          </table:table-cell>
          <table:table-cell office:value-type="float" office:value="25.5552" calcext:value-type="float">
            <text:p>25.5552</text:p>
          </table:table-cell>
          <table:table-cell office:value-type="float" office:value="589" calcext:value-type="float">
            <text:p>58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9" calcext:value-type="float">
            <text:p>909</text:p>
          </table:table-cell>
          <table:table-cell office:value-type="float" office:value="25.9255" calcext:value-type="float">
            <text:p>25.9255</text:p>
          </table:table-cell>
          <table:table-cell office:value-type="float" office:value="550" calcext:value-type="float">
            <text:p>5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8" calcext:value-type="float">
            <text:p>908</text:p>
          </table:table-cell>
          <table:table-cell office:value-type="float" office:value="26.6735" calcext:value-type="float">
            <text:p>26.6735</text:p>
          </table:table-cell>
          <table:table-cell office:value-type="float" office:value="543" calcext:value-type="float">
            <text:p>54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8" calcext:value-type="float">
            <text:p>908</text:p>
          </table:table-cell>
          <table:table-cell office:value-type="float" office:value="27.216" calcext:value-type="float">
            <text:p>27.216</text:p>
          </table:table-cell>
          <table:table-cell office:value-type="float" office:value="490" calcext:value-type="float">
            <text:p>49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_20_performance" style:display-name="Bad performance" style:family="table-cell" style:parent-style-name="Default">
      <style:table-cell-properties fo:background-color="#ff3333"/>
    </style:style>
    <style:style style:name="Untitled1" style:family="table-cell" style:parent-style-name="Bad_20_performance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 style:data-style-name="N2" text:time-value="09:01:32.648409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21:29:47.905255358</dc:date>
    <meta:editing-duration>PT12H16M46S</meta:editing-duration>
    <meta:editing-cycles>29</meta:editing-cycles>
    <meta:generator>LibreOffice/5.1.6.2$Linux_X86_64 LibreOffice_project/10m0$Build-2</meta:generator>
    <meta:document-statistic meta:table-count="3" meta:cell-count="6488" meta:object-count="0"/>
  </office:meta>
</office:document-meta>
</file>